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999999"/>
    </style:style>
    <style:style style:name="co1" style:family="table-column">
      <style:table-column-properties fo:break-before="auto" style:column-width="3.12208333333333cm" style:use-optimal-column-width="true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3.88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Etykiety wierszy</text:p>
          </table:table-cell>
          <table:table-cell office:value-type="string" table:style-name="ce5">
            <text:p>Liczba z P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ze</text:p>
          </table:table-cell>
          <table:table-cell office:value-type="float" office:value="24" table:style-name="ce7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ip</text:p>
          </table:table-cell>
          <table:table-cell office:value-type="float" office:value="31" table:style-name="ce9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ie</text:p>
          </table:table-cell>
          <table:table-cell office:value-type="float" office:value="31" table:style-name="ce9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rz</text:p>
          </table:table-cell>
          <table:table-cell office:value-type="float" office:value="37" table:style-name="ce9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ź</text:p>
          </table:table-cell>
          <table:table-cell office:value-type="float" office:value="45" table:style-name="ce9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is</text:p>
          </table:table-cell>
          <table:table-cell office:value-type="float" office:value="48" table:style-name="ce9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u</text:p>
          </table:table-cell>
          <table:table-cell office:value-type="float" office:value="58" table:style-name="ce9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Suma końcowa</text:p>
          </table:table-cell>
          <table:table-cell office:value-type="float" office:value="274" table:style-name="ce11">
            <text:p>274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wypozyczenia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5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ID_wyp</text:p>
          </table:table-cell>
          <table:table-cell office:value-type="string" table:style-name="ce1">
            <text:p>Data_wyp</text:p>
          </table:table-cell>
          <table:table-cell office:value-type="string" table:style-name="ce1">
            <text:p>ID_filmu</text:p>
          </table:table-cell>
          <table:table-cell office:value-type="string" table:style-name="ce1">
            <text:p>Pesel</text:p>
          </table:table-cell>
          <table:table-cell table:number-columns-repeated="4" table:style-name="ce1"/>
          <table:table-cell office:value-type="string" table:style-name="ce1">
            <text:p>ID_wyp</text:p>
          </table:table-cell>
          <table:table-cell office:value-type="string" table:style-name="ce1">
            <text:p>Data_wyp</text:p>
          </table:table-cell>
          <table:table-cell office:value-type="string" table:style-name="ce1">
            <text:p>ID_filmu</text:p>
          </table:table-cell>
          <table:table-cell office:value-type="string" table:style-name="ce1">
            <text:p>Pesel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0-09-01T00:00:00" table:style-name="ce2">
            <text:p>01.09.2010</text:p>
          </table:table-cell>
          <table:table-cell office:value-type="string" table:style-name="ce3">
            <text:p>BB2005</text:p>
          </table:table-cell>
          <table:table-cell office:value-type="float" office:value="82030192835" table:style-name="ce1">
            <text:p>82030192835</text:p>
          </table:table-cell>
          <table:table-cell table:number-columns-repeated="4" table:style-name="ce1"/>
          <table:table-cell office:value-type="float" office:value="226" table:style-name="ce1">
            <text:p>226</text:p>
          </table:table-cell>
          <table:table-cell office:value-type="date" office:date-value="2011-06-07T00:00:00" table:style-name="ce2">
            <text:p>07.06.2011</text:p>
          </table:table-cell>
          <table:table-cell office:value-type="string" table:style-name="ce3">
            <text:p>AC2008</text:p>
          </table:table-cell>
          <table:table-cell office:value-type="float" office:value="95082778956" table:style-name="ce1">
            <text:p>95082778956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0-09-09T00:00:00" table:style-name="ce2">
            <text:p>09.09.2010</text:p>
          </table:table-cell>
          <table:table-cell office:value-type="string" table:style-name="ce3">
            <text:p>CD2007</text:p>
          </table:table-cell>
          <table:table-cell office:value-type="float" office:value="78062657877" table:style-name="ce1">
            <text:p>78062657877</text:p>
          </table:table-cell>
          <table:table-cell table:number-columns-repeated="4" table:style-name="ce1"/>
          <table:table-cell office:value-type="float" office:value="227" table:style-name="ce1">
            <text:p>227</text:p>
          </table:table-cell>
          <table:table-cell office:value-type="date" office:date-value="2011-06-08T00:00:00" table:style-name="ce2">
            <text:p>08.06.2011</text:p>
          </table:table-cell>
          <table:table-cell office:value-type="string" table:style-name="ce3">
            <text:p>BD2005</text:p>
          </table:table-cell>
          <table:table-cell office:value-type="float" office:value="73029098768" table:style-name="ce1">
            <text:p>73029098768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0-09-09T00:00:00" table:style-name="ce2">
            <text:p>09.09.2010</text:p>
          </table:table-cell>
          <table:table-cell office:value-type="string" table:style-name="ce3">
            <text:p>DD1983</text:p>
          </table:table-cell>
          <table:table-cell office:value-type="float" office:value="77012657444" table:style-name="ce1">
            <text:p>77012657444</text:p>
          </table:table-cell>
          <table:table-cell table:number-columns-repeated="4" table:style-name="ce1"/>
          <table:table-cell office:value-type="float" office:value="228" table:style-name="ce1">
            <text:p>228</text:p>
          </table:table-cell>
          <table:table-cell office:value-type="date" office:date-value="2011-06-09T00:00:00" table:style-name="ce2">
            <text:p>09.06.2011</text:p>
          </table:table-cell>
          <table:table-cell office:value-type="string" table:style-name="ce3">
            <text:p>BB2005</text:p>
          </table:table-cell>
          <table:table-cell office:value-type="float" office:value="90110899884" table:style-name="ce1">
            <text:p>90110899884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0-09-10T00:00:00" table:style-name="ce2">
            <text:p>10.09.2010</text:p>
          </table:table-cell>
          <table:table-cell office:value-type="string" table:style-name="ce3">
            <text:p>AC2003</text:p>
          </table:table-cell>
          <table:table-cell office:value-type="float" office:value="87100788765" table:style-name="ce1">
            <text:p>87100788765</text:p>
          </table:table-cell>
          <table:table-cell table:number-columns-repeated="4" table:style-name="ce1"/>
          <table:table-cell office:value-type="float" office:value="229" table:style-name="ce1">
            <text:p>229</text:p>
          </table:table-cell>
          <table:table-cell office:value-type="date" office:date-value="2011-06-10T00:00:00" table:style-name="ce2">
            <text:p>10.06.2011</text:p>
          </table:table-cell>
          <table:table-cell office:value-type="string" table:style-name="ce3">
            <text:p>CD2007</text:p>
          </table:table-cell>
          <table:table-cell office:value-type="float" office:value="79100445687" table:style-name="ce1">
            <text:p>79100445687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0-09-11T00:00:00" table:style-name="ce2">
            <text:p>11.09.2010</text:p>
          </table:table-cell>
          <table:table-cell office:value-type="string" table:style-name="ce3">
            <text:p>CD2008</text:p>
          </table:table-cell>
          <table:table-cell office:value-type="float" office:value="70120675819" table:style-name="ce1">
            <text:p>70120675819</text:p>
          </table:table-cell>
          <table:table-cell table:number-columns-repeated="4" table:style-name="ce1"/>
          <table:table-cell office:value-type="float" office:value="230" table:style-name="ce1">
            <text:p>230</text:p>
          </table:table-cell>
          <table:table-cell office:value-type="date" office:date-value="2011-06-11T00:00:00" table:style-name="ce2">
            <text:p>11.06.2011</text:p>
          </table:table-cell>
          <table:table-cell office:value-type="string" table:style-name="ce3">
            <text:p>DD1983</text:p>
          </table:table-cell>
          <table:table-cell office:value-type="float" office:value="80062465997" table:style-name="ce1">
            <text:p>80062465997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0-09-12T00:00:00" table:style-name="ce2">
            <text:p>12.09.2010</text:p>
          </table:table-cell>
          <table:table-cell office:value-type="string" table:style-name="ce3">
            <text:p>DD2007</text:p>
          </table:table-cell>
          <table:table-cell office:value-type="float" office:value="87100488725" table:style-name="ce1">
            <text:p>87100488725</text:p>
          </table:table-cell>
          <table:table-cell table:number-columns-repeated="4" table:style-name="ce1"/>
          <table:table-cell office:value-type="float" office:value="231" table:style-name="ce1">
            <text:p>231</text:p>
          </table:table-cell>
          <table:table-cell office:value-type="date" office:date-value="2011-06-12T00:00:00" table:style-name="ce2">
            <text:p>12.06.2011</text:p>
          </table:table-cell>
          <table:table-cell office:value-type="string" table:style-name="ce3">
            <text:p>AC2003</text:p>
          </table:table-cell>
          <table:table-cell office:value-type="float" office:value="65072490045" table:style-name="ce1">
            <text:p>65072490045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0-09-13T00:00:00" table:style-name="ce2">
            <text:p>13.09.2010</text:p>
          </table:table-cell>
          <table:table-cell office:value-type="string" table:style-name="ce3">
            <text:p>BF1999</text:p>
          </table:table-cell>
          <table:table-cell office:value-type="float" office:value="84092799822" table:style-name="ce1">
            <text:p>84092799822</text:p>
          </table:table-cell>
          <table:table-cell table:number-columns-repeated="4" table:style-name="ce1"/>
          <table:table-cell office:value-type="float" office:value="232" table:style-name="ce1">
            <text:p>232</text:p>
          </table:table-cell>
          <table:table-cell office:value-type="date" office:date-value="2011-06-13T00:00:00" table:style-name="ce2">
            <text:p>13.06.2011</text:p>
          </table:table-cell>
          <table:table-cell office:value-type="string" table:style-name="ce3">
            <text:p>CD2008</text:p>
          </table:table-cell>
          <table:table-cell office:value-type="float" office:value="76022675847" table:style-name="ce1">
            <text:p>7602267584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AA2000</text:p>
          </table:table-cell>
          <table:table-cell office:value-type="float" office:value="79122889753" table:style-name="ce1">
            <text:p>79122889753</text:p>
          </table:table-cell>
          <table:table-cell table:number-columns-repeated="4" table:style-name="ce1"/>
          <table:table-cell office:value-type="float" office:value="233" table:style-name="ce1">
            <text:p>233</text:p>
          </table:table-cell>
          <table:table-cell office:value-type="date" office:date-value="2011-06-14T00:00:00" table:style-name="ce2">
            <text:p>14.06.2011</text:p>
          </table:table-cell>
          <table:table-cell office:value-type="string" table:style-name="ce3">
            <text:p>DD2007</text:p>
          </table:table-cell>
          <table:table-cell office:value-type="float" office:value="59092098710" table:style-name="ce1">
            <text:p>59092098710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AB2006</text:p>
          </table:table-cell>
          <table:table-cell office:value-type="float" office:value="90030999856" table:style-name="ce1">
            <text:p>90030999856</text:p>
          </table:table-cell>
          <table:table-cell table:number-columns-repeated="4" table:style-name="ce1"/>
          <table:table-cell office:value-type="float" office:value="234" table:style-name="ce1">
            <text:p>234</text:p>
          </table:table-cell>
          <table:table-cell office:value-type="date" office:date-value="2011-06-15T00:00:00" table:style-name="ce2">
            <text:p>15.06.2011</text:p>
          </table:table-cell>
          <table:table-cell office:value-type="string" table:style-name="ce3">
            <text:p>BF1999</text:p>
          </table:table-cell>
          <table:table-cell office:value-type="float" office:value="79032778615" table:style-name="ce1">
            <text:p>79032778615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AA2000</text:p>
          </table:table-cell>
          <table:table-cell office:value-type="float" office:value="73092076849" table:style-name="ce1">
            <text:p>73092076849</text:p>
          </table:table-cell>
          <table:table-cell table:number-columns-repeated="4" table:style-name="ce1"/>
          <table:table-cell office:value-type="float" office:value="235" table:style-name="ce1">
            <text:p>235</text:p>
          </table:table-cell>
          <table:table-cell office:value-type="date" office:date-value="2011-06-16T00:00:00" table:style-name="ce2">
            <text:p>16.06.2011</text:p>
          </table:table-cell>
          <table:table-cell office:value-type="string" table:style-name="ce3">
            <text:p>AA2000</text:p>
          </table:table-cell>
          <table:table-cell office:value-type="float" office:value="79062009767" table:style-name="ce1">
            <text:p>79062009767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BB2001</text:p>
          </table:table-cell>
          <table:table-cell office:value-type="float" office:value="79101010977" table:style-name="ce1">
            <text:p>79101010977</text:p>
          </table:table-cell>
          <table:table-cell table:number-columns-repeated="4" table:style-name="ce1"/>
          <table:table-cell office:value-type="float" office:value="236" table:style-name="ce1">
            <text:p>236</text:p>
          </table:table-cell>
          <table:table-cell office:value-type="date" office:date-value="2011-06-16T00:00:00" table:style-name="ce2">
            <text:p>16.06.2011</text:p>
          </table:table-cell>
          <table:table-cell office:value-type="string" table:style-name="ce3">
            <text:p>AB2006</text:p>
          </table:table-cell>
          <table:table-cell office:value-type="float" office:value="76103098037" table:style-name="ce1">
            <text:p>76103098037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BB1999</text:p>
          </table:table-cell>
          <table:table-cell office:value-type="float" office:value="47032598027" table:style-name="ce1">
            <text:p>47032598027</text:p>
          </table:table-cell>
          <table:table-cell table:number-columns-repeated="4" table:style-name="ce1"/>
          <table:table-cell office:value-type="float" office:value="237" table:style-name="ce1">
            <text:p>237</text:p>
          </table:table-cell>
          <table:table-cell office:value-type="date" office:date-value="2011-06-16T00:00:00" table:style-name="ce2">
            <text:p>16.06.2011</text:p>
          </table:table-cell>
          <table:table-cell office:value-type="string" table:style-name="ce3">
            <text:p>AA2000</text:p>
          </table:table-cell>
          <table:table-cell office:value-type="float" office:value="81020799097" table:style-name="ce1">
            <text:p>81020799097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AC2000</text:p>
          </table:table-cell>
          <table:table-cell office:value-type="float" office:value="65082890067" table:style-name="ce1">
            <text:p>65082890067</text:p>
          </table:table-cell>
          <table:table-cell table:number-columns-repeated="4" table:style-name="ce1"/>
          <table:table-cell office:value-type="float" office:value="238" table:style-name="ce1">
            <text:p>238</text:p>
          </table:table-cell>
          <table:table-cell office:value-type="date" office:date-value="2011-06-19T00:00:00" table:style-name="ce2">
            <text:p>19.06.2011</text:p>
          </table:table-cell>
          <table:table-cell office:value-type="string" table:style-name="ce3">
            <text:p>BB2001</text:p>
          </table:table-cell>
          <table:table-cell office:value-type="float" office:value="70100775818" table:style-name="ce1">
            <text:p>70100775818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0-09-14T00:00:00" table:style-name="ce2">
            <text:p>14.09.2010</text:p>
          </table:table-cell>
          <table:table-cell office:value-type="string" table:style-name="ce3">
            <text:p>AB1999</text:p>
          </table:table-cell>
          <table:table-cell office:value-type="float" office:value="89022908766" table:style-name="ce1">
            <text:p>89022908766</text:p>
          </table:table-cell>
          <table:table-cell table:number-columns-repeated="4" table:style-name="ce1"/>
          <table:table-cell office:value-type="float" office:value="239" table:style-name="ce1">
            <text:p>239</text:p>
          </table:table-cell>
          <table:table-cell office:value-type="date" office:date-value="2011-06-21T00:00:00" table:style-name="ce2">
            <text:p>21.06.2011</text:p>
          </table:table-cell>
          <table:table-cell office:value-type="string" table:style-name="ce3">
            <text:p>BB1999</text:p>
          </table:table-cell>
          <table:table-cell office:value-type="float" office:value="82052148795" table:style-name="ce1">
            <text:p>82052148795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0-09-15T00:00:00" table:style-name="ce2">
            <text:p>15.09.2010</text:p>
          </table:table-cell>
          <table:table-cell office:value-type="string" table:style-name="ce3">
            <text:p>BB2001</text:p>
          </table:table-cell>
          <table:table-cell office:value-type="float" office:value="73050412326" table:style-name="ce1">
            <text:p>73050412326</text:p>
          </table:table-cell>
          <table:table-cell table:number-columns-repeated="4" table:style-name="ce1"/>
          <table:table-cell office:value-type="float" office:value="240" table:style-name="ce1">
            <text:p>240</text:p>
          </table:table-cell>
          <table:table-cell office:value-type="date" office:date-value="2011-06-21T00:00:00" table:style-name="ce2">
            <text:p>21.06.2011</text:p>
          </table:table-cell>
          <table:table-cell office:value-type="string" table:style-name="ce3">
            <text:p>AZ2009</text:p>
          </table:table-cell>
          <table:table-cell office:value-type="float" office:value="83080122395" table:style-name="ce1">
            <text:p>83080122395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0-09-16T00:00:00" table:style-name="ce2">
            <text:p>16.09.2010</text:p>
          </table:table-cell>
          <table:table-cell office:value-type="string" table:style-name="ce3">
            <text:p>BB1999</text:p>
          </table:table-cell>
          <table:table-cell office:value-type="float" office:value="65082890107" table:style-name="ce1">
            <text:p>65082890107</text:p>
          </table:table-cell>
          <table:table-cell table:number-columns-repeated="4" table:style-name="ce1"/>
          <table:table-cell office:value-type="float" office:value="241" table:style-name="ce1">
            <text:p>241</text:p>
          </table:table-cell>
          <table:table-cell office:value-type="date" office:date-value="2011-06-22T00:00:00" table:style-name="ce2">
            <text:p>22.06.2011</text:p>
          </table:table-cell>
          <table:table-cell office:value-type="string" table:style-name="ce3">
            <text:p>AB1999</text:p>
          </table:table-cell>
          <table:table-cell office:value-type="float" office:value="89100899833" table:style-name="ce1">
            <text:p>89100899833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0-09-17T00:00:00" table:style-name="ce2">
            <text:p>17.09.2010</text:p>
          </table:table-cell>
          <table:table-cell office:value-type="string" table:style-name="ce3">
            <text:p>AC2000</text:p>
          </table:table-cell>
          <table:table-cell office:value-type="float" office:value="90051902315" table:style-name="ce1">
            <text:p>90051902315</text:p>
          </table:table-cell>
          <table:table-cell table:number-columns-repeated="4" table:style-name="ce1"/>
          <table:table-cell office:value-type="float" office:value="242" table:style-name="ce1">
            <text:p>242</text:p>
          </table:table-cell>
          <table:table-cell office:value-type="date" office:date-value="2011-06-24T00:00:00" table:style-name="ce2">
            <text:p>24.06.2011</text:p>
          </table:table-cell>
          <table:table-cell office:value-type="string" table:style-name="ce3">
            <text:p>BB2001</text:p>
          </table:table-cell>
          <table:table-cell office:value-type="float" office:value="82072709836" table:style-name="ce1">
            <text:p>82072709836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0-09-18T00:00:00" table:style-name="ce2">
            <text:p>18.09.2010</text:p>
          </table:table-cell>
          <table:table-cell office:value-type="string" table:style-name="ce3">
            <text:p>AC1994</text:p>
          </table:table-cell>
          <table:table-cell office:value-type="float" office:value="81042277655" table:style-name="ce1">
            <text:p>81042277655</text:p>
          </table:table-cell>
          <table:table-cell table:number-columns-repeated="4" table:style-name="ce1"/>
          <table:table-cell office:value-type="float" office:value="243" table:style-name="ce1">
            <text:p>243</text:p>
          </table:table-cell>
          <table:table-cell office:value-type="date" office:date-value="2011-06-24T00:00:00" table:style-name="ce2">
            <text:p>24.06.2011</text:p>
          </table:table-cell>
          <table:table-cell office:value-type="string" table:style-name="ce3">
            <text:p>BB1999</text:p>
          </table:table-cell>
          <table:table-cell office:value-type="float" office:value="81102454687" table:style-name="ce1">
            <text:p>81102454687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0-09-19T00:00:00" table:style-name="ce2">
            <text:p>19.09.2010</text:p>
          </table:table-cell>
          <table:table-cell office:value-type="string" table:style-name="ce3">
            <text:p>NN1994</text:p>
          </table:table-cell>
          <table:table-cell office:value-type="float" office:value="88022685932" table:style-name="ce1">
            <text:p>88022685932</text:p>
          </table:table-cell>
          <table:table-cell table:number-columns-repeated="4" table:style-name="ce1"/>
          <table:table-cell office:value-type="float" office:value="244" table:style-name="ce1">
            <text:p>244</text:p>
          </table:table-cell>
          <table:table-cell office:value-type="date" office:date-value="2011-06-25T00:00:00" table:style-name="ce2">
            <text:p>25.06.2011</text:p>
          </table:table-cell>
          <table:table-cell office:value-type="string" table:style-name="ce3">
            <text:p>AC2000</text:p>
          </table:table-cell>
          <table:table-cell office:value-type="float" office:value="71022675598" table:style-name="ce1">
            <text:p>71022675598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0-09-20T00:00:00" table:style-name="ce2">
            <text:p>20.09.2010</text:p>
          </table:table-cell>
          <table:table-cell office:value-type="string" table:style-name="ce3">
            <text:p>AM2010</text:p>
          </table:table-cell>
          <table:table-cell office:value-type="float" office:value="89122489714" table:style-name="ce1">
            <text:p>89122489714</text:p>
          </table:table-cell>
          <table:table-cell table:number-columns-repeated="4" table:style-name="ce1"/>
          <table:table-cell office:value-type="float" office:value="245" table:style-name="ce1">
            <text:p>245</text:p>
          </table:table-cell>
          <table:table-cell office:value-type="date" office:date-value="2011-06-26T00:00:00" table:style-name="ce2">
            <text:p>26.06.2011</text:p>
          </table:table-cell>
          <table:table-cell office:value-type="string" table:style-name="ce3">
            <text:p>AC1994</text:p>
          </table:table-cell>
          <table:table-cell office:value-type="float" office:value="81062099545" table:style-name="ce1">
            <text:p>81062099545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0-09-21T00:00:00" table:style-name="ce2">
            <text:p>21.09.2010</text:p>
          </table:table-cell>
          <table:table-cell office:value-type="string" table:style-name="ce3">
            <text:p>BB2009</text:p>
          </table:table-cell>
          <table:table-cell office:value-type="float" office:value="83081788913" table:style-name="ce1">
            <text:p>83081788913</text:p>
          </table:table-cell>
          <table:table-cell table:number-columns-repeated="4" table:style-name="ce1"/>
          <table:table-cell office:value-type="float" office:value="246" table:style-name="ce1">
            <text:p>246</text:p>
          </table:table-cell>
          <table:table-cell office:value-type="date" office:date-value="2011-06-28T00:00:00" table:style-name="ce2">
            <text:p>28.06.2011</text:p>
          </table:table-cell>
          <table:table-cell office:value-type="string" table:style-name="ce3">
            <text:p>NN1994</text:p>
          </table:table-cell>
          <table:table-cell office:value-type="float" office:value="95052768598" table:style-name="ce1">
            <text:p>95052768598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0-09-22T00:00:00" table:style-name="ce2">
            <text:p>22.09.2010</text:p>
          </table:table-cell>
          <table:table-cell office:value-type="string" table:style-name="ce3">
            <text:p>AS1999</text:p>
          </table:table-cell>
          <table:table-cell office:value-type="float" office:value="95082036587" table:style-name="ce1">
            <text:p>95082036587</text:p>
          </table:table-cell>
          <table:table-cell table:number-columns-repeated="4" table:style-name="ce1"/>
          <table:table-cell office:value-type="float" office:value="247" table:style-name="ce1">
            <text:p>247</text:p>
          </table:table-cell>
          <table:table-cell office:value-type="date" office:date-value="2011-06-28T00:00:00" table:style-name="ce2">
            <text:p>28.06.2011</text:p>
          </table:table-cell>
          <table:table-cell office:value-type="string" table:style-name="ce3">
            <text:p>AB1994</text:p>
          </table:table-cell>
          <table:table-cell office:value-type="float" office:value="83081788923" table:style-name="ce1">
            <text:p>83081788923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0-09-23T00:00:00" table:style-name="ce2">
            <text:p>23.09.2010</text:p>
          </table:table-cell>
          <table:table-cell office:value-type="string" table:style-name="ce3">
            <text:p>AB2000</text:p>
          </table:table-cell>
          <table:table-cell office:value-type="float" office:value="88030422354" table:style-name="ce1">
            <text:p>88030422354</text:p>
          </table:table-cell>
          <table:table-cell table:number-columns-repeated="4" table:style-name="ce1"/>
          <table:table-cell office:value-type="float" office:value="248" table:style-name="ce1">
            <text:p>248</text:p>
          </table:table-cell>
          <table:table-cell office:value-type="date" office:date-value="2011-06-28T00:00:00" table:style-name="ce2">
            <text:p>28.06.2011</text:p>
          </table:table-cell>
          <table:table-cell office:value-type="string" table:style-name="ce3">
            <text:p>BB2009</text:p>
          </table:table-cell>
          <table:table-cell office:value-type="float" office:value="79040112365" table:style-name="ce1">
            <text:p>79040112365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0-09-24T00:00:00" table:style-name="ce2">
            <text:p>24.09.2010</text:p>
          </table:table-cell>
          <table:table-cell office:value-type="string" table:style-name="ce3">
            <text:p>BB2003</text:p>
          </table:table-cell>
          <table:table-cell office:value-type="float" office:value="87080799825" table:style-name="ce1">
            <text:p>87080799825</text:p>
          </table:table-cell>
          <table:table-cell table:number-columns-repeated="4" table:style-name="ce1"/>
          <table:table-cell office:value-type="float" office:value="249" table:style-name="ce1">
            <text:p>249</text:p>
          </table:table-cell>
          <table:table-cell office:value-type="date" office:date-value="2011-06-30T00:00:00" table:style-name="ce2">
            <text:p>30.06.2011</text:p>
          </table:table-cell>
          <table:table-cell office:value-type="string" table:style-name="ce3">
            <text:p>AS1999</text:p>
          </table:table-cell>
          <table:table-cell office:value-type="float" office:value="92032487685" table:style-name="ce1">
            <text:p>92032487685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0-09-25T00:00:00" table:style-name="ce2">
            <text:p>25.09.2010</text:p>
          </table:table-cell>
          <table:table-cell office:value-type="string" table:style-name="ce3">
            <text:p>AA1994</text:p>
          </table:table-cell>
          <table:table-cell office:value-type="float" office:value="80072765543" table:style-name="ce1">
            <text:p>80072765543</text:p>
          </table:table-cell>
          <table:table-cell table:number-columns-repeated="4" table:style-name="ce1"/>
          <table:table-cell office:value-type="float" office:value="250" table:style-name="ce1">
            <text:p>250</text:p>
          </table:table-cell>
          <table:table-cell office:value-type="date" office:date-value="2011-07-01T00:00:00" table:style-name="ce2">
            <text:p>01.07.2011</text:p>
          </table:table-cell>
          <table:table-cell office:value-type="string" table:style-name="ce3">
            <text:p>AB2000</text:p>
          </table:table-cell>
          <table:table-cell office:value-type="float" office:value="66032684427" table:style-name="ce1">
            <text:p>66032684427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0-09-26T00:00:00" table:style-name="ce2">
            <text:p>26.09.2010</text:p>
          </table:table-cell>
          <table:table-cell office:value-type="string" table:style-name="ce3">
            <text:p>BB2009</text:p>
          </table:table-cell>
          <table:table-cell office:value-type="float" office:value="76122675877" table:style-name="ce1">
            <text:p>76122675877</text:p>
          </table:table-cell>
          <table:table-cell table:number-columns-repeated="4" table:style-name="ce1"/>
          <table:table-cell office:value-type="float" office:value="251" table:style-name="ce1">
            <text:p>251</text:p>
          </table:table-cell>
          <table:table-cell office:value-type="date" office:date-value="2011-07-01T00:00:00" table:style-name="ce2">
            <text:p>01.07.2011</text:p>
          </table:table-cell>
          <table:table-cell office:value-type="string" table:style-name="ce3">
            <text:p>BB2003</text:p>
          </table:table-cell>
          <table:table-cell office:value-type="float" office:value="73052776846" table:style-name="ce1">
            <text:p>73052776846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0-09-26T00:00:00" table:style-name="ce2">
            <text:p>26.09.2010</text:p>
          </table:table-cell>
          <table:table-cell office:value-type="string" table:style-name="ce3">
            <text:p>DC1999</text:p>
          </table:table-cell>
          <table:table-cell office:value-type="float" office:value="49060987956" table:style-name="ce1">
            <text:p>49060987956</text:p>
          </table:table-cell>
          <table:table-cell table:number-columns-repeated="4" table:style-name="ce1"/>
          <table:table-cell office:value-type="float" office:value="252" table:style-name="ce1">
            <text:p>252</text:p>
          </table:table-cell>
          <table:table-cell office:value-type="date" office:date-value="2011-07-01T00:00:00" table:style-name="ce2">
            <text:p>01.07.2011</text:p>
          </table:table-cell>
          <table:table-cell office:value-type="string" table:style-name="ce3">
            <text:p>AA1994</text:p>
          </table:table-cell>
          <table:table-cell office:value-type="float" office:value="79101889775" table:style-name="ce1">
            <text:p>79101889775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0-09-27T00:00:00" table:style-name="ce2">
            <text:p>27.09.2010</text:p>
          </table:table-cell>
          <table:table-cell office:value-type="string" table:style-name="ce3">
            <text:p>AA1995</text:p>
          </table:table-cell>
          <table:table-cell office:value-type="float" office:value="88022685902" table:style-name="ce1">
            <text:p>88022685902</text:p>
          </table:table-cell>
          <table:table-cell table:number-columns-repeated="4" table:style-name="ce1"/>
          <table:table-cell office:value-type="float" office:value="253" table:style-name="ce1">
            <text:p>253</text:p>
          </table:table-cell>
          <table:table-cell office:value-type="date" office:date-value="2011-07-04T00:00:00" table:style-name="ce2">
            <text:p>04.07.2011</text:p>
          </table:table-cell>
          <table:table-cell office:value-type="string" table:style-name="ce3">
            <text:p>BB2009</text:p>
          </table:table-cell>
          <table:table-cell office:value-type="float" office:value="84072555466" table:style-name="ce1">
            <text:p>84072555466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0-09-28T00:00:00" table:style-name="ce2">
            <text:p>28.09.2010</text:p>
          </table:table-cell>
          <table:table-cell office:value-type="string" table:style-name="ce3">
            <text:p>BB1991</text:p>
          </table:table-cell>
          <table:table-cell office:value-type="float" office:value="90010488986" table:style-name="ce1">
            <text:p>90010488986</text:p>
          </table:table-cell>
          <table:table-cell table:number-columns-repeated="4" table:style-name="ce1"/>
          <table:table-cell office:value-type="float" office:value="254" table:style-name="ce1">
            <text:p>254</text:p>
          </table:table-cell>
          <table:table-cell office:value-type="date" office:date-value="2011-07-04T00:00:00" table:style-name="ce2">
            <text:p>04.07.2011</text:p>
          </table:table-cell>
          <table:table-cell office:value-type="string" table:style-name="ce3">
            <text:p>DC1999</text:p>
          </table:table-cell>
          <table:table-cell office:value-type="float" office:value="57091566457" table:style-name="ce1">
            <text:p>57091566457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0-09-29T00:00:00" table:style-name="ce2">
            <text:p>29.09.2010</text:p>
          </table:table-cell>
          <table:table-cell office:value-type="string" table:style-name="ce3">
            <text:p>AA1998</text:p>
          </table:table-cell>
          <table:table-cell office:value-type="float" office:value="84091751933" table:style-name="ce1">
            <text:p>84091751933</text:p>
          </table:table-cell>
          <table:table-cell table:number-columns-repeated="4" table:style-name="ce1"/>
          <table:table-cell office:value-type="float" office:value="255" table:style-name="ce1">
            <text:p>255</text:p>
          </table:table-cell>
          <table:table-cell office:value-type="date" office:date-value="2011-07-06T00:00:00" table:style-name="ce2">
            <text:p>06.07.2011</text:p>
          </table:table-cell>
          <table:table-cell office:value-type="string" table:style-name="ce3">
            <text:p>AA1995</text:p>
          </table:table-cell>
          <table:table-cell office:value-type="float" office:value="89121774628" table:style-name="ce1">
            <text:p>89121774628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0-09-30T00:00:00" table:style-name="ce2">
            <text:p>30.09.2010</text:p>
          </table:table-cell>
          <table:table-cell office:value-type="string" table:style-name="ce3">
            <text:p>AB2001</text:p>
          </table:table-cell>
          <table:table-cell office:value-type="float" office:value="88111299954" table:style-name="ce1">
            <text:p>88111299954</text:p>
          </table:table-cell>
          <table:table-cell table:number-columns-repeated="4" table:style-name="ce1"/>
          <table:table-cell office:value-type="float" office:value="256" table:style-name="ce1">
            <text:p>256</text:p>
          </table:table-cell>
          <table:table-cell office:value-type="date" office:date-value="2011-07-08T00:00:00" table:style-name="ce2">
            <text:p>08.07.2011</text:p>
          </table:table-cell>
          <table:table-cell office:value-type="string" table:style-name="ce3">
            <text:p>BB1991</text:p>
          </table:table-cell>
          <table:table-cell office:value-type="float" office:value="56070476895" table:style-name="ce1">
            <text:p>56070476895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0-10-01T00:00:00" table:style-name="ce2">
            <text:p>01.10.2010</text:p>
          </table:table-cell>
          <table:table-cell office:value-type="string" table:style-name="ce3">
            <text:p>AA2006</text:p>
          </table:table-cell>
          <table:table-cell office:value-type="float" office:value="73082076855" table:style-name="ce1">
            <text:p>73082076855</text:p>
          </table:table-cell>
          <table:table-cell table:number-columns-repeated="4" table:style-name="ce1"/>
          <table:table-cell office:value-type="float" office:value="257" table:style-name="ce1">
            <text:p>257</text:p>
          </table:table-cell>
          <table:table-cell office:value-type="date" office:date-value="2011-07-08T00:00:00" table:style-name="ce2">
            <text:p>08.07.2011</text:p>
          </table:table-cell>
          <table:table-cell office:value-type="string" table:style-name="ce3">
            <text:p>NN2006</text:p>
          </table:table-cell>
          <table:table-cell office:value-type="float" office:value="89122589754" table:style-name="ce1">
            <text:p>89122589754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0-10-01T00:00:00" table:style-name="ce2">
            <text:p>01.10.2010</text:p>
          </table:table-cell>
          <table:table-cell office:value-type="string" table:style-name="ce3">
            <text:p>NK2005</text:p>
          </table:table-cell>
          <table:table-cell office:value-type="float" office:value="78061600937" table:style-name="ce1">
            <text:p>78061600937</text:p>
          </table:table-cell>
          <table:table-cell table:number-columns-repeated="4" table:style-name="ce1"/>
          <table:table-cell office:value-type="float" office:value="258" table:style-name="ce1">
            <text:p>258</text:p>
          </table:table-cell>
          <table:table-cell office:value-type="date" office:date-value="2011-07-09T00:00:00" table:style-name="ce2">
            <text:p>09.07.2011</text:p>
          </table:table-cell>
          <table:table-cell office:value-type="string" table:style-name="ce3">
            <text:p>AB2001</text:p>
          </table:table-cell>
          <table:table-cell office:value-type="float" office:value="80070324566" table:style-name="ce1">
            <text:p>80070324566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0-10-01T00:00:00" table:style-name="ce2">
            <text:p>01.10.2010</text:p>
          </table:table-cell>
          <table:table-cell office:value-type="string" table:style-name="ce3">
            <text:p>AC1992</text:p>
          </table:table-cell>
          <table:table-cell office:value-type="float" office:value="90051902315" table:style-name="ce1">
            <text:p>90051902315</text:p>
          </table:table-cell>
          <table:table-cell table:number-columns-repeated="4" table:style-name="ce1"/>
          <table:table-cell office:value-type="float" office:value="259" table:style-name="ce1">
            <text:p>259</text:p>
          </table:table-cell>
          <table:table-cell office:value-type="date" office:date-value="2011-07-10T00:00:00" table:style-name="ce2">
            <text:p>10.07.2011</text:p>
          </table:table-cell>
          <table:table-cell office:value-type="string" table:style-name="ce3">
            <text:p>AA2006</text:p>
          </table:table-cell>
          <table:table-cell office:value-type="float" office:value="89122009428" table:style-name="ce1">
            <text:p>89122009428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0-10-01T00:00:00" table:style-name="ce2">
            <text:p>01.10.2010</text:p>
          </table:table-cell>
          <table:table-cell office:value-type="string" table:style-name="ce3">
            <text:p>BB2004</text:p>
          </table:table-cell>
          <table:table-cell office:value-type="float" office:value="75082822346" table:style-name="ce1">
            <text:p>75082822346</text:p>
          </table:table-cell>
          <table:table-cell table:number-columns-repeated="4" table:style-name="ce1"/>
          <table:table-cell office:value-type="float" office:value="260" table:style-name="ce1">
            <text:p>260</text:p>
          </table:table-cell>
          <table:table-cell office:value-type="date" office:date-value="2011-07-11T00:00:00" table:style-name="ce2">
            <text:p>11.07.2011</text:p>
          </table:table-cell>
          <table:table-cell office:value-type="string" table:style-name="ce3">
            <text:p>AC2000</text:p>
          </table:table-cell>
          <table:table-cell office:value-type="float" office:value="79032778646" table:style-name="ce1">
            <text:p>79032778646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0-10-01T00:00:00" table:style-name="ce2">
            <text:p>01.10.2010</text:p>
          </table:table-cell>
          <table:table-cell office:value-type="string" table:style-name="ce3">
            <text:p>CD2002</text:p>
          </table:table-cell>
          <table:table-cell office:value-type="float" office:value="90051902315" table:style-name="ce1">
            <text:p>90051902315</text:p>
          </table:table-cell>
          <table:table-cell table:number-columns-repeated="4" table:style-name="ce1"/>
          <table:table-cell office:value-type="float" office:value="261" table:style-name="ce1">
            <text:p>261</text:p>
          </table:table-cell>
          <table:table-cell office:value-type="date" office:date-value="2011-07-12T00:00:00" table:style-name="ce2">
            <text:p>12.07.2011</text:p>
          </table:table-cell>
          <table:table-cell office:value-type="string" table:style-name="ce3">
            <text:p>AC1992</text:p>
          </table:table-cell>
          <table:table-cell office:value-type="float" office:value="81070188996" table:style-name="ce1">
            <text:p>81070188996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0-10-02T00:00:00" table:style-name="ce2">
            <text:p>02.10.2010</text:p>
          </table:table-cell>
          <table:table-cell office:value-type="string" table:style-name="ce3">
            <text:p>DD2009</text:p>
          </table:table-cell>
          <table:table-cell office:value-type="float" office:value="85102809896" table:style-name="ce1">
            <text:p>85102809896</text:p>
          </table:table-cell>
          <table:table-cell table:number-columns-repeated="4" table:style-name="ce1"/>
          <table:table-cell office:value-type="float" office:value="262" table:style-name="ce1">
            <text:p>262</text:p>
          </table:table-cell>
          <table:table-cell office:value-type="date" office:date-value="2011-07-13T00:00:00" table:style-name="ce2">
            <text:p>13.07.2011</text:p>
          </table:table-cell>
          <table:table-cell office:value-type="string" table:style-name="ce3">
            <text:p>BB2004</text:p>
          </table:table-cell>
          <table:table-cell office:value-type="float" office:value="79092776545" table:style-name="ce1">
            <text:p>79092776545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0-10-03T00:00:00" table:style-name="ce2">
            <text:p>03.10.2010</text:p>
          </table:table-cell>
          <table:table-cell office:value-type="string" table:style-name="ce3">
            <text:p>AC1997</text:p>
          </table:table-cell>
          <table:table-cell office:value-type="float" office:value="89040987715" table:style-name="ce1">
            <text:p>89040987715</text:p>
          </table:table-cell>
          <table:table-cell table:number-columns-repeated="4" table:style-name="ce1"/>
          <table:table-cell office:value-type="float" office:value="263" table:style-name="ce1">
            <text:p>263</text:p>
          </table:table-cell>
          <table:table-cell office:value-type="date" office:date-value="2011-07-13T00:00:00" table:style-name="ce2">
            <text:p>13.07.2011</text:p>
          </table:table-cell>
          <table:table-cell office:value-type="string" table:style-name="ce3">
            <text:p>CD2002</text:p>
          </table:table-cell>
          <table:table-cell office:value-type="float" office:value="86070376599" table:style-name="ce1">
            <text:p>86070376599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0-10-04T00:00:00" table:style-name="ce2">
            <text:p>04.10.2010</text:p>
          </table:table-cell>
          <table:table-cell office:value-type="string" table:style-name="ce3">
            <text:p>CD2002</text:p>
          </table:table-cell>
          <table:table-cell office:value-type="float" office:value="79022707767" table:style-name="ce1">
            <text:p>79022707767</text:p>
          </table:table-cell>
          <table:table-cell table:number-columns-repeated="4" table:style-name="ce1"/>
          <table:table-cell office:value-type="float" office:value="264" table:style-name="ce1">
            <text:p>264</text:p>
          </table:table-cell>
          <table:table-cell office:value-type="date" office:date-value="2011-07-15T00:00:00" table:style-name="ce2">
            <text:p>15.07.2011</text:p>
          </table:table-cell>
          <table:table-cell office:value-type="string" table:style-name="ce3">
            <text:p>DD2009</text:p>
          </table:table-cell>
          <table:table-cell office:value-type="float" office:value="71032675523" table:style-name="ce1">
            <text:p>71032675523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0-10-05T00:00:00" table:style-name="ce2">
            <text:p>05.10.2010</text:p>
          </table:table-cell>
          <table:table-cell office:value-type="string" table:style-name="ce3">
            <text:p>DD2002</text:p>
          </table:table-cell>
          <table:table-cell office:value-type="float" office:value="70120675818" table:style-name="ce1">
            <text:p>70120675818</text:p>
          </table:table-cell>
          <table:table-cell table:number-columns-repeated="4" table:style-name="ce1"/>
          <table:table-cell office:value-type="float" office:value="265" table:style-name="ce1">
            <text:p>265</text:p>
          </table:table-cell>
          <table:table-cell office:value-type="date" office:date-value="2011-07-16T00:00:00" table:style-name="ce2">
            <text:p>16.07.2011</text:p>
          </table:table-cell>
          <table:table-cell office:value-type="string" table:style-name="ce3">
            <text:p>AC1997</text:p>
          </table:table-cell>
          <table:table-cell office:value-type="float" office:value="53070987066" table:style-name="ce1">
            <text:p>53070987066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0-10-06T00:00:00" table:style-name="ce2">
            <text:p>06.10.2010</text:p>
          </table:table-cell>
          <table:table-cell office:value-type="string" table:style-name="ce3">
            <text:p>BF1990</text:p>
          </table:table-cell>
          <table:table-cell office:value-type="float" office:value="47032598048" table:style-name="ce1">
            <text:p>47032598048</text:p>
          </table:table-cell>
          <table:table-cell table:number-columns-repeated="4" table:style-name="ce1"/>
          <table:table-cell office:value-type="float" office:value="266" table:style-name="ce1">
            <text:p>266</text:p>
          </table:table-cell>
          <table:table-cell office:value-type="date" office:date-value="2011-07-18T00:00:00" table:style-name="ce2">
            <text:p>18.07.2011</text:p>
          </table:table-cell>
          <table:table-cell office:value-type="string" table:style-name="ce3">
            <text:p>CD2002</text:p>
          </table:table-cell>
          <table:table-cell office:value-type="float" office:value="57101566451" table:style-name="ce1">
            <text:p>57101566451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0-10-07T00:00:00" table:style-name="ce2">
            <text:p>07.10.2010</text:p>
          </table:table-cell>
          <table:table-cell office:value-type="string" table:style-name="ce3">
            <text:p>AA2003</text:p>
          </table:table-cell>
          <table:table-cell office:value-type="float" office:value="65092490015" table:style-name="ce1">
            <text:p>65092490015</text:p>
          </table:table-cell>
          <table:table-cell table:number-columns-repeated="4" table:style-name="ce1"/>
          <table:table-cell office:value-type="float" office:value="267" table:style-name="ce1">
            <text:p>267</text:p>
          </table:table-cell>
          <table:table-cell office:value-type="date" office:date-value="2011-07-18T00:00:00" table:style-name="ce2">
            <text:p>18.07.2011</text:p>
          </table:table-cell>
          <table:table-cell office:value-type="string" table:style-name="ce3">
            <text:p>DD2002</text:p>
          </table:table-cell>
          <table:table-cell office:value-type="float" office:value="79022009768" table:style-name="ce1">
            <text:p>79022009768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0-10-07T00:00:00" table:style-name="ce2">
            <text:p>07.10.2010</text:p>
          </table:table-cell>
          <table:table-cell office:value-type="string" table:style-name="ce3">
            <text:p>AB2009</text:p>
          </table:table-cell>
          <table:table-cell office:value-type="float" office:value="79112889763" table:style-name="ce1">
            <text:p>79112889763</text:p>
          </table:table-cell>
          <table:table-cell table:number-columns-repeated="4" table:style-name="ce1"/>
          <table:table-cell office:value-type="float" office:value="268" table:style-name="ce1">
            <text:p>268</text:p>
          </table:table-cell>
          <table:table-cell office:value-type="date" office:date-value="2011-07-19T00:00:00" table:style-name="ce2">
            <text:p>19.07.2011</text:p>
          </table:table-cell>
          <table:table-cell office:value-type="string" table:style-name="ce3">
            <text:p>BD2005</text:p>
          </table:table-cell>
          <table:table-cell office:value-type="float" office:value="73082776855" table:style-name="ce1">
            <text:p>73082776855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0-10-07T00:00:00" table:style-name="ce2">
            <text:p>07.10.2010</text:p>
          </table:table-cell>
          <table:table-cell office:value-type="string" table:style-name="ce3">
            <text:p>AA2006</text:p>
          </table:table-cell>
          <table:table-cell office:value-type="float" office:value="82072709846" table:style-name="ce1">
            <text:p>82072709846</text:p>
          </table:table-cell>
          <table:table-cell table:number-columns-repeated="4" table:style-name="ce1"/>
          <table:table-cell office:value-type="float" office:value="269" table:style-name="ce1">
            <text:p>269</text:p>
          </table:table-cell>
          <table:table-cell office:value-type="date" office:date-value="2011-07-20T00:00:00" table:style-name="ce2">
            <text:p>20.07.2011</text:p>
          </table:table-cell>
          <table:table-cell office:value-type="string" table:style-name="ce3">
            <text:p>AA2003</text:p>
          </table:table-cell>
          <table:table-cell office:value-type="float" office:value="79052009768" table:style-name="ce1">
            <text:p>79052009768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0-10-07T00:00:00" table:style-name="ce2">
            <text:p>07.10.2010</text:p>
          </table:table-cell>
          <table:table-cell office:value-type="string" table:style-name="ce3">
            <text:p>AC2007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270" table:style-name="ce1">
            <text:p>270</text:p>
          </table:table-cell>
          <table:table-cell office:value-type="date" office:date-value="2011-07-21T00:00:00" table:style-name="ce2">
            <text:p>21.07.2011</text:p>
          </table:table-cell>
          <table:table-cell office:value-type="string" table:style-name="ce3">
            <text:p>AB2009</text:p>
          </table:table-cell>
          <table:table-cell office:value-type="float" office:value="78062600932" table:style-name="ce1">
            <text:p>78062600932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0-10-07T00:00:00" table:style-name="ce2">
            <text:p>07.10.2010</text:p>
          </table:table-cell>
          <table:table-cell office:value-type="string" table:style-name="ce3">
            <text:p>AC2007</text:p>
          </table:table-cell>
          <table:table-cell office:value-type="float" office:value="79111590986" table:style-name="ce1">
            <text:p>79111590986</text:p>
          </table:table-cell>
          <table:table-cell table:number-columns-repeated="4" table:style-name="ce1"/>
          <table:table-cell office:value-type="float" office:value="271" table:style-name="ce1">
            <text:p>271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A2006</text:p>
          </table:table-cell>
          <table:table-cell office:value-type="float" office:value="65092890062" table:style-name="ce1">
            <text:p>65092890062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0-10-08T00:00:00" table:style-name="ce2">
            <text:p>08.10.2010</text:p>
          </table:table-cell>
          <table:table-cell office:value-type="string" table:style-name="ce3">
            <text:p>CD2008</text:p>
          </table:table-cell>
          <table:table-cell office:value-type="float" office:value="82070688964" table:style-name="ce1">
            <text:p>82070688964</text:p>
          </table:table-cell>
          <table:table-cell table:number-columns-repeated="4" table:style-name="ce1"/>
          <table:table-cell office:value-type="float" office:value="272" table:style-name="ce1">
            <text:p>272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C2007</text:p>
          </table:table-cell>
          <table:table-cell office:value-type="float" office:value="56070576888" table:style-name="ce1">
            <text:p>56070576888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0-10-09T00:00:00" table:style-name="ce2">
            <text:p>09.10.2010</text:p>
          </table:table-cell>
          <table:table-cell office:value-type="string" table:style-name="ce3">
            <text:p>CD2002</text:p>
          </table:table-cell>
          <table:table-cell office:value-type="float" office:value="81060188946" table:style-name="ce1">
            <text:p>81060188946</text:p>
          </table:table-cell>
          <table:table-cell table:number-columns-repeated="4" table:style-name="ce1"/>
          <table:table-cell office:value-type="float" office:value="273" table:style-name="ce1">
            <text:p>273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C2007</text:p>
          </table:table-cell>
          <table:table-cell office:value-type="float" office:value="77121098865" table:style-name="ce1">
            <text:p>77121098865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0-10-10T00:00:00" table:style-name="ce2">
            <text:p>10.10.2010</text:p>
          </table:table-cell>
          <table:table-cell office:value-type="string" table:style-name="ce3">
            <text:p>DD1999</text:p>
          </table:table-cell>
          <table:table-cell office:value-type="float" office:value="84072555426" table:style-name="ce1">
            <text:p>84072555426</text:p>
          </table:table-cell>
          <table:table-cell table:number-columns-repeated="4" table:style-name="ce1"/>
          <table:table-cell office:value-type="float" office:value="274" table:style-name="ce1">
            <text:p>274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W2010</text:p>
          </table:table-cell>
          <table:table-cell office:value-type="float" office:value="79040554576" table:style-name="ce1">
            <text:p>79040554576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0-10-11T00:00:00" table:style-name="ce2">
            <text:p>11.10.2010</text:p>
          </table:table-cell>
          <table:table-cell office:value-type="string" table:style-name="ce3">
            <text:p>AC2000</text:p>
          </table:table-cell>
          <table:table-cell office:value-type="float" office:value="73022098738" table:style-name="ce1">
            <text:p>73022098738</text:p>
          </table:table-cell>
          <table:table-cell table:number-columns-repeated="4" table:style-name="ce1"/>
          <table:table-cell office:value-type="float" office:value="275" table:style-name="ce1">
            <text:p>275</text:p>
          </table:table-cell>
          <table:table-cell office:value-type="date" office:date-value="2011-07-26T00:00:00" table:style-name="ce2">
            <text:p>26.07.2011</text:p>
          </table:table-cell>
          <table:table-cell office:value-type="string" table:style-name="ce3">
            <text:p>CD2002</text:p>
          </table:table-cell>
          <table:table-cell office:value-type="float" office:value="79072587659" table:style-name="ce1">
            <text:p>79072587659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0-10-12T00:00:00" table:style-name="ce2">
            <text:p>12.10.2010</text:p>
          </table:table-cell>
          <table:table-cell office:value-type="string" table:style-name="ce3">
            <text:p>CD2009</text:p>
          </table:table-cell>
          <table:table-cell office:value-type="float" office:value="79032587649" table:style-name="ce1">
            <text:p>79032587649</text:p>
          </table:table-cell>
          <table:table-cell table:number-columns-repeated="4" table:style-name="ce1"/>
          <table:table-cell office:value-type="float" office:value="276" table:style-name="ce1">
            <text:p>276</text:p>
          </table:table-cell>
          <table:table-cell office:value-type="date" office:date-value="2011-07-28T00:00:00" table:style-name="ce2">
            <text:p>28.07.2011</text:p>
          </table:table-cell>
          <table:table-cell office:value-type="string" table:style-name="ce3">
            <text:p>DD1999</text:p>
          </table:table-cell>
          <table:table-cell office:value-type="float" office:value="84091751923" table:style-name="ce1">
            <text:p>84091751923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0-10-13T00:00:00" table:style-name="ce2">
            <text:p>13.10.2010</text:p>
          </table:table-cell>
          <table:table-cell office:value-type="string" table:style-name="ce3">
            <text:p>DD2003</text:p>
          </table:table-cell>
          <table:table-cell office:value-type="float" office:value="91052687735" table:style-name="ce1">
            <text:p>91052687735</text:p>
          </table:table-cell>
          <table:table-cell table:number-columns-repeated="4" table:style-name="ce1"/>
          <table:table-cell office:value-type="float" office:value="277" table:style-name="ce1">
            <text:p>277</text:p>
          </table:table-cell>
          <table:table-cell office:value-type="date" office:date-value="2011-07-28T00:00:00" table:style-name="ce2">
            <text:p>28.07.2011</text:p>
          </table:table-cell>
          <table:table-cell office:value-type="string" table:style-name="ce3">
            <text:p>AC2000</text:p>
          </table:table-cell>
          <table:table-cell office:value-type="float" office:value="82030192845" table:style-name="ce1">
            <text:p>82030192845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BF2004</text:p>
          </table:table-cell>
          <table:table-cell office:value-type="float" office:value="90112738475" table:style-name="ce1">
            <text:p>90112738475</text:p>
          </table:table-cell>
          <table:table-cell table:number-columns-repeated="4" table:style-name="ce1"/>
          <table:table-cell office:value-type="float" office:value="278" table:style-name="ce1">
            <text:p>278</text:p>
          </table:table-cell>
          <table:table-cell office:value-type="date" office:date-value="2011-07-29T00:00:00" table:style-name="ce2">
            <text:p>29.07.2011</text:p>
          </table:table-cell>
          <table:table-cell office:value-type="string" table:style-name="ce3">
            <text:p>CD2009</text:p>
          </table:table-cell>
          <table:table-cell office:value-type="float" office:value="80070324546" table:style-name="ce1">
            <text:p>80070324546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10-10-15T00:00:00" table:style-name="ce2">
            <text:p>15.10.2010</text:p>
          </table:table-cell>
          <table:table-cell office:value-type="string" table:style-name="ce3">
            <text:p>AA2002</text:p>
          </table:table-cell>
          <table:table-cell office:value-type="float" office:value="89021744366" table:style-name="ce1">
            <text:p>89021744366</text:p>
          </table:table-cell>
          <table:table-cell table:number-columns-repeated="4" table:style-name="ce1"/>
          <table:table-cell office:value-type="float" office:value="279" table:style-name="ce1">
            <text:p>279</text:p>
          </table:table-cell>
          <table:table-cell office:value-type="date" office:date-value="2011-07-30T00:00:00" table:style-name="ce2">
            <text:p>30.07.2011</text:p>
          </table:table-cell>
          <table:table-cell office:value-type="string" table:style-name="ce3">
            <text:p>DD2003</text:p>
          </table:table-cell>
          <table:table-cell office:value-type="float" office:value="79030778655" table:style-name="ce1">
            <text:p>79030778655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0-10-16T00:00:00" table:style-name="ce2">
            <text:p>16.10.2010</text:p>
          </table:table-cell>
          <table:table-cell office:value-type="string" table:style-name="ce3">
            <text:p>AB2007</text:p>
          </table:table-cell>
          <table:table-cell office:value-type="float" office:value="88032678854" table:style-name="ce1">
            <text:p>88032678854</text:p>
          </table:table-cell>
          <table:table-cell table:number-columns-repeated="4" table:style-name="ce1"/>
          <table:table-cell office:value-type="float" office:value="280" table:style-name="ce1">
            <text:p>280</text:p>
          </table:table-cell>
          <table:table-cell office:value-type="date" office:date-value="2011-07-31T00:00:00" table:style-name="ce2">
            <text:p>31.07.2011</text:p>
          </table:table-cell>
          <table:table-cell office:value-type="string" table:style-name="ce3">
            <text:p>BF2004</text:p>
          </table:table-cell>
          <table:table-cell office:value-type="float" office:value="79021766553" table:style-name="ce1">
            <text:p>79021766553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date" office:date-value="2010-10-17T00:00:00" table:style-name="ce2">
            <text:p>17.10.2010</text:p>
          </table:table-cell>
          <table:table-cell office:value-type="string" table:style-name="ce3">
            <text:p>AA2007</text:p>
          </table:table-cell>
          <table:table-cell office:value-type="float" office:value="86102376554" table:style-name="ce1">
            <text:p>86102376554</text:p>
          </table:table-cell>
          <table:table-cell table:number-columns-repeated="4" table:style-name="ce1"/>
          <table:table-cell office:value-type="float" office:value="281" table:style-name="ce1">
            <text:p>281</text:p>
          </table:table-cell>
          <table:table-cell office:value-type="date" office:date-value="2011-08-01T00:00:00" table:style-name="ce2">
            <text:p>01.08.2011</text:p>
          </table:table-cell>
          <table:table-cell office:value-type="string" table:style-name="ce3">
            <text:p>AA2002</text:p>
          </table:table-cell>
          <table:table-cell office:value-type="float" office:value="79063009468" table:style-name="ce1">
            <text:p>79063009468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date" office:date-value="2010-10-18T00:00:00" table:style-name="ce2">
            <text:p>18.10.2010</text:p>
          </table:table-cell>
          <table:table-cell office:value-type="string" table:style-name="ce3">
            <text:p>AC2003</text:p>
          </table:table-cell>
          <table:table-cell office:value-type="float" office:value="80070324566" table:style-name="ce1">
            <text:p>80070324566</text:p>
          </table:table-cell>
          <table:table-cell table:number-columns-repeated="4" table:style-name="ce1"/>
          <table:table-cell office:value-type="float" office:value="282" table:style-name="ce1">
            <text:p>282</text:p>
          </table:table-cell>
          <table:table-cell office:value-type="date" office:date-value="2011-08-02T00:00:00" table:style-name="ce2">
            <text:p>02.08.2011</text:p>
          </table:table-cell>
          <table:table-cell office:value-type="string" table:style-name="ce3">
            <text:p>AB2007</text:p>
          </table:table-cell>
          <table:table-cell office:value-type="float" office:value="90030999826" table:style-name="ce1">
            <text:p>90030999826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AC2008</text:p>
          </table:table-cell>
          <table:table-cell office:value-type="float" office:value="89122009428" table:style-name="ce1">
            <text:p>89122009428</text:p>
          </table:table-cell>
          <table:table-cell table:number-columns-repeated="4" table:style-name="ce1"/>
          <table:table-cell office:value-type="float" office:value="283" table:style-name="ce1">
            <text:p>283</text:p>
          </table:table-cell>
          <table:table-cell office:value-type="date" office:date-value="2011-08-03T00:00:00" table:style-name="ce2">
            <text:p>03.08.2011</text:p>
          </table:table-cell>
          <table:table-cell office:value-type="string" table:style-name="ce3">
            <text:p>AZ2009</text:p>
          </table:table-cell>
          <table:table-cell office:value-type="float" office:value="89101774688" table:style-name="ce1">
            <text:p>8910177468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date" office:date-value="2010-10-20T00:00:00" table:style-name="ce2">
            <text:p>20.10.2010</text:p>
          </table:table-cell>
          <table:table-cell office:value-type="string" table:style-name="ce3">
            <text:p>AS2010</text:p>
          </table:table-cell>
          <table:table-cell office:value-type="float" office:value="79032778646" table:style-name="ce1">
            <text:p>79032778646</text:p>
          </table:table-cell>
          <table:table-cell table:number-columns-repeated="4" table:style-name="ce1"/>
          <table:table-cell office:value-type="float" office:value="284" table:style-name="ce1">
            <text:p>284</text:p>
          </table:table-cell>
          <table:table-cell office:value-type="date" office:date-value="2011-08-04T00:00:00" table:style-name="ce2">
            <text:p>04.08.2011</text:p>
          </table:table-cell>
          <table:table-cell office:value-type="string" table:style-name="ce3">
            <text:p>AC2003</text:p>
          </table:table-cell>
          <table:table-cell office:value-type="float" office:value="80072765563" table:style-name="ce1">
            <text:p>80072765563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0-10-21T00:00:00" table:style-name="ce2">
            <text:p>21.10.2010</text:p>
          </table:table-cell>
          <table:table-cell office:value-type="string" table:style-name="ce3">
            <text:p>CD2004</text:p>
          </table:table-cell>
          <table:table-cell office:value-type="float" office:value="81070188996" table:style-name="ce1">
            <text:p>81070188996</text:p>
          </table:table-cell>
          <table:table-cell table:number-columns-repeated="4" table:style-name="ce1"/>
          <table:table-cell office:value-type="float" office:value="285" table:style-name="ce1">
            <text:p>285</text:p>
          </table:table-cell>
          <table:table-cell office:value-type="date" office:date-value="2011-08-05T00:00:00" table:style-name="ce2">
            <text:p>05.08.2011</text:p>
          </table:table-cell>
          <table:table-cell office:value-type="string" table:style-name="ce3">
            <text:p>AC2008</text:p>
          </table:table-cell>
          <table:table-cell office:value-type="float" office:value="95082778926" table:style-name="ce1">
            <text:p>95082778926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date" office:date-value="2010-10-22T00:00:00" table:style-name="ce2">
            <text:p>22.10.2010</text:p>
          </table:table-cell>
          <table:table-cell office:value-type="string" table:style-name="ce3">
            <text:p>DD2005</text:p>
          </table:table-cell>
          <table:table-cell office:value-type="float" office:value="79092776545" table:style-name="ce1">
            <text:p>79092776545</text:p>
          </table:table-cell>
          <table:table-cell table:number-columns-repeated="4" table:style-name="ce1"/>
          <table:table-cell office:value-type="float" office:value="286" table:style-name="ce1">
            <text:p>286</text:p>
          </table:table-cell>
          <table:table-cell office:value-type="date" office:date-value="2011-08-06T00:00:00" table:style-name="ce2">
            <text:p>06.08.2011</text:p>
          </table:table-cell>
          <table:table-cell office:value-type="string" table:style-name="ce3">
            <text:p>BB2005</text:p>
          </table:table-cell>
          <table:table-cell office:value-type="float" office:value="79012776558" table:style-name="ce1">
            <text:p>79012776558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date" office:date-value="2010-10-23T00:00:00" table:style-name="ce2">
            <text:p>23.10.2010</text:p>
          </table:table-cell>
          <table:table-cell office:value-type="string" table:style-name="ce3">
            <text:p>AC2008</text:p>
          </table:table-cell>
          <table:table-cell office:value-type="float" office:value="86070376599" table:style-name="ce1">
            <text:p>86070376599</text:p>
          </table:table-cell>
          <table:table-cell table:number-columns-repeated="4" table:style-name="ce1"/>
          <table:table-cell office:value-type="float" office:value="287" table:style-name="ce1">
            <text:p>287</text:p>
          </table:table-cell>
          <table:table-cell office:value-type="date" office:date-value="2011-08-07T00:00:00" table:style-name="ce2">
            <text:p>07.08.2011</text:p>
          </table:table-cell>
          <table:table-cell office:value-type="string" table:style-name="ce3">
            <text:p>CD2004</text:p>
          </table:table-cell>
          <table:table-cell office:value-type="float" office:value="77012657439" table:style-name="ce1">
            <text:p>77012657439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date" office:date-value="2010-10-24T00:00:00" table:style-name="ce2">
            <text:p>24.10.2010</text:p>
          </table:table-cell>
          <table:table-cell office:value-type="string" table:style-name="ce3">
            <text:p>CD2004</text:p>
          </table:table-cell>
          <table:table-cell office:value-type="float" office:value="71032675523" table:style-name="ce1">
            <text:p>71032675523</text:p>
          </table:table-cell>
          <table:table-cell table:number-columns-repeated="4" table:style-name="ce1"/>
          <table:table-cell office:value-type="float" office:value="288" table:style-name="ce1">
            <text:p>288</text:p>
          </table:table-cell>
          <table:table-cell office:value-type="date" office:date-value="2011-08-08T00:00:00" table:style-name="ce2">
            <text:p>08.08.2011</text:p>
          </table:table-cell>
          <table:table-cell office:value-type="string" table:style-name="ce3">
            <text:p>DD2005</text:p>
          </table:table-cell>
          <table:table-cell office:value-type="float" office:value="82070688934" table:style-name="ce1">
            <text:p>82070688934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DD1999</text:p>
          </table:table-cell>
          <table:table-cell office:value-type="float" office:value="53070987066" table:style-name="ce1">
            <text:p>53070987066</text:p>
          </table:table-cell>
          <table:table-cell table:number-columns-repeated="4" table:style-name="ce1"/>
          <table:table-cell office:value-type="float" office:value="289" table:style-name="ce1">
            <text:p>289</text:p>
          </table:table-cell>
          <table:table-cell office:value-type="date" office:date-value="2011-08-09T00:00:00" table:style-name="ce2">
            <text:p>09.08.2011</text:p>
          </table:table-cell>
          <table:table-cell office:value-type="string" table:style-name="ce3">
            <text:p>AL2010</text:p>
          </table:table-cell>
          <table:table-cell office:value-type="float" office:value="87121987686" table:style-name="ce1">
            <text:p>87121987686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date" office:date-value="2010-10-26T00:00:00" table:style-name="ce2">
            <text:p>26.10.2010</text:p>
          </table:table-cell>
          <table:table-cell office:value-type="string" table:style-name="ce3">
            <text:p>BF2001</text:p>
          </table:table-cell>
          <table:table-cell office:value-type="float" office:value="57101566451" table:style-name="ce1">
            <text:p>57101566451</text:p>
          </table:table-cell>
          <table:table-cell table:number-columns-repeated="4" table:style-name="ce1"/>
          <table:table-cell office:value-type="float" office:value="290" table:style-name="ce1">
            <text:p>290</text:p>
          </table:table-cell>
          <table:table-cell office:value-type="date" office:date-value="2011-08-10T00:00:00" table:style-name="ce2">
            <text:p>10.08.2011</text:p>
          </table:table-cell>
          <table:table-cell office:value-type="string" table:style-name="ce3">
            <text:p>CD2004</text:p>
          </table:table-cell>
          <table:table-cell office:value-type="float" office:value="91050687765" table:style-name="ce1">
            <text:p>91050687765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date" office:date-value="2010-10-27T00:00:00" table:style-name="ce2">
            <text:p>27.10.2010</text:p>
          </table:table-cell>
          <table:table-cell office:value-type="string" table:style-name="ce3">
            <text:p>AA1993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291" table:style-name="ce1">
            <text:p>291</text:p>
          </table:table-cell>
          <table:table-cell office:value-type="date" office:date-value="2011-08-10T00:00:00" table:style-name="ce2">
            <text:p>10.08.2011</text:p>
          </table:table-cell>
          <table:table-cell office:value-type="string" table:style-name="ce3">
            <text:p>DD1999</text:p>
          </table:table-cell>
          <table:table-cell office:value-type="float" office:value="58073022657" table:style-name="ce1">
            <text:p>58073022657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AB2003</text:p>
          </table:table-cell>
          <table:table-cell office:value-type="float" office:value="73082776855" table:style-name="ce1">
            <text:p>73082776855</text:p>
          </table:table-cell>
          <table:table-cell table:number-columns-repeated="4" table:style-name="ce1"/>
          <table:table-cell office:value-type="float" office:value="292" table:style-name="ce1">
            <text:p>292</text:p>
          </table:table-cell>
          <table:table-cell office:value-type="date" office:date-value="2011-08-13T00:00:00" table:style-name="ce2">
            <text:p>13.08.2011</text:p>
          </table:table-cell>
          <table:table-cell office:value-type="string" table:style-name="ce3">
            <text:p>BF2001</text:p>
          </table:table-cell>
          <table:table-cell office:value-type="float" office:value="89122889704" table:style-name="ce1">
            <text:p>89122889704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AA2007</text:p>
          </table:table-cell>
          <table:table-cell office:value-type="float" office:value="79052009768" table:style-name="ce1">
            <text:p>79052009768</text:p>
          </table:table-cell>
          <table:table-cell table:number-columns-repeated="4" table:style-name="ce1"/>
          <table:table-cell office:value-type="float" office:value="293" table:style-name="ce1">
            <text:p>293</text:p>
          </table:table-cell>
          <table:table-cell office:value-type="date" office:date-value="2011-08-13T00:00:00" table:style-name="ce2">
            <text:p>13.08.2011</text:p>
          </table:table-cell>
          <table:table-cell office:value-type="string" table:style-name="ce3">
            <text:p>AA1993</text:p>
          </table:table-cell>
          <table:table-cell office:value-type="float" office:value="86112376544" table:style-name="ce1">
            <text:p>86112376544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date" office:date-value="2010-10-29T00:00:00" table:style-name="ce2">
            <text:p>29.10.2010</text:p>
          </table:table-cell>
          <table:table-cell office:value-type="string" table:style-name="ce3">
            <text:p>AC2001</text:p>
          </table:table-cell>
          <table:table-cell office:value-type="float" office:value="78062600932" table:style-name="ce1">
            <text:p>78062600932</text:p>
          </table:table-cell>
          <table:table-cell table:number-columns-repeated="4" table:style-name="ce1"/>
          <table:table-cell office:value-type="float" office:value="294" table:style-name="ce1">
            <text:p>294</text:p>
          </table:table-cell>
          <table:table-cell office:value-type="date" office:date-value="2011-08-14T00:00:00" table:style-name="ce2">
            <text:p>14.08.2011</text:p>
          </table:table-cell>
          <table:table-cell office:value-type="string" table:style-name="ce3">
            <text:p>AB2003</text:p>
          </table:table-cell>
          <table:table-cell office:value-type="float" office:value="73050512356" table:style-name="ce1">
            <text:p>73050512356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0-10-30T00:00:00" table:style-name="ce2">
            <text:p>30.10.2010</text:p>
          </table:table-cell>
          <table:table-cell office:value-type="string" table:style-name="ce3">
            <text:p>AC1979</text:p>
          </table:table-cell>
          <table:table-cell office:value-type="float" office:value="65092890062" table:style-name="ce1">
            <text:p>65092890062</text:p>
          </table:table-cell>
          <table:table-cell table:number-columns-repeated="4" table:style-name="ce1"/>
          <table:table-cell office:value-type="float" office:value="295" table:style-name="ce1">
            <text:p>295</text:p>
          </table:table-cell>
          <table:table-cell office:value-type="date" office:date-value="2011-08-15T00:00:00" table:style-name="ce2">
            <text:p>15.08.2011</text:p>
          </table:table-cell>
          <table:table-cell office:value-type="string" table:style-name="ce3">
            <text:p>AA2007</text:p>
          </table:table-cell>
          <table:table-cell office:value-type="float" office:value="89121744366" table:style-name="ce1">
            <text:p>89121744366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date" office:date-value="2010-10-31T00:00:00" table:style-name="ce2">
            <text:p>31.10.2010</text:p>
          </table:table-cell>
          <table:table-cell office:value-type="string" table:style-name="ce3">
            <text:p>BH2004</text:p>
          </table:table-cell>
          <table:table-cell office:value-type="float" office:value="56070576888" table:style-name="ce1">
            <text:p>56070576888</text:p>
          </table:table-cell>
          <table:table-cell table:number-columns-repeated="4" table:style-name="ce1"/>
          <table:table-cell office:value-type="float" office:value="296" table:style-name="ce1">
            <text:p>296</text:p>
          </table:table-cell>
          <table:table-cell office:value-type="date" office:date-value="2011-08-16T00:00:00" table:style-name="ce2">
            <text:p>16.08.2011</text:p>
          </table:table-cell>
          <table:table-cell office:value-type="string" table:style-name="ce3">
            <text:p>AC2001</text:p>
          </table:table-cell>
          <table:table-cell office:value-type="float" office:value="89022908736" table:style-name="ce1">
            <text:p>89022908736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CD1986</text:p>
          </table:table-cell>
          <table:table-cell office:value-type="float" office:value="77121098865" table:style-name="ce1">
            <text:p>77121098865</text:p>
          </table:table-cell>
          <table:table-cell table:number-columns-repeated="4" table:style-name="ce1"/>
          <table:table-cell office:value-type="float" office:value="297" table:style-name="ce1">
            <text:p>297</text:p>
          </table:table-cell>
          <table:table-cell office:value-type="date" office:date-value="2011-08-17T00:00:00" table:style-name="ce2">
            <text:p>17.08.2011</text:p>
          </table:table-cell>
          <table:table-cell office:value-type="string" table:style-name="ce3">
            <text:p>AC1979</text:p>
          </table:table-cell>
          <table:table-cell office:value-type="float" office:value="49060987956" table:style-name="ce1">
            <text:p>49060987956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date" office:date-value="2010-11-03T00:00:00" table:style-name="ce2">
            <text:p>03.11.2010</text:p>
          </table:table-cell>
          <table:table-cell office:value-type="string" table:style-name="ce3">
            <text:p>DD1978</text:p>
          </table:table-cell>
          <table:table-cell office:value-type="float" office:value="79040554576" table:style-name="ce1">
            <text:p>79040554576</text:p>
          </table:table-cell>
          <table:table-cell table:number-columns-repeated="4" table:style-name="ce1"/>
          <table:table-cell office:value-type="float" office:value="298" table:style-name="ce1">
            <text:p>298</text:p>
          </table:table-cell>
          <table:table-cell office:value-type="date" office:date-value="2011-08-19T00:00:00" table:style-name="ce2">
            <text:p>19.08.2011</text:p>
          </table:table-cell>
          <table:table-cell office:value-type="string" table:style-name="ce3">
            <text:p>BB1997</text:p>
          </table:table-cell>
          <table:table-cell office:value-type="float" office:value="79022776533" table:style-name="ce1">
            <text:p>79022776533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AC2008</text:p>
          </table:table-cell>
          <table:table-cell office:value-type="float" office:value="79072587659" table:style-name="ce1">
            <text:p>79072587659</text:p>
          </table:table-cell>
          <table:table-cell table:number-columns-repeated="4" table:style-name="ce1"/>
          <table:table-cell office:value-type="float" office:value="299" table:style-name="ce1">
            <text:p>299</text:p>
          </table:table-cell>
          <table:table-cell office:value-type="date" office:date-value="2011-08-19T00:00:00" table:style-name="ce2">
            <text:p>19.08.2011</text:p>
          </table:table-cell>
          <table:table-cell office:value-type="string" table:style-name="ce3">
            <text:p>CD1986</text:p>
          </table:table-cell>
          <table:table-cell office:value-type="float" office:value="89123009458" table:style-name="ce1">
            <text:p>89123009458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CD2001</text:p>
          </table:table-cell>
          <table:table-cell office:value-type="float" office:value="84091751923" table:style-name="ce1">
            <text:p>84091751923</text:p>
          </table:table-cell>
          <table:table-cell table:number-columns-repeated="4" table:style-name="ce1"/>
          <table:table-cell office:value-type="float" office:value="300" table:style-name="ce1">
            <text:p>300</text:p>
          </table:table-cell>
          <table:table-cell office:value-type="date" office:date-value="2011-08-20T00:00:00" table:style-name="ce2">
            <text:p>20.08.2011</text:p>
          </table:table-cell>
          <table:table-cell office:value-type="string" table:style-name="ce3">
            <text:p>DD1978</text:p>
          </table:table-cell>
          <table:table-cell office:value-type="float" office:value="79092009769" table:style-name="ce1">
            <text:p>79092009769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DD1987</text:p>
          </table:table-cell>
          <table:table-cell office:value-type="float" office:value="82030192845" table:style-name="ce1">
            <text:p>82030192845</text:p>
          </table:table-cell>
          <table:table-cell table:number-columns-repeated="4" table:style-name="ce1"/>
          <table:table-cell office:value-type="float" office:value="301" table:style-name="ce1">
            <text:p>301</text:p>
          </table:table-cell>
          <table:table-cell office:value-type="date" office:date-value="2011-08-21T00:00:00" table:style-name="ce2">
            <text:p>21.08.2011</text:p>
          </table:table-cell>
          <table:table-cell office:value-type="string" table:style-name="ce3">
            <text:p>AC2008</text:p>
          </table:table-cell>
          <table:table-cell office:value-type="float" office:value="82030192835" table:style-name="ce1">
            <text:p>82030192835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BF2008</text:p>
          </table:table-cell>
          <table:table-cell office:value-type="float" office:value="80070324546" table:style-name="ce1">
            <text:p>80070324546</text:p>
          </table:table-cell>
          <table:table-cell table:number-columns-repeated="4" table:style-name="ce1"/>
          <table:table-cell office:value-type="float" office:value="302" table:style-name="ce1">
            <text:p>302</text:p>
          </table:table-cell>
          <table:table-cell office:value-type="date" office:date-value="2011-08-22T00:00:00" table:style-name="ce2">
            <text:p>22.08.2011</text:p>
          </table:table-cell>
          <table:table-cell office:value-type="string" table:style-name="ce3">
            <text:p>BD2005</text:p>
          </table:table-cell>
          <table:table-cell office:value-type="float" office:value="78062657877" table:style-name="ce1">
            <text:p>78062657877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AA2005</text:p>
          </table:table-cell>
          <table:table-cell office:value-type="float" office:value="79030778655" table:style-name="ce1">
            <text:p>79030778655</text:p>
          </table:table-cell>
          <table:table-cell table:number-columns-repeated="4" table:style-name="ce1"/>
          <table:table-cell office:value-type="float" office:value="303" table:style-name="ce1">
            <text:p>303</text:p>
          </table:table-cell>
          <table:table-cell office:value-type="date" office:date-value="2011-08-23T00:00:00" table:style-name="ce2">
            <text:p>23.08.2011</text:p>
          </table:table-cell>
          <table:table-cell office:value-type="string" table:style-name="ce3">
            <text:p>DD1987</text:p>
          </table:table-cell>
          <table:table-cell office:value-type="float" office:value="77012657444" table:style-name="ce1">
            <text:p>77012657444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date" office:date-value="2010-11-05T00:00:00" table:style-name="ce2">
            <text:p>05.11.2010</text:p>
          </table:table-cell>
          <table:table-cell office:value-type="string" table:style-name="ce3">
            <text:p>AB2005</text:p>
          </table:table-cell>
          <table:table-cell office:value-type="float" office:value="79021766553" table:style-name="ce1">
            <text:p>79021766553</text:p>
          </table:table-cell>
          <table:table-cell table:number-columns-repeated="4" table:style-name="ce1"/>
          <table:table-cell office:value-type="float" office:value="304" table:style-name="ce1">
            <text:p>304</text:p>
          </table:table-cell>
          <table:table-cell office:value-type="date" office:date-value="2011-08-24T00:00:00" table:style-name="ce2">
            <text:p>24.08.2011</text:p>
          </table:table-cell>
          <table:table-cell office:value-type="string" table:style-name="ce3">
            <text:p>BF2008</text:p>
          </table:table-cell>
          <table:table-cell office:value-type="float" office:value="87100788765" table:style-name="ce1">
            <text:p>87100788765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date" office:date-value="2010-11-06T00:00:00" table:style-name="ce2">
            <text:p>06.11.2010</text:p>
          </table:table-cell>
          <table:table-cell office:value-type="string" table:style-name="ce3">
            <text:p>AC2005</text:p>
          </table:table-cell>
          <table:table-cell office:value-type="float" office:value="79063009468" table:style-name="ce1">
            <text:p>79063009468</text:p>
          </table:table-cell>
          <table:table-cell table:number-columns-repeated="4" table:style-name="ce1"/>
          <table:table-cell office:value-type="float" office:value="305" table:style-name="ce1">
            <text:p>305</text:p>
          </table:table-cell>
          <table:table-cell office:value-type="date" office:date-value="2011-08-25T00:00:00" table:style-name="ce2">
            <text:p>25.08.2011</text:p>
          </table:table-cell>
          <table:table-cell office:value-type="string" table:style-name="ce3">
            <text:p>AA2005</text:p>
          </table:table-cell>
          <table:table-cell office:value-type="float" office:value="70120675819" table:style-name="ce1">
            <text:p>70120675819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date" office:date-value="2010-11-07T00:00:00" table:style-name="ce2">
            <text:p>07.11.2010</text:p>
          </table:table-cell>
          <table:table-cell office:value-type="string" table:style-name="ce3">
            <text:p>AW2010</text:p>
          </table:table-cell>
          <table:table-cell office:value-type="float" office:value="90030999826" table:style-name="ce1">
            <text:p>90030999826</text:p>
          </table:table-cell>
          <table:table-cell table:number-columns-repeated="4" table:style-name="ce1"/>
          <table:table-cell office:value-type="float" office:value="306" table:style-name="ce1">
            <text:p>306</text:p>
          </table:table-cell>
          <table:table-cell office:value-type="date" office:date-value="2011-08-26T00:00:00" table:style-name="ce2">
            <text:p>26.08.2011</text:p>
          </table:table-cell>
          <table:table-cell office:value-type="string" table:style-name="ce3">
            <text:p>AB2005</text:p>
          </table:table-cell>
          <table:table-cell office:value-type="float" office:value="87100488725" table:style-name="ce1">
            <text:p>87100488725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AC2008</text:p>
          </table:table-cell>
          <table:table-cell office:value-type="float" office:value="89101774688" table:style-name="ce1">
            <text:p>89101774688</text:p>
          </table:table-cell>
          <table:table-cell table:number-columns-repeated="4" table:style-name="ce1"/>
          <table:table-cell office:value-type="float" office:value="307" table:style-name="ce1">
            <text:p>307</text:p>
          </table:table-cell>
          <table:table-cell office:value-type="date" office:date-value="2011-08-27T00:00:00" table:style-name="ce2">
            <text:p>27.08.2011</text:p>
          </table:table-cell>
          <table:table-cell office:value-type="string" table:style-name="ce3">
            <text:p>AC2005</text:p>
          </table:table-cell>
          <table:table-cell office:value-type="float" office:value="84092799822" table:style-name="ce1">
            <text:p>8409279982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BB2005</text:p>
          </table:table-cell>
          <table:table-cell office:value-type="float" office:value="80072765563" table:style-name="ce1">
            <text:p>80072765563</text:p>
          </table:table-cell>
          <table:table-cell table:number-columns-repeated="4" table:style-name="ce1"/>
          <table:table-cell office:value-type="float" office:value="308" table:style-name="ce1">
            <text:p>308</text:p>
          </table:table-cell>
          <table:table-cell office:value-type="date" office:date-value="2011-08-28T00:00:00" table:style-name="ce2">
            <text:p>28.08.2011</text:p>
          </table:table-cell>
          <table:table-cell office:value-type="string" table:style-name="ce3">
            <text:p>AC2010</text:p>
          </table:table-cell>
          <table:table-cell office:value-type="float" office:value="79122889753" table:style-name="ce1">
            <text:p>79122889753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CD2007</text:p>
          </table:table-cell>
          <table:table-cell office:value-type="float" office:value="95082778926" table:style-name="ce1">
            <text:p>95082778926</text:p>
          </table:table-cell>
          <table:table-cell table:number-columns-repeated="4" table:style-name="ce1"/>
          <table:table-cell office:value-type="float" office:value="309" table:style-name="ce1">
            <text:p>309</text:p>
          </table:table-cell>
          <table:table-cell office:value-type="date" office:date-value="2011-08-29T00:00:00" table:style-name="ce2">
            <text:p>29.08.2011</text:p>
          </table:table-cell>
          <table:table-cell office:value-type="string" table:style-name="ce3">
            <text:p>AC2008</text:p>
          </table:table-cell>
          <table:table-cell office:value-type="float" office:value="90030999856" table:style-name="ce1">
            <text:p>90030999856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DD1983</text:p>
          </table:table-cell>
          <table:table-cell office:value-type="float" office:value="79012776558" table:style-name="ce1">
            <text:p>79012776558</text:p>
          </table:table-cell>
          <table:table-cell table:number-columns-repeated="4" table:style-name="ce1"/>
          <table:table-cell office:value-type="float" office:value="310" table:style-name="ce1">
            <text:p>310</text:p>
          </table:table-cell>
          <table:table-cell office:value-type="date" office:date-value="2011-08-31T00:00:00" table:style-name="ce2">
            <text:p>31.08.2011</text:p>
          </table:table-cell>
          <table:table-cell office:value-type="string" table:style-name="ce3">
            <text:p>BB2005</text:p>
          </table:table-cell>
          <table:table-cell office:value-type="float" office:value="73092076849" table:style-name="ce1">
            <text:p>73092076849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AC2003</text:p>
          </table:table-cell>
          <table:table-cell office:value-type="float" office:value="77012657439" table:style-name="ce1">
            <text:p>77012657439</text:p>
          </table:table-cell>
          <table:table-cell table:number-columns-repeated="4" table:style-name="ce1"/>
          <table:table-cell office:value-type="float" office:value="311" table:style-name="ce1">
            <text:p>311</text:p>
          </table:table-cell>
          <table:table-cell office:value-type="date" office:date-value="2011-08-31T00:00:00" table:style-name="ce2">
            <text:p>31.08.2011</text:p>
          </table:table-cell>
          <table:table-cell office:value-type="string" table:style-name="ce3">
            <text:p>CD2007</text:p>
          </table:table-cell>
          <table:table-cell office:value-type="float" office:value="79101010977" table:style-name="ce1">
            <text:p>79101010977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CD2008</text:p>
          </table:table-cell>
          <table:table-cell office:value-type="float" office:value="82070688934" table:style-name="ce1">
            <text:p>82070688934</text:p>
          </table:table-cell>
          <table:table-cell table:number-columns-repeated="4" table:style-name="ce1"/>
          <table:table-cell office:value-type="float" office:value="312" table:style-name="ce1">
            <text:p>312</text:p>
          </table:table-cell>
          <table:table-cell office:value-type="date" office:date-value="2011-09-01T00:00:00" table:style-name="ce2">
            <text:p>01.09.2011</text:p>
          </table:table-cell>
          <table:table-cell office:value-type="string" table:style-name="ce3">
            <text:p>DD1983</text:p>
          </table:table-cell>
          <table:table-cell office:value-type="float" office:value="47032598027" table:style-name="ce1">
            <text:p>47032598027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date" office:date-value="2010-11-10T00:00:00" table:style-name="ce2">
            <text:p>10.11.2010</text:p>
          </table:table-cell>
          <table:table-cell office:value-type="string" table:style-name="ce3">
            <text:p>DD2007</text:p>
          </table:table-cell>
          <table:table-cell office:value-type="float" office:value="87121987686" table:style-name="ce1">
            <text:p>87121987686</text:p>
          </table:table-cell>
          <table:table-cell table:number-columns-repeated="4" table:style-name="ce1"/>
          <table:table-cell office:value-type="float" office:value="313" table:style-name="ce1">
            <text:p>313</text:p>
          </table:table-cell>
          <table:table-cell office:value-type="date" office:date-value="2011-09-02T00:00:00" table:style-name="ce2">
            <text:p>02.09.2011</text:p>
          </table:table-cell>
          <table:table-cell office:value-type="string" table:style-name="ce3">
            <text:p>AC2003</text:p>
          </table:table-cell>
          <table:table-cell office:value-type="float" office:value="65082890067" table:style-name="ce1">
            <text:p>65082890067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date" office:date-value="2010-11-11T00:00:00" table:style-name="ce2">
            <text:p>11.11.2010</text:p>
          </table:table-cell>
          <table:table-cell office:value-type="string" table:style-name="ce3">
            <text:p>BF1999</text:p>
          </table:table-cell>
          <table:table-cell office:value-type="float" office:value="91050687765" table:style-name="ce1">
            <text:p>91050687765</text:p>
          </table:table-cell>
          <table:table-cell table:number-columns-repeated="4" table:style-name="ce1"/>
          <table:table-cell office:value-type="float" office:value="314" table:style-name="ce1">
            <text:p>314</text:p>
          </table:table-cell>
          <table:table-cell office:value-type="date" office:date-value="2011-09-02T00:00:00" table:style-name="ce2">
            <text:p>02.09.2011</text:p>
          </table:table-cell>
          <table:table-cell office:value-type="string" table:style-name="ce3">
            <text:p>CD2008</text:p>
          </table:table-cell>
          <table:table-cell office:value-type="float" office:value="89022908766" table:style-name="ce1">
            <text:p>89022908766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date" office:date-value="2010-11-12T00:00:00" table:style-name="ce2">
            <text:p>12.11.2010</text:p>
          </table:table-cell>
          <table:table-cell office:value-type="string" table:style-name="ce3">
            <text:p>AA2000</text:p>
          </table:table-cell>
          <table:table-cell office:value-type="float" office:value="58073022657" table:style-name="ce1">
            <text:p>58073022657</text:p>
          </table:table-cell>
          <table:table-cell table:number-columns-repeated="4" table:style-name="ce1"/>
          <table:table-cell office:value-type="float" office:value="315" table:style-name="ce1">
            <text:p>315</text:p>
          </table:table-cell>
          <table:table-cell office:value-type="date" office:date-value="2011-09-03T00:00:00" table:style-name="ce2">
            <text:p>03.09.2011</text:p>
          </table:table-cell>
          <table:table-cell office:value-type="string" table:style-name="ce3">
            <text:p>DD2007</text:p>
          </table:table-cell>
          <table:table-cell office:value-type="float" office:value="73050412326" table:style-name="ce1">
            <text:p>73050412326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date" office:date-value="2010-11-13T00:00:00" table:style-name="ce2">
            <text:p>13.11.2010</text:p>
          </table:table-cell>
          <table:table-cell office:value-type="string" table:style-name="ce3">
            <text:p>AB2006</text:p>
          </table:table-cell>
          <table:table-cell office:value-type="float" office:value="89122889704" table:style-name="ce1">
            <text:p>89122889704</text:p>
          </table:table-cell>
          <table:table-cell table:number-columns-repeated="4" table:style-name="ce1"/>
          <table:table-cell office:value-type="float" office:value="316" table:style-name="ce1">
            <text:p>316</text:p>
          </table:table-cell>
          <table:table-cell office:value-type="date" office:date-value="2011-09-04T00:00:00" table:style-name="ce2">
            <text:p>04.09.2011</text:p>
          </table:table-cell>
          <table:table-cell office:value-type="string" table:style-name="ce3">
            <text:p>BF1999</text:p>
          </table:table-cell>
          <table:table-cell office:value-type="float" office:value="65082890107" table:style-name="ce1">
            <text:p>65082890107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date" office:date-value="2010-11-14T00:00:00" table:style-name="ce2">
            <text:p>14.11.2010</text:p>
          </table:table-cell>
          <table:table-cell office:value-type="string" table:style-name="ce3">
            <text:p>AZ2009</text:p>
          </table:table-cell>
          <table:table-cell office:value-type="float" office:value="86112376544" table:style-name="ce1">
            <text:p>86112376544</text:p>
          </table:table-cell>
          <table:table-cell table:number-columns-repeated="4" table:style-name="ce1"/>
          <table:table-cell office:value-type="float" office:value="317" table:style-name="ce1">
            <text:p>317</text:p>
          </table:table-cell>
          <table:table-cell office:value-type="date" office:date-value="2011-09-05T00:00:00" table:style-name="ce2">
            <text:p>05.09.2011</text:p>
          </table:table-cell>
          <table:table-cell office:value-type="string" table:style-name="ce3">
            <text:p>AA2000</text:p>
          </table:table-cell>
          <table:table-cell office:value-type="float" office:value="89022489744" table:style-name="ce1">
            <text:p>89022489744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BH2004</text:p>
          </table:table-cell>
          <table:table-cell office:value-type="float" office:value="73050512356" table:style-name="ce1">
            <text:p>73050512356</text:p>
          </table:table-cell>
          <table:table-cell table:number-columns-repeated="4" table:style-name="ce1"/>
          <table:table-cell office:value-type="float" office:value="318" table:style-name="ce1">
            <text:p>318</text:p>
          </table:table-cell>
          <table:table-cell office:value-type="date" office:date-value="2011-09-06T00:00:00" table:style-name="ce2">
            <text:p>06.09.2011</text:p>
          </table:table-cell>
          <table:table-cell office:value-type="string" table:style-name="ce3">
            <text:p>AB2006</text:p>
          </table:table-cell>
          <table:table-cell office:value-type="float" office:value="81042277655" table:style-name="ce1">
            <text:p>81042277655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BB1999</text:p>
          </table:table-cell>
          <table:table-cell office:value-type="float" office:value="89121744366" table:style-name="ce1">
            <text:p>89121744366</text:p>
          </table:table-cell>
          <table:table-cell table:number-columns-repeated="4" table:style-name="ce1"/>
          <table:table-cell office:value-type="float" office:value="319" table:style-name="ce1">
            <text:p>319</text:p>
          </table:table-cell>
          <table:table-cell office:value-type="date" office:date-value="2011-09-07T00:00:00" table:style-name="ce2">
            <text:p>07.09.2011</text:p>
          </table:table-cell>
          <table:table-cell office:value-type="string" table:style-name="ce3">
            <text:p>AX2009</text:p>
          </table:table-cell>
          <table:table-cell office:value-type="float" office:value="88022685932" table:style-name="ce1">
            <text:p>88022685932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AC2000</text:p>
          </table:table-cell>
          <table:table-cell office:value-type="float" office:value="89022908736" table:style-name="ce1">
            <text:p>89022908736</text:p>
          </table:table-cell>
          <table:table-cell table:number-columns-repeated="4" table:style-name="ce1"/>
          <table:table-cell office:value-type="float" office:value="320" table:style-name="ce1">
            <text:p>320</text:p>
          </table:table-cell>
          <table:table-cell office:value-type="date" office:date-value="2011-09-07T00:00:00" table:style-name="ce2">
            <text:p>07.09.2011</text:p>
          </table:table-cell>
          <table:table-cell office:value-type="string" table:style-name="ce3">
            <text:p>BB2001</text:p>
          </table:table-cell>
          <table:table-cell office:value-type="float" office:value="89122489714" table:style-name="ce1">
            <text:p>89122489714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BH2004</text:p>
          </table:table-cell>
          <table:table-cell office:value-type="float" office:value="79052707768" table:style-name="ce1">
            <text:p>79052707768</text:p>
          </table:table-cell>
          <table:table-cell table:number-columns-repeated="4" table:style-name="ce1"/>
          <table:table-cell office:value-type="float" office:value="321" table:style-name="ce1">
            <text:p>321</text:p>
          </table:table-cell>
          <table:table-cell office:value-type="date" office:date-value="2011-09-08T00:00:00" table:style-name="ce2">
            <text:p>08.09.2011</text:p>
          </table:table-cell>
          <table:table-cell office:value-type="string" table:style-name="ce3">
            <text:p>BB1999</text:p>
          </table:table-cell>
          <table:table-cell office:value-type="float" office:value="83081788913" table:style-name="ce1">
            <text:p>83081788913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BB1999</text:p>
          </table:table-cell>
          <table:table-cell office:value-type="float" office:value="79022776533" table:style-name="ce1">
            <text:p>79022776533</text:p>
          </table:table-cell>
          <table:table-cell table:number-columns-repeated="4" table:style-name="ce1"/>
          <table:table-cell office:value-type="float" office:value="322" table:style-name="ce1">
            <text:p>322</text:p>
          </table:table-cell>
          <table:table-cell office:value-type="date" office:date-value="2011-09-09T00:00:00" table:style-name="ce2">
            <text:p>09.09.2011</text:p>
          </table:table-cell>
          <table:table-cell office:value-type="string" table:style-name="ce3">
            <text:p>AC2000</text:p>
          </table:table-cell>
          <table:table-cell office:value-type="float" office:value="95082036587" table:style-name="ce1">
            <text:p>95082036587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AC2000</text:p>
          </table:table-cell>
          <table:table-cell office:value-type="float" office:value="89123009458" table:style-name="ce1">
            <text:p>89123009458</text:p>
          </table:table-cell>
          <table:table-cell table:number-columns-repeated="4" table:style-name="ce1"/>
          <table:table-cell office:value-type="float" office:value="323" table:style-name="ce1">
            <text:p>323</text:p>
          </table:table-cell>
          <table:table-cell office:value-type="date" office:date-value="2011-09-10T00:00:00" table:style-name="ce2">
            <text:p>10.09.2011</text:p>
          </table:table-cell>
          <table:table-cell office:value-type="string" table:style-name="ce3">
            <text:p>BB2001</text:p>
          </table:table-cell>
          <table:table-cell office:value-type="float" office:value="88030422354" table:style-name="ce1">
            <text:p>88030422354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BF2008</text:p>
          </table:table-cell>
          <table:table-cell office:value-type="float" office:value="79092009769" table:style-name="ce1">
            <text:p>79092009769</text:p>
          </table:table-cell>
          <table:table-cell table:number-columns-repeated="4" table:style-name="ce1"/>
          <table:table-cell office:value-type="float" office:value="324" table:style-name="ce1">
            <text:p>324</text:p>
          </table:table-cell>
          <table:table-cell office:value-type="date" office:date-value="2011-09-10T00:00:00" table:style-name="ce2">
            <text:p>10.09.2011</text:p>
          </table:table-cell>
          <table:table-cell office:value-type="string" table:style-name="ce3">
            <text:p>BB1999</text:p>
          </table:table-cell>
          <table:table-cell office:value-type="float" office:value="87080799825" table:style-name="ce1">
            <text:p>87080799825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0-11-15T00:00:00" table:style-name="ce2">
            <text:p>15.11.2010</text:p>
          </table:table-cell>
          <table:table-cell office:value-type="string" table:style-name="ce3">
            <text:p>AA2005</text:p>
          </table:table-cell>
          <table:table-cell office:value-type="float" office:value="83081788913" table:style-name="ce1">
            <text:p>83081788913</text:p>
          </table:table-cell>
          <table:table-cell table:number-columns-repeated="4" table:style-name="ce1"/>
          <table:table-cell office:value-type="float" office:value="325" table:style-name="ce1">
            <text:p>325</text:p>
          </table:table-cell>
          <table:table-cell office:value-type="date" office:date-value="2011-09-11T00:00:00" table:style-name="ce2">
            <text:p>11.09.2011</text:p>
          </table:table-cell>
          <table:table-cell office:value-type="string" table:style-name="ce3">
            <text:p>AC2000</text:p>
          </table:table-cell>
          <table:table-cell office:value-type="float" office:value="80072765543" table:style-name="ce1">
            <text:p>80072765543</text:p>
          </table:table-cell>
          <table:table-cell table:number-columns-repeated="1637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date" office:date-value="2010-11-16T00:00:00" table:style-name="ce2">
            <text:p>16.11.2010</text:p>
          </table:table-cell>
          <table:table-cell office:value-type="string" table:style-name="ce3">
            <text:p>AB2005</text:p>
          </table:table-cell>
          <table:table-cell office:value-type="float" office:value="78062657877" table:style-name="ce1">
            <text:p>78062657877</text:p>
          </table:table-cell>
          <table:table-cell table:number-columns-repeated="4" table:style-name="ce1"/>
          <table:table-cell office:value-type="float" office:value="326" table:style-name="ce1">
            <text:p>326</text:p>
          </table:table-cell>
          <table:table-cell office:value-type="date" office:date-value="2011-09-12T00:00:00" table:style-name="ce2">
            <text:p>12.09.2011</text:p>
          </table:table-cell>
          <table:table-cell office:value-type="string" table:style-name="ce3">
            <text:p>BF2008</text:p>
          </table:table-cell>
          <table:table-cell office:value-type="float" office:value="76122675877" table:style-name="ce1">
            <text:p>76122675877</text:p>
          </table:table-cell>
          <table:table-cell table:number-columns-repeated="1637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date" office:date-value="2010-11-17T00:00:00" table:style-name="ce2">
            <text:p>17.11.2010</text:p>
          </table:table-cell>
          <table:table-cell office:value-type="string" table:style-name="ce3">
            <text:p>AC2005</text:p>
          </table:table-cell>
          <table:table-cell office:value-type="float" office:value="77012657444" table:style-name="ce1">
            <text:p>77012657444</text:p>
          </table:table-cell>
          <table:table-cell table:number-columns-repeated="4" table:style-name="ce1"/>
          <table:table-cell office:value-type="float" office:value="327" table:style-name="ce1">
            <text:p>327</text:p>
          </table:table-cell>
          <table:table-cell office:value-type="date" office:date-value="2011-09-13T00:00:00" table:style-name="ce2">
            <text:p>13.09.2011</text:p>
          </table:table-cell>
          <table:table-cell office:value-type="string" table:style-name="ce3">
            <text:p>AA2005</text:p>
          </table:table-cell>
          <table:table-cell office:value-type="float" office:value="49060987956" table:style-name="ce1">
            <text:p>49060987956</text:p>
          </table:table-cell>
          <table:table-cell table:number-columns-repeated="1637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date" office:date-value="2010-11-18T00:00:00" table:style-name="ce2">
            <text:p>18.11.2010</text:p>
          </table:table-cell>
          <table:table-cell office:value-type="string" table:style-name="ce3">
            <text:p>AC2010</text:p>
          </table:table-cell>
          <table:table-cell office:value-type="float" office:value="87100788765" table:style-name="ce1">
            <text:p>87100788765</text:p>
          </table:table-cell>
          <table:table-cell table:number-columns-repeated="4" table:style-name="ce1"/>
          <table:table-cell office:value-type="float" office:value="328" table:style-name="ce1">
            <text:p>328</text:p>
          </table:table-cell>
          <table:table-cell office:value-type="date" office:date-value="2011-09-14T00:00:00" table:style-name="ce2">
            <text:p>14.09.2011</text:p>
          </table:table-cell>
          <table:table-cell office:value-type="string" table:style-name="ce3">
            <text:p>AB2005</text:p>
          </table:table-cell>
          <table:table-cell office:value-type="float" office:value="88022685902" table:style-name="ce1">
            <text:p>88022685902</text:p>
          </table:table-cell>
          <table:table-cell table:number-columns-repeated="1637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date" office:date-value="2010-11-19T00:00:00" table:style-name="ce2">
            <text:p>19.11.2010</text:p>
          </table:table-cell>
          <table:table-cell office:value-type="string" table:style-name="ce3">
            <text:p>AC2008</text:p>
          </table:table-cell>
          <table:table-cell office:value-type="float" office:value="70120675819" table:style-name="ce1">
            <text:p>70120675819</text:p>
          </table:table-cell>
          <table:table-cell table:number-columns-repeated="4" table:style-name="ce1"/>
          <table:table-cell office:value-type="float" office:value="329" table:style-name="ce1">
            <text:p>329</text:p>
          </table:table-cell>
          <table:table-cell office:value-type="date" office:date-value="2011-09-15T00:00:00" table:style-name="ce2">
            <text:p>15.09.2011</text:p>
          </table:table-cell>
          <table:table-cell office:value-type="string" table:style-name="ce3">
            <text:p>AC2005</text:p>
          </table:table-cell>
          <table:table-cell office:value-type="float" office:value="90010488986" table:style-name="ce1">
            <text:p>90010488986</text:p>
          </table:table-cell>
          <table:table-cell table:number-columns-repeated="1637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date" office:date-value="2010-11-20T00:00:00" table:style-name="ce2">
            <text:p>20.11.2010</text:p>
          </table:table-cell>
          <table:table-cell office:value-type="string" table:style-name="ce3">
            <text:p>BB2005</text:p>
          </table:table-cell>
          <table:table-cell office:value-type="float" office:value="87100488725" table:style-name="ce1">
            <text:p>87100488725</text:p>
          </table:table-cell>
          <table:table-cell table:number-columns-repeated="4" table:style-name="ce1"/>
          <table:table-cell office:value-type="float" office:value="330" table:style-name="ce1">
            <text:p>330</text:p>
          </table:table-cell>
          <table:table-cell office:value-type="date" office:date-value="2011-09-16T00:00:00" table:style-name="ce2">
            <text:p>16.09.2011</text:p>
          </table:table-cell>
          <table:table-cell office:value-type="string" table:style-name="ce3">
            <text:p>AS2010</text:p>
          </table:table-cell>
          <table:table-cell office:value-type="float" office:value="84091751933" table:style-name="ce1">
            <text:p>84091751933</text:p>
          </table:table-cell>
          <table:table-cell table:number-columns-repeated="1637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date" office:date-value="2010-11-21T00:00:00" table:style-name="ce2">
            <text:p>21.11.2010</text:p>
          </table:table-cell>
          <table:table-cell office:value-type="string" table:style-name="ce3">
            <text:p>AC2000</text:p>
          </table:table-cell>
          <table:table-cell office:value-type="float" office:value="84092799822" table:style-name="ce1">
            <text:p>84092799822</text:p>
          </table:table-cell>
          <table:table-cell table:number-columns-repeated="4" table:style-name="ce1"/>
          <table:table-cell office:value-type="float" office:value="331" table:style-name="ce1">
            <text:p>331</text:p>
          </table:table-cell>
          <table:table-cell office:value-type="date" office:date-value="2011-09-16T00:00:00" table:style-name="ce2">
            <text:p>16.09.2011</text:p>
          </table:table-cell>
          <table:table-cell office:value-type="string" table:style-name="ce3">
            <text:p>AC2008</text:p>
          </table:table-cell>
          <table:table-cell office:value-type="float" office:value="88111299954" table:style-name="ce1">
            <text:p>88111299954</text:p>
          </table:table-cell>
          <table:table-cell table:number-columns-repeated="1637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date" office:date-value="2010-11-22T00:00:00" table:style-name="ce2">
            <text:p>22.11.2010</text:p>
          </table:table-cell>
          <table:table-cell office:value-type="string" table:style-name="ce3">
            <text:p>AC1992</text:p>
          </table:table-cell>
          <table:table-cell office:value-type="float" office:value="79122889753" table:style-name="ce1">
            <text:p>79122889753</text:p>
          </table:table-cell>
          <table:table-cell table:number-columns-repeated="4" table:style-name="ce1"/>
          <table:table-cell office:value-type="float" office:value="332" table:style-name="ce1">
            <text:p>332</text:p>
          </table:table-cell>
          <table:table-cell office:value-type="date" office:date-value="2011-09-17T00:00:00" table:style-name="ce2">
            <text:p>17.09.2011</text:p>
          </table:table-cell>
          <table:table-cell office:value-type="string" table:style-name="ce3">
            <text:p>BB2005</text:p>
          </table:table-cell>
          <table:table-cell office:value-type="float" office:value="73082076855" table:style-name="ce1">
            <text:p>73082076855</text:p>
          </table:table-cell>
          <table:table-cell table:number-columns-repeated="1637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date" office:date-value="2010-11-23T00:00:00" table:style-name="ce2">
            <text:p>23.11.2010</text:p>
          </table:table-cell>
          <table:table-cell office:value-type="string" table:style-name="ce3">
            <text:p>BD2005</text:p>
          </table:table-cell>
          <table:table-cell office:value-type="float" office:value="90030999856" table:style-name="ce1">
            <text:p>90030999856</text:p>
          </table:table-cell>
          <table:table-cell table:number-columns-repeated="4" table:style-name="ce1"/>
          <table:table-cell office:value-type="float" office:value="333" table:style-name="ce1">
            <text:p>333</text:p>
          </table:table-cell>
          <table:table-cell office:value-type="date" office:date-value="2011-09-18T00:00:00" table:style-name="ce2">
            <text:p>18.09.2011</text:p>
          </table:table-cell>
          <table:table-cell office:value-type="string" table:style-name="ce3">
            <text:p>AC2000</text:p>
          </table:table-cell>
          <table:table-cell office:value-type="float" office:value="78061600937" table:style-name="ce1">
            <text:p>78061600937</text:p>
          </table:table-cell>
          <table:table-cell table:number-columns-repeated="1637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date" office:date-value="2010-11-23T00:00:00" table:style-name="ce2">
            <text:p>23.11.2010</text:p>
          </table:table-cell>
          <table:table-cell office:value-type="string" table:style-name="ce3">
            <text:p>CD2002</text:p>
          </table:table-cell>
          <table:table-cell office:value-type="float" office:value="73092076849" table:style-name="ce1">
            <text:p>73092076849</text:p>
          </table:table-cell>
          <table:table-cell table:number-columns-repeated="4" table:style-name="ce1"/>
          <table:table-cell office:value-type="float" office:value="334" table:style-name="ce1">
            <text:p>334</text:p>
          </table:table-cell>
          <table:table-cell office:value-type="date" office:date-value="2011-09-19T00:00:00" table:style-name="ce2">
            <text:p>19.09.2011</text:p>
          </table:table-cell>
          <table:table-cell office:value-type="string" table:style-name="ce3">
            <text:p>AC1992</text:p>
          </table:table-cell>
          <table:table-cell office:value-type="float" office:value="90051902315" table:style-name="ce1">
            <text:p>90051902315</text:p>
          </table:table-cell>
          <table:table-cell table:number-columns-repeated="1637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date" office:date-value="2010-11-23T00:00:00" table:style-name="ce2">
            <text:p>23.11.2010</text:p>
          </table:table-cell>
          <table:table-cell office:value-type="string" table:style-name="ce3">
            <text:p>DD2009</text:p>
          </table:table-cell>
          <table:table-cell office:value-type="float" office:value="79101010977" table:style-name="ce1">
            <text:p>79101010977</text:p>
          </table:table-cell>
          <table:table-cell table:number-columns-repeated="4" table:style-name="ce1"/>
          <table:table-cell office:value-type="float" office:value="335" table:style-name="ce1">
            <text:p>335</text:p>
          </table:table-cell>
          <table:table-cell office:value-type="date" office:date-value="2011-09-20T00:00:00" table:style-name="ce2">
            <text:p>20.09.2011</text:p>
          </table:table-cell>
          <table:table-cell office:value-type="string" table:style-name="ce3">
            <text:p>AL2010</text:p>
          </table:table-cell>
          <table:table-cell office:value-type="float" office:value="75082822346" table:style-name="ce1">
            <text:p>75082822346</text:p>
          </table:table-cell>
          <table:table-cell table:number-columns-repeated="1637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2010-11-23T00:00:00" table:style-name="ce2">
            <text:p>23.11.2010</text:p>
          </table:table-cell>
          <table:table-cell office:value-type="string" table:style-name="ce3">
            <text:p>AC1997</text:p>
          </table:table-cell>
          <table:table-cell office:value-type="float" office:value="47032598027" table:style-name="ce1">
            <text:p>47032598027</text:p>
          </table:table-cell>
          <table:table-cell table:number-columns-repeated="4" table:style-name="ce1"/>
          <table:table-cell office:value-type="float" office:value="336" table:style-name="ce1">
            <text:p>336</text:p>
          </table:table-cell>
          <table:table-cell office:value-type="date" office:date-value="2011-09-20T00:00:00" table:style-name="ce2">
            <text:p>20.09.2011</text:p>
          </table:table-cell>
          <table:table-cell office:value-type="string" table:style-name="ce3">
            <text:p>CD2002</text:p>
          </table:table-cell>
          <table:table-cell office:value-type="float" office:value="89122589754" table:style-name="ce1">
            <text:p>89122589754</text:p>
          </table:table-cell>
          <table:table-cell table:number-columns-repeated="1637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date" office:date-value="2010-11-23T00:00:00" table:style-name="ce2">
            <text:p>23.11.2010</text:p>
          </table:table-cell>
          <table:table-cell office:value-type="string" table:style-name="ce3">
            <text:p>CD2002</text:p>
          </table:table-cell>
          <table:table-cell office:value-type="float" office:value="65082890067" table:style-name="ce1">
            <text:p>65082890067</text:p>
          </table:table-cell>
          <table:table-cell table:number-columns-repeated="4" table:style-name="ce1"/>
          <table:table-cell office:value-type="float" office:value="337" table:style-name="ce1">
            <text:p>337</text:p>
          </table:table-cell>
          <table:table-cell office:value-type="date" office:date-value="2011-09-21T00:00:00" table:style-name="ce2">
            <text:p>21.09.2011</text:p>
          </table:table-cell>
          <table:table-cell office:value-type="string" table:style-name="ce3">
            <text:p>DD2009</text:p>
          </table:table-cell>
          <table:table-cell office:value-type="float" office:value="85102809896" table:style-name="ce1">
            <text:p>85102809896</text:p>
          </table:table-cell>
          <table:table-cell table:number-columns-repeated="1637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date" office:date-value="2010-11-24T00:00:00" table:style-name="ce2">
            <text:p>24.11.2010</text:p>
          </table:table-cell>
          <table:table-cell office:value-type="string" table:style-name="ce3">
            <text:p>DD2002</text:p>
          </table:table-cell>
          <table:table-cell office:value-type="float" office:value="89022908766" table:style-name="ce1">
            <text:p>89022908766</text:p>
          </table:table-cell>
          <table:table-cell table:number-columns-repeated="4" table:style-name="ce1"/>
          <table:table-cell office:value-type="float" office:value="338" table:style-name="ce1">
            <text:p>338</text:p>
          </table:table-cell>
          <table:table-cell office:value-type="date" office:date-value="2011-09-22T00:00:00" table:style-name="ce2">
            <text:p>22.09.2011</text:p>
          </table:table-cell>
          <table:table-cell office:value-type="string" table:style-name="ce3">
            <text:p>AC1997</text:p>
          </table:table-cell>
          <table:table-cell office:value-type="float" office:value="89040987715" table:style-name="ce1">
            <text:p>89040987715</text:p>
          </table:table-cell>
          <table:table-cell table:number-columns-repeated="1637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date" office:date-value="2010-11-25T00:00:00" table:style-name="ce2">
            <text:p>25.11.2010</text:p>
          </table:table-cell>
          <table:table-cell office:value-type="string" table:style-name="ce3">
            <text:p>BF1990</text:p>
          </table:table-cell>
          <table:table-cell office:value-type="float" office:value="73050412326" table:style-name="ce1">
            <text:p>73050412326</text:p>
          </table:table-cell>
          <table:table-cell table:number-columns-repeated="4" table:style-name="ce1"/>
          <table:table-cell office:value-type="float" office:value="339" table:style-name="ce1">
            <text:p>339</text:p>
          </table:table-cell>
          <table:table-cell office:value-type="date" office:date-value="2011-09-23T00:00:00" table:style-name="ce2">
            <text:p>23.09.2011</text:p>
          </table:table-cell>
          <table:table-cell office:value-type="string" table:style-name="ce3">
            <text:p>CD2002</text:p>
          </table:table-cell>
          <table:table-cell office:value-type="float" office:value="79022707767" table:style-name="ce1">
            <text:p>79022707767</text:p>
          </table:table-cell>
          <table:table-cell table:number-columns-repeated="1637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date" office:date-value="2010-11-26T00:00:00" table:style-name="ce2">
            <text:p>26.11.2010</text:p>
          </table:table-cell>
          <table:table-cell office:value-type="string" table:style-name="ce3">
            <text:p>BC2009</text:p>
          </table:table-cell>
          <table:table-cell office:value-type="float" office:value="65082890107" table:style-name="ce1">
            <text:p>65082890107</text:p>
          </table:table-cell>
          <table:table-cell table:number-columns-repeated="4" table:style-name="ce1"/>
          <table:table-cell office:value-type="float" office:value="340" table:style-name="ce1">
            <text:p>340</text:p>
          </table:table-cell>
          <table:table-cell office:value-type="date" office:date-value="2011-09-24T00:00:00" table:style-name="ce2">
            <text:p>24.09.2011</text:p>
          </table:table-cell>
          <table:table-cell office:value-type="string" table:style-name="ce3">
            <text:p>DD2002</text:p>
          </table:table-cell>
          <table:table-cell office:value-type="float" office:value="70120675818" table:style-name="ce1">
            <text:p>70120675818</text:p>
          </table:table-cell>
          <table:table-cell table:number-columns-repeated="1637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date" office:date-value="2010-11-27T00:00:00" table:style-name="ce2">
            <text:p>27.11.2010</text:p>
          </table:table-cell>
          <table:table-cell office:value-type="string" table:style-name="ce3">
            <text:p>AB2009</text:p>
          </table:table-cell>
          <table:table-cell office:value-type="float" office:value="89022489744" table:style-name="ce1">
            <text:p>89022489744</text:p>
          </table:table-cell>
          <table:table-cell table:number-columns-repeated="4" table:style-name="ce1"/>
          <table:table-cell office:value-type="float" office:value="341" table:style-name="ce1">
            <text:p>341</text:p>
          </table:table-cell>
          <table:table-cell office:value-type="date" office:date-value="2011-09-24T00:00:00" table:style-name="ce2">
            <text:p>24.09.2011</text:p>
          </table:table-cell>
          <table:table-cell office:value-type="string" table:style-name="ce3">
            <text:p>BD2005</text:p>
          </table:table-cell>
          <table:table-cell office:value-type="float" office:value="47032598048" table:style-name="ce1">
            <text:p>47032598048</text:p>
          </table:table-cell>
          <table:table-cell table:number-columns-repeated="1637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date" office:date-value="2010-11-28T00:00:00" table:style-name="ce2">
            <text:p>28.11.2010</text:p>
          </table:table-cell>
          <table:table-cell office:value-type="string" table:style-name="ce3">
            <text:p>BC2009</text:p>
          </table:table-cell>
          <table:table-cell office:value-type="float" office:value="81042277655" table:style-name="ce1">
            <text:p>81042277655</text:p>
          </table:table-cell>
          <table:table-cell table:number-columns-repeated="4" table:style-name="ce1"/>
          <table:table-cell office:value-type="float" office:value="342" table:style-name="ce1">
            <text:p>342</text:p>
          </table:table-cell>
          <table:table-cell office:value-type="date" office:date-value="2011-09-24T00:00:00" table:style-name="ce2">
            <text:p>24.09.2011</text:p>
          </table:table-cell>
          <table:table-cell office:value-type="string" table:style-name="ce3">
            <text:p>AA2003</text:p>
          </table:table-cell>
          <table:table-cell office:value-type="float" office:value="76113098062" table:style-name="ce1">
            <text:p>76113098062</text:p>
          </table:table-cell>
          <table:table-cell table:number-columns-repeated="1637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date" office:date-value="2010-11-29T00:00:00" table:style-name="ce2">
            <text:p>29.11.2010</text:p>
          </table:table-cell>
          <table:table-cell office:value-type="string" table:style-name="ce3">
            <text:p>DD1978</text:p>
          </table:table-cell>
          <table:table-cell office:value-type="float" office:value="88022685932" table:style-name="ce1">
            <text:p>88022685932</text:p>
          </table:table-cell>
          <table:table-cell table:number-columns-repeated="4" table:style-name="ce1"/>
          <table:table-cell office:value-type="float" office:value="343" table:style-name="ce1">
            <text:p>343</text:p>
          </table:table-cell>
          <table:table-cell office:value-type="date" office:date-value="2011-09-25T00:00:00" table:style-name="ce2">
            <text:p>25.09.2011</text:p>
          </table:table-cell>
          <table:table-cell office:value-type="string" table:style-name="ce3">
            <text:p>NK2005</text:p>
          </table:table-cell>
          <table:table-cell office:value-type="float" office:value="66030685027" table:style-name="ce1">
            <text:p>66030685027</text:p>
          </table:table-cell>
          <table:table-cell table:number-columns-repeated="1637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date" office:date-value="2010-11-30T00:00:00" table:style-name="ce2">
            <text:p>30.11.2010</text:p>
          </table:table-cell>
          <table:table-cell office:value-type="string" table:style-name="ce3">
            <text:p>AC2008</text:p>
          </table:table-cell>
          <table:table-cell office:value-type="float" office:value="89122489714" table:style-name="ce1">
            <text:p>89122489714</text:p>
          </table:table-cell>
          <table:table-cell table:number-columns-repeated="4" table:style-name="ce1"/>
          <table:table-cell office:value-type="float" office:value="344" table:style-name="ce1">
            <text:p>344</text:p>
          </table:table-cell>
          <table:table-cell office:value-type="date" office:date-value="2011-09-26T00:00:00" table:style-name="ce2">
            <text:p>26.09.2011</text:p>
          </table:table-cell>
          <table:table-cell office:value-type="string" table:style-name="ce3">
            <text:p>BB2005</text:p>
          </table:table-cell>
          <table:table-cell office:value-type="float" office:value="95052768528" table:style-name="ce1">
            <text:p>95052768528</text:p>
          </table:table-cell>
          <table:table-cell table:number-columns-repeated="1637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0-12-01T00:00:00" table:style-name="ce2">
            <text:p>01.12.2010</text:p>
          </table:table-cell>
          <table:table-cell office:value-type="string" table:style-name="ce3">
            <text:p>BD2005</text:p>
          </table:table-cell>
          <table:table-cell office:value-type="float" office:value="83081788913" table:style-name="ce1">
            <text:p>83081788913</text:p>
          </table:table-cell>
          <table:table-cell table:number-columns-repeated="4" table:style-name="ce1"/>
          <table:table-cell office:value-type="float" office:value="345" table:style-name="ce1">
            <text:p>345</text:p>
          </table:table-cell>
          <table:table-cell office:value-type="date" office:date-value="2011-09-27T00:00:00" table:style-name="ce2">
            <text:p>27.09.2011</text:p>
          </table:table-cell>
          <table:table-cell office:value-type="string" table:style-name="ce3">
            <text:p>CD2007</text:p>
          </table:table-cell>
          <table:table-cell office:value-type="float" office:value="95082778956" table:style-name="ce1">
            <text:p>95082778956</text:p>
          </table:table-cell>
          <table:table-cell table:number-columns-repeated="1637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date" office:date-value="2010-12-01T00:00:00" table:style-name="ce2">
            <text:p>01.12.2010</text:p>
          </table:table-cell>
          <table:table-cell office:value-type="string" table:style-name="ce3">
            <text:p>AA2003</text:p>
          </table:table-cell>
          <table:table-cell office:value-type="float" office:value="95082036587" table:style-name="ce1">
            <text:p>95082036587</text:p>
          </table:table-cell>
          <table:table-cell table:number-columns-repeated="4" table:style-name="ce1"/>
          <table:table-cell office:value-type="float" office:value="346" table:style-name="ce1">
            <text:p>346</text:p>
          </table:table-cell>
          <table:table-cell office:value-type="date" office:date-value="2011-09-28T00:00:00" table:style-name="ce2">
            <text:p>28.09.2011</text:p>
          </table:table-cell>
          <table:table-cell office:value-type="string" table:style-name="ce3">
            <text:p>DD1983</text:p>
          </table:table-cell>
          <table:table-cell office:value-type="float" office:value="73029098768" table:style-name="ce1">
            <text:p>73029098768</text:p>
          </table:table-cell>
          <table:table-cell table:number-columns-repeated="1637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date" office:date-value="2010-12-02T00:00:00" table:style-name="ce2">
            <text:p>02.12.2010</text:p>
          </table:table-cell>
          <table:table-cell office:value-type="string" table:style-name="ce3">
            <text:p>AB2009</text:p>
          </table:table-cell>
          <table:table-cell office:value-type="float" office:value="88030422354" table:style-name="ce1">
            <text:p>88030422354</text:p>
          </table:table-cell>
          <table:table-cell table:number-columns-repeated="4" table:style-name="ce1"/>
          <table:table-cell office:value-type="float" office:value="347" table:style-name="ce1">
            <text:p>347</text:p>
          </table:table-cell>
          <table:table-cell office:value-type="date" office:date-value="2011-09-29T00:00:00" table:style-name="ce2">
            <text:p>29.09.2011</text:p>
          </table:table-cell>
          <table:table-cell office:value-type="string" table:style-name="ce3">
            <text:p>AC2003</text:p>
          </table:table-cell>
          <table:table-cell office:value-type="float" office:value="90110899884" table:style-name="ce1">
            <text:p>90110899884</text:p>
          </table:table-cell>
          <table:table-cell table:number-columns-repeated="1637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date" office:date-value="2010-12-03T00:00:00" table:style-name="ce2">
            <text:p>03.12.2010</text:p>
          </table:table-cell>
          <table:table-cell office:value-type="string" table:style-name="ce3">
            <text:p>AA2006</text:p>
          </table:table-cell>
          <table:table-cell office:value-type="float" office:value="87080799825" table:style-name="ce1">
            <text:p>87080799825</text:p>
          </table:table-cell>
          <table:table-cell table:number-columns-repeated="4" table:style-name="ce1"/>
          <table:table-cell office:value-type="float" office:value="348" table:style-name="ce1">
            <text:p>348</text:p>
          </table:table-cell>
          <table:table-cell office:value-type="date" office:date-value="2011-09-30T00:00:00" table:style-name="ce2">
            <text:p>30.09.2011</text:p>
          </table:table-cell>
          <table:table-cell office:value-type="string" table:style-name="ce3">
            <text:p>CD2008</text:p>
          </table:table-cell>
          <table:table-cell office:value-type="float" office:value="79100445687" table:style-name="ce1">
            <text:p>79100445687</text:p>
          </table:table-cell>
          <table:table-cell table:number-columns-repeated="1637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date" office:date-value="2010-12-03T00:00:00" table:style-name="ce2">
            <text:p>03.12.2010</text:p>
          </table:table-cell>
          <table:table-cell office:value-type="string" table:style-name="ce3">
            <text:p>AC2007</text:p>
          </table:table-cell>
          <table:table-cell office:value-type="float" office:value="80072765543" table:style-name="ce1">
            <text:p>80072765543</text:p>
          </table:table-cell>
          <table:table-cell table:number-columns-repeated="4" table:style-name="ce1"/>
          <table:table-cell office:value-type="float" office:value="349" table:style-name="ce1">
            <text:p>349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DD2007</text:p>
          </table:table-cell>
          <table:table-cell office:value-type="float" office:value="80062465997" table:style-name="ce1">
            <text:p>80062465997</text:p>
          </table:table-cell>
          <table:table-cell table:number-columns-repeated="1637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date" office:date-value="2010-12-03T00:00:00" table:style-name="ce2">
            <text:p>03.12.2010</text:p>
          </table:table-cell>
          <table:table-cell office:value-type="string" table:style-name="ce3">
            <text:p>AB1994</text:p>
          </table:table-cell>
          <table:table-cell office:value-type="float" office:value="76122675877" table:style-name="ce1">
            <text:p>76122675877</text:p>
          </table:table-cell>
          <table:table-cell table:number-columns-repeated="4" table:style-name="ce1"/>
          <table:table-cell office:value-type="float" office:value="350" table:style-name="ce1">
            <text:p>350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BF1999</text:p>
          </table:table-cell>
          <table:table-cell office:value-type="float" office:value="65072490045" table:style-name="ce1">
            <text:p>65072490045</text:p>
          </table:table-cell>
          <table:table-cell table:number-columns-repeated="1637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date" office:date-value="2010-12-03T00:00:00" table:style-name="ce2">
            <text:p>03.12.2010</text:p>
          </table:table-cell>
          <table:table-cell office:value-type="string" table:style-name="ce3">
            <text:p>AC2000</text:p>
          </table:table-cell>
          <table:table-cell office:value-type="float" office:value="49060987956" table:style-name="ce1">
            <text:p>49060987956</text:p>
          </table:table-cell>
          <table:table-cell table:number-columns-repeated="4" table:style-name="ce1"/>
          <table:table-cell office:value-type="float" office:value="351" table:style-name="ce1">
            <text:p>351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AA2000</text:p>
          </table:table-cell>
          <table:table-cell office:value-type="float" office:value="76022675847" table:style-name="ce1">
            <text:p>76022675847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date" office:date-value="2010-12-03T00:00:00" table:style-name="ce2">
            <text:p>03.12.2010</text:p>
          </table:table-cell>
          <table:table-cell office:value-type="string" table:style-name="ce3">
            <text:p>CD2002</text:p>
          </table:table-cell>
          <table:table-cell office:value-type="float" office:value="88022685902" table:style-name="ce1">
            <text:p>88022685902</text:p>
          </table:table-cell>
          <table:table-cell table:number-columns-repeated="4" table:style-name="ce1"/>
          <table:table-cell office:value-type="float" office:value="352" table:style-name="ce1">
            <text:p>352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AB2006</text:p>
          </table:table-cell>
          <table:table-cell office:value-type="float" office:value="59092098710" table:style-name="ce1">
            <text:p>59092098710</text:p>
          </table:table-cell>
          <table:table-cell table:number-columns-repeated="1637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date" office:date-value="2010-12-03T00:00:00" table:style-name="ce2">
            <text:p>03.12.2010</text:p>
          </table:table-cell>
          <table:table-cell office:value-type="string" table:style-name="ce3">
            <text:p>DD1999</text:p>
          </table:table-cell>
          <table:table-cell office:value-type="float" office:value="90010488986" table:style-name="ce1">
            <text:p>90010488986</text:p>
          </table:table-cell>
          <table:table-cell table:number-columns-repeated="4" table:style-name="ce1"/>
          <table:table-cell office:value-type="float" office:value="353" table:style-name="ce1">
            <text:p>353</text:p>
          </table:table-cell>
          <table:table-cell office:value-type="date" office:date-value="2011-10-02T00:00:00" table:style-name="ce2">
            <text:p>02.10.2011</text:p>
          </table:table-cell>
          <table:table-cell office:value-type="string" table:style-name="ce3">
            <text:p>AA2000</text:p>
          </table:table-cell>
          <table:table-cell office:value-type="float" office:value="79032778615" table:style-name="ce1">
            <text:p>79032778615</text:p>
          </table:table-cell>
          <table:table-cell table:number-columns-repeated="1637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date" office:date-value="2010-12-04T00:00:00" table:style-name="ce2">
            <text:p>04.12.2010</text:p>
          </table:table-cell>
          <table:table-cell office:value-type="string" table:style-name="ce3">
            <text:p>AC2000</text:p>
          </table:table-cell>
          <table:table-cell office:value-type="float" office:value="84091751933" table:style-name="ce1">
            <text:p>84091751933</text:p>
          </table:table-cell>
          <table:table-cell table:number-columns-repeated="4" table:style-name="ce1"/>
          <table:table-cell office:value-type="float" office:value="354" table:style-name="ce1">
            <text:p>354</text:p>
          </table:table-cell>
          <table:table-cell office:value-type="date" office:date-value="2011-10-03T00:00:00" table:style-name="ce2">
            <text:p>03.10.2011</text:p>
          </table:table-cell>
          <table:table-cell office:value-type="string" table:style-name="ce3">
            <text:p>BB2001</text:p>
          </table:table-cell>
          <table:table-cell office:value-type="float" office:value="79062009767" table:style-name="ce1">
            <text:p>79062009767</text:p>
          </table:table-cell>
          <table:table-cell table:number-columns-repeated="1637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date" office:date-value="2010-12-05T00:00:00" table:style-name="ce2">
            <text:p>05.12.2010</text:p>
          </table:table-cell>
          <table:table-cell office:value-type="string" table:style-name="ce3">
            <text:p>CD2009</text:p>
          </table:table-cell>
          <table:table-cell office:value-type="float" office:value="88111299954" table:style-name="ce1">
            <text:p>88111299954</text:p>
          </table:table-cell>
          <table:table-cell table:number-columns-repeated="4" table:style-name="ce1"/>
          <table:table-cell office:value-type="float" office:value="355" table:style-name="ce1">
            <text:p>355</text:p>
          </table:table-cell>
          <table:table-cell office:value-type="date" office:date-value="2011-10-04T00:00:00" table:style-name="ce2">
            <text:p>04.10.2011</text:p>
          </table:table-cell>
          <table:table-cell office:value-type="string" table:style-name="ce3">
            <text:p>AL2010</text:p>
          </table:table-cell>
          <table:table-cell office:value-type="float" office:value="76103098037" table:style-name="ce1">
            <text:p>76103098037</text:p>
          </table:table-cell>
          <table:table-cell table:number-columns-repeated="1637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date" office:date-value="2010-12-06T00:00:00" table:style-name="ce2">
            <text:p>06.12.2010</text:p>
          </table:table-cell>
          <table:table-cell office:value-type="string" table:style-name="ce3">
            <text:p>DD2003</text:p>
          </table:table-cell>
          <table:table-cell office:value-type="float" office:value="73082076855" table:style-name="ce1">
            <text:p>73082076855</text:p>
          </table:table-cell>
          <table:table-cell table:number-columns-repeated="4" table:style-name="ce1"/>
          <table:table-cell office:value-type="float" office:value="356" table:style-name="ce1">
            <text:p>356</text:p>
          </table:table-cell>
          <table:table-cell office:value-type="date" office:date-value="2011-10-05T00:00:00" table:style-name="ce2">
            <text:p>05.10.2011</text:p>
          </table:table-cell>
          <table:table-cell office:value-type="string" table:style-name="ce3">
            <text:p>AC2000</text:p>
          </table:table-cell>
          <table:table-cell office:value-type="float" office:value="81020799097" table:style-name="ce1">
            <text:p>81020799097</text:p>
          </table:table-cell>
          <table:table-cell table:number-columns-repeated="1637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date" office:date-value="2010-12-07T00:00:00" table:style-name="ce2">
            <text:p>07.12.2010</text:p>
          </table:table-cell>
          <table:table-cell office:value-type="string" table:style-name="ce3">
            <text:p>BF2004</text:p>
          </table:table-cell>
          <table:table-cell office:value-type="float" office:value="78061600937" table:style-name="ce1">
            <text:p>78061600937</text:p>
          </table:table-cell>
          <table:table-cell table:number-columns-repeated="4" table:style-name="ce1"/>
          <table:table-cell office:value-type="float" office:value="357" table:style-name="ce1">
            <text:p>357</text:p>
          </table:table-cell>
          <table:table-cell office:value-type="date" office:date-value="2011-10-06T00:00:00" table:style-name="ce2">
            <text:p>06.10.2011</text:p>
          </table:table-cell>
          <table:table-cell office:value-type="string" table:style-name="ce3">
            <text:p>AB1999</text:p>
          </table:table-cell>
          <table:table-cell office:value-type="float" office:value="70100775818" table:style-name="ce1">
            <text:p>70100775818</text:p>
          </table:table-cell>
          <table:table-cell table:number-columns-repeated="1637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date" office:date-value="2010-12-08T00:00:00" table:style-name="ce2">
            <text:p>08.12.2010</text:p>
          </table:table-cell>
          <table:table-cell office:value-type="string" table:style-name="ce3">
            <text:p>AA2002</text:p>
          </table:table-cell>
          <table:table-cell office:value-type="float" office:value="90051902315" table:style-name="ce1">
            <text:p>90051902315</text:p>
          </table:table-cell>
          <table:table-cell table:number-columns-repeated="4" table:style-name="ce1"/>
          <table:table-cell office:value-type="float" office:value="358" table:style-name="ce1">
            <text:p>358</text:p>
          </table:table-cell>
          <table:table-cell office:value-type="date" office:date-value="2011-10-07T00:00:00" table:style-name="ce2">
            <text:p>07.10.2011</text:p>
          </table:table-cell>
          <table:table-cell office:value-type="string" table:style-name="ce3">
            <text:p>BB2001</text:p>
          </table:table-cell>
          <table:table-cell office:value-type="float" office:value="82052148795" table:style-name="ce1">
            <text:p>82052148795</text:p>
          </table:table-cell>
          <table:table-cell table:number-columns-repeated="1637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date" office:date-value="2010-12-09T00:00:00" table:style-name="ce2">
            <text:p>09.12.2010</text:p>
          </table:table-cell>
          <table:table-cell office:value-type="string" table:style-name="ce3">
            <text:p>AB2007</text:p>
          </table:table-cell>
          <table:table-cell office:value-type="float" office:value="75082822346" table:style-name="ce1">
            <text:p>75082822346</text:p>
          </table:table-cell>
          <table:table-cell table:number-columns-repeated="4" table:style-name="ce1"/>
          <table:table-cell office:value-type="float" office:value="359" table:style-name="ce1">
            <text:p>359</text:p>
          </table:table-cell>
          <table:table-cell office:value-type="date" office:date-value="2011-10-07T00:00:00" table:style-name="ce2">
            <text:p>07.10.2011</text:p>
          </table:table-cell>
          <table:table-cell office:value-type="string" table:style-name="ce3">
            <text:p>BB1999</text:p>
          </table:table-cell>
          <table:table-cell office:value-type="float" office:value="83080122395" table:style-name="ce1">
            <text:p>83080122395</text:p>
          </table:table-cell>
          <table:table-cell table:number-columns-repeated="1637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date" office:date-value="2010-12-09T00:00:00" table:style-name="ce2">
            <text:p>09.12.2010</text:p>
          </table:table-cell>
          <table:table-cell office:value-type="string" table:style-name="ce3">
            <text:p>AA2007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360" table:style-name="ce1">
            <text:p>360</text:p>
          </table:table-cell>
          <table:table-cell office:value-type="date" office:date-value="2011-10-08T00:00:00" table:style-name="ce2">
            <text:p>08.10.2011</text:p>
          </table:table-cell>
          <table:table-cell office:value-type="string" table:style-name="ce3">
            <text:p>AK2010</text:p>
          </table:table-cell>
          <table:table-cell office:value-type="float" office:value="89100899833" table:style-name="ce1">
            <text:p>89100899833</text:p>
          </table:table-cell>
          <table:table-cell table:number-columns-repeated="1637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date" office:date-value="2010-12-09T00:00:00" table:style-name="ce2">
            <text:p>09.12.2010</text:p>
          </table:table-cell>
          <table:table-cell office:value-type="string" table:style-name="ce3">
            <text:p>AC2003</text:p>
          </table:table-cell>
          <table:table-cell office:value-type="float" office:value="85102809896" table:style-name="ce1">
            <text:p>85102809896</text:p>
          </table:table-cell>
          <table:table-cell table:number-columns-repeated="4" table:style-name="ce1"/>
          <table:table-cell office:value-type="float" office:value="361" table:style-name="ce1">
            <text:p>361</text:p>
          </table:table-cell>
          <table:table-cell office:value-type="date" office:date-value="2011-10-08T00:00:00" table:style-name="ce2">
            <text:p>08.10.2011</text:p>
          </table:table-cell>
          <table:table-cell office:value-type="string" table:style-name="ce3">
            <text:p>AC1994</text:p>
          </table:table-cell>
          <table:table-cell office:value-type="float" office:value="82072709836" table:style-name="ce1">
            <text:p>82072709836</text:p>
          </table:table-cell>
          <table:table-cell table:number-columns-repeated="1637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date" office:date-value="2010-12-10T00:00:00" table:style-name="ce2">
            <text:p>10.12.2010</text:p>
          </table:table-cell>
          <table:table-cell office:value-type="string" table:style-name="ce3">
            <text:p>AC2008</text:p>
          </table:table-cell>
          <table:table-cell office:value-type="float" office:value="89040987715" table:style-name="ce1">
            <text:p>89040987715</text:p>
          </table:table-cell>
          <table:table-cell table:number-columns-repeated="4" table:style-name="ce1"/>
          <table:table-cell office:value-type="float" office:value="362" table:style-name="ce1">
            <text:p>362</text:p>
          </table:table-cell>
          <table:table-cell office:value-type="date" office:date-value="2011-10-08T00:00:00" table:style-name="ce2">
            <text:p>08.10.2011</text:p>
          </table:table-cell>
          <table:table-cell office:value-type="string" table:style-name="ce3">
            <text:p>NN1994</text:p>
          </table:table-cell>
          <table:table-cell office:value-type="float" office:value="81102454687" table:style-name="ce1">
            <text:p>81102454687</text:p>
          </table:table-cell>
          <table:table-cell table:number-columns-repeated="1637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date" office:date-value="2010-12-11T00:00:00" table:style-name="ce2">
            <text:p>11.12.2010</text:p>
          </table:table-cell>
          <table:table-cell office:value-type="string" table:style-name="ce3">
            <text:p>AA2003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363" table:style-name="ce1">
            <text:p>363</text:p>
          </table:table-cell>
          <table:table-cell office:value-type="date" office:date-value="2011-10-09T00:00:00" table:style-name="ce2">
            <text:p>09.10.2011</text:p>
          </table:table-cell>
          <table:table-cell office:value-type="string" table:style-name="ce3">
            <text:p>BG1999</text:p>
          </table:table-cell>
          <table:table-cell office:value-type="float" office:value="71022675598" table:style-name="ce1">
            <text:p>71022675598</text:p>
          </table:table-cell>
          <table:table-cell table:number-columns-repeated="1637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date" office:date-value="2010-12-12T00:00:00" table:style-name="ce2">
            <text:p>12.12.2010</text:p>
          </table:table-cell>
          <table:table-cell office:value-type="string" table:style-name="ce3">
            <text:p>AB2009</text:p>
          </table:table-cell>
          <table:table-cell office:value-type="float" office:value="70120675818" table:style-name="ce1">
            <text:p>70120675818</text:p>
          </table:table-cell>
          <table:table-cell table:number-columns-repeated="4" table:style-name="ce1"/>
          <table:table-cell office:value-type="float" office:value="364" table:style-name="ce1">
            <text:p>364</text:p>
          </table:table-cell>
          <table:table-cell office:value-type="date" office:date-value="2011-10-10T00:00:00" table:style-name="ce2">
            <text:p>10.10.2011</text:p>
          </table:table-cell>
          <table:table-cell office:value-type="string" table:style-name="ce3">
            <text:p>BB2009</text:p>
          </table:table-cell>
          <table:table-cell office:value-type="float" office:value="81062099545" table:style-name="ce1">
            <text:p>81062099545</text:p>
          </table:table-cell>
          <table:table-cell table:number-columns-repeated="1637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0-12-13T00:00:00" table:style-name="ce2">
            <text:p>13.12.2010</text:p>
          </table:table-cell>
          <table:table-cell office:value-type="string" table:style-name="ce3">
            <text:p>AA2006</text:p>
          </table:table-cell>
          <table:table-cell office:value-type="float" office:value="47032598048" table:style-name="ce1">
            <text:p>47032598048</text:p>
          </table:table-cell>
          <table:table-cell table:number-columns-repeated="4" table:style-name="ce1"/>
          <table:table-cell office:value-type="float" office:value="365" table:style-name="ce1">
            <text:p>365</text:p>
          </table:table-cell>
          <table:table-cell office:value-type="date" office:date-value="2011-10-11T00:00:00" table:style-name="ce2">
            <text:p>11.10.2011</text:p>
          </table:table-cell>
          <table:table-cell office:value-type="string" table:style-name="ce3">
            <text:p>AS1999</text:p>
          </table:table-cell>
          <table:table-cell office:value-type="float" office:value="95052768598" table:style-name="ce1">
            <text:p>95052768598</text:p>
          </table:table-cell>
          <table:table-cell table:number-columns-repeated="1637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date" office:date-value="2010-12-14T00:00:00" table:style-name="ce2">
            <text:p>14.12.2010</text:p>
          </table:table-cell>
          <table:table-cell office:value-type="string" table:style-name="ce3">
            <text:p>AB1994</text:p>
          </table:table-cell>
          <table:table-cell office:value-type="float" office:value="76113098062" table:style-name="ce1">
            <text:p>76113098062</text:p>
          </table:table-cell>
          <table:table-cell table:number-columns-repeated="4" table:style-name="ce1"/>
          <table:table-cell office:value-type="float" office:value="366" table:style-name="ce1">
            <text:p>366</text:p>
          </table:table-cell>
          <table:table-cell office:value-type="date" office:date-value="2011-10-11T00:00:00" table:style-name="ce2">
            <text:p>11.10.2011</text:p>
          </table:table-cell>
          <table:table-cell office:value-type="string" table:style-name="ce3">
            <text:p>AB2000</text:p>
          </table:table-cell>
          <table:table-cell office:value-type="float" office:value="83081788923" table:style-name="ce1">
            <text:p>83081788923</text:p>
          </table:table-cell>
          <table:table-cell table:number-columns-repeated="1637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date" office:date-value="2010-12-15T00:00:00" table:style-name="ce2">
            <text:p>15.12.2010</text:p>
          </table:table-cell>
          <table:table-cell office:value-type="string" table:style-name="ce3">
            <text:p>AC2007</text:p>
          </table:table-cell>
          <table:table-cell office:value-type="float" office:value="66030685027" table:style-name="ce1">
            <text:p>66030685027</text:p>
          </table:table-cell>
          <table:table-cell table:number-columns-repeated="4" table:style-name="ce1"/>
          <table:table-cell office:value-type="float" office:value="367" table:style-name="ce1">
            <text:p>367</text:p>
          </table:table-cell>
          <table:table-cell office:value-type="date" office:date-value="2011-10-11T00:00:00" table:style-name="ce2">
            <text:p>11.10.2011</text:p>
          </table:table-cell>
          <table:table-cell office:value-type="string" table:style-name="ce3">
            <text:p>BB2003</text:p>
          </table:table-cell>
          <table:table-cell office:value-type="float" office:value="79040112365" table:style-name="ce1">
            <text:p>79040112365</text:p>
          </table:table-cell>
          <table:table-cell table:number-columns-repeated="1637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date" office:date-value="2010-12-16T00:00:00" table:style-name="ce2">
            <text:p>16.12.2010</text:p>
          </table:table-cell>
          <table:table-cell office:value-type="string" table:style-name="ce3">
            <text:p>BD2005</text:p>
          </table:table-cell>
          <table:table-cell office:value-type="float" office:value="95052768528" table:style-name="ce1">
            <text:p>95052768528</text:p>
          </table:table-cell>
          <table:table-cell table:number-columns-repeated="4" table:style-name="ce1"/>
          <table:table-cell office:value-type="float" office:value="368" table:style-name="ce1">
            <text:p>368</text:p>
          </table:table-cell>
          <table:table-cell office:value-type="date" office:date-value="2011-10-12T00:00:00" table:style-name="ce2">
            <text:p>12.10.2011</text:p>
          </table:table-cell>
          <table:table-cell office:value-type="string" table:style-name="ce3">
            <text:p>AA1994</text:p>
          </table:table-cell>
          <table:table-cell office:value-type="float" office:value="92032487685" table:style-name="ce1">
            <text:p>92032487685</text:p>
          </table:table-cell>
          <table:table-cell table:number-columns-repeated="1637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date" office:date-value="2010-12-16T00:00:00" table:style-name="ce2">
            <text:p>16.12.2010</text:p>
          </table:table-cell>
          <table:table-cell office:value-type="string" table:style-name="ce3">
            <text:p>CD2002</text:p>
          </table:table-cell>
          <table:table-cell office:value-type="float" office:value="95082778956" table:style-name="ce1">
            <text:p>95082778956</text:p>
          </table:table-cell>
          <table:table-cell table:number-columns-repeated="4" table:style-name="ce1"/>
          <table:table-cell office:value-type="float" office:value="369" table:style-name="ce1">
            <text:p>369</text:p>
          </table:table-cell>
          <table:table-cell office:value-type="date" office:date-value="2011-10-13T00:00:00" table:style-name="ce2">
            <text:p>13.10.2011</text:p>
          </table:table-cell>
          <table:table-cell office:value-type="string" table:style-name="ce3">
            <text:p>BB2009</text:p>
          </table:table-cell>
          <table:table-cell office:value-type="float" office:value="65092490015" table:style-name="ce1">
            <text:p>65092490015</text:p>
          </table:table-cell>
          <table:table-cell table:number-columns-repeated="1637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date" office:date-value="2010-12-17T00:00:00" table:style-name="ce2">
            <text:p>17.12.2010</text:p>
          </table:table-cell>
          <table:table-cell office:value-type="string" table:style-name="ce3">
            <text:p>DD1999</text:p>
          </table:table-cell>
          <table:table-cell office:value-type="float" office:value="73029098768" table:style-name="ce1">
            <text:p>73029098768</text:p>
          </table:table-cell>
          <table:table-cell table:number-columns-repeated="4" table:style-name="ce1"/>
          <table:table-cell office:value-type="float" office:value="370" table:style-name="ce1">
            <text:p>370</text:p>
          </table:table-cell>
          <table:table-cell office:value-type="date" office:date-value="2011-10-14T00:00:00" table:style-name="ce2">
            <text:p>14.10.2011</text:p>
          </table:table-cell>
          <table:table-cell office:value-type="string" table:style-name="ce3">
            <text:p>DC1999</text:p>
          </table:table-cell>
          <table:table-cell office:value-type="float" office:value="79112889763" table:style-name="ce1">
            <text:p>79112889763</text:p>
          </table:table-cell>
          <table:table-cell table:number-columns-repeated="1637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date" office:date-value="2010-12-17T00:00:00" table:style-name="ce2">
            <text:p>17.12.2010</text:p>
          </table:table-cell>
          <table:table-cell office:value-type="string" table:style-name="ce3">
            <text:p>AL2010</text:p>
          </table:table-cell>
          <table:table-cell office:value-type="float" office:value="90110899884" table:style-name="ce1">
            <text:p>90110899884</text:p>
          </table:table-cell>
          <table:table-cell table:number-columns-repeated="4" table:style-name="ce1"/>
          <table:table-cell office:value-type="float" office:value="371" table:style-name="ce1">
            <text:p>371</text:p>
          </table:table-cell>
          <table:table-cell office:value-type="date" office:date-value="2011-10-15T00:00:00" table:style-name="ce2">
            <text:p>15.10.2011</text:p>
          </table:table-cell>
          <table:table-cell office:value-type="string" table:style-name="ce3">
            <text:p>AA1995</text:p>
          </table:table-cell>
          <table:table-cell office:value-type="float" office:value="82072709846" table:style-name="ce1">
            <text:p>82072709846</text:p>
          </table:table-cell>
          <table:table-cell table:number-columns-repeated="1637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date" office:date-value="2010-12-17T00:00:00" table:style-name="ce2">
            <text:p>17.12.2010</text:p>
          </table:table-cell>
          <table:table-cell office:value-type="string" table:style-name="ce3">
            <text:p>CD2009</text:p>
          </table:table-cell>
          <table:table-cell office:value-type="float" office:value="79100445687" table:style-name="ce1">
            <text:p>79100445687</text:p>
          </table:table-cell>
          <table:table-cell table:number-columns-repeated="4" table:style-name="ce1"/>
          <table:table-cell office:value-type="float" office:value="372" table:style-name="ce1">
            <text:p>372</text:p>
          </table:table-cell>
          <table:table-cell office:value-type="date" office:date-value="2011-10-16T00:00:00" table:style-name="ce2">
            <text:p>16.10.2011</text:p>
          </table:table-cell>
          <table:table-cell office:value-type="string" table:style-name="ce3">
            <text:p>BH2004</text:p>
          </table:table-cell>
          <table:table-cell office:value-type="float" office:value="80070765593" table:style-name="ce1">
            <text:p>80070765593</text:p>
          </table:table-cell>
          <table:table-cell table:number-columns-repeated="1637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date" office:date-value="2010-12-17T00:00:00" table:style-name="ce2">
            <text:p>17.12.2010</text:p>
          </table:table-cell>
          <table:table-cell office:value-type="string" table:style-name="ce3">
            <text:p>DD2003</text:p>
          </table:table-cell>
          <table:table-cell office:value-type="float" office:value="80062465997" table:style-name="ce1">
            <text:p>80062465997</text:p>
          </table:table-cell>
          <table:table-cell table:number-columns-repeated="4" table:style-name="ce1"/>
          <table:table-cell office:value-type="float" office:value="373" table:style-name="ce1">
            <text:p>373</text:p>
          </table:table-cell>
          <table:table-cell office:value-type="date" office:date-value="2011-10-17T00:00:00" table:style-name="ce2">
            <text:p>17.10.2011</text:p>
          </table:table-cell>
          <table:table-cell office:value-type="string" table:style-name="ce3">
            <text:p>AA1998</text:p>
          </table:table-cell>
          <table:table-cell office:value-type="float" office:value="79111590986" table:style-name="ce1">
            <text:p>79111590986</text:p>
          </table:table-cell>
          <table:table-cell table:number-columns-repeated="1637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date" office:date-value="2010-12-17T00:00:00" table:style-name="ce2">
            <text:p>17.12.2010</text:p>
          </table:table-cell>
          <table:table-cell office:value-type="string" table:style-name="ce3">
            <text:p>BF2004</text:p>
          </table:table-cell>
          <table:table-cell office:value-type="float" office:value="65072490045" table:style-name="ce1">
            <text:p>65072490045</text:p>
          </table:table-cell>
          <table:table-cell table:number-columns-repeated="4" table:style-name="ce1"/>
          <table:table-cell office:value-type="float" office:value="374" table:style-name="ce1">
            <text:p>374</text:p>
          </table:table-cell>
          <table:table-cell office:value-type="date" office:date-value="2011-10-18T00:00:00" table:style-name="ce2">
            <text:p>18.10.2011</text:p>
          </table:table-cell>
          <table:table-cell office:value-type="string" table:style-name="ce3">
            <text:p>AB2001</text:p>
          </table:table-cell>
          <table:table-cell office:value-type="float" office:value="82070688964" table:style-name="ce1">
            <text:p>82070688964</text:p>
          </table:table-cell>
          <table:table-cell table:number-columns-repeated="1637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0-12-17T00:00:00" table:style-name="ce2">
            <text:p>17.12.2010</text:p>
          </table:table-cell>
          <table:table-cell office:value-type="string" table:style-name="ce3">
            <text:p>AA2002</text:p>
          </table:table-cell>
          <table:table-cell office:value-type="float" office:value="76022675847" table:style-name="ce1">
            <text:p>76022675847</text:p>
          </table:table-cell>
          <table:table-cell table:number-columns-repeated="4" table:style-name="ce1"/>
          <table:table-cell office:value-type="float" office:value="375" table:style-name="ce1">
            <text:p>375</text:p>
          </table:table-cell>
          <table:table-cell office:value-type="date" office:date-value="2011-10-19T00:00:00" table:style-name="ce2">
            <text:p>19.10.2011</text:p>
          </table:table-cell>
          <table:table-cell office:value-type="string" table:style-name="ce3">
            <text:p>AA2006</text:p>
          </table:table-cell>
          <table:table-cell office:value-type="float" office:value="81060188946" table:style-name="ce1">
            <text:p>81060188946</text:p>
          </table:table-cell>
          <table:table-cell table:number-columns-repeated="1637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date" office:date-value="2010-12-18T00:00:00" table:style-name="ce2">
            <text:p>18.12.2010</text:p>
          </table:table-cell>
          <table:table-cell office:value-type="string" table:style-name="ce3">
            <text:p>AB2007</text:p>
          </table:table-cell>
          <table:table-cell office:value-type="float" office:value="59092098710" table:style-name="ce1">
            <text:p>59092098710</text:p>
          </table:table-cell>
          <table:table-cell table:number-columns-repeated="4" table:style-name="ce1"/>
          <table:table-cell office:value-type="float" office:value="376" table:style-name="ce1">
            <text:p>376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AC2000</text:p>
          </table:table-cell>
          <table:table-cell office:value-type="float" office:value="84072555426" table:style-name="ce1">
            <text:p>84072555426</text:p>
          </table:table-cell>
          <table:table-cell table:number-columns-repeated="1637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date" office:date-value="2010-12-19T00:00:00" table:style-name="ce2">
            <text:p>19.12.2010</text:p>
          </table:table-cell>
          <table:table-cell office:value-type="string" table:style-name="ce3">
            <text:p>AA2007</text:p>
          </table:table-cell>
          <table:table-cell office:value-type="float" office:value="79032778615" table:style-name="ce1">
            <text:p>79032778615</text:p>
          </table:table-cell>
          <table:table-cell table:number-columns-repeated="4" table:style-name="ce1"/>
          <table:table-cell office:value-type="float" office:value="377" table:style-name="ce1">
            <text:p>377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AC1992</text:p>
          </table:table-cell>
          <table:table-cell office:value-type="float" office:value="73022098738" table:style-name="ce1">
            <text:p>73022098738</text:p>
          </table:table-cell>
          <table:table-cell table:number-columns-repeated="1637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date" office:date-value="2010-12-20T00:00:00" table:style-name="ce2">
            <text:p>20.12.2010</text:p>
          </table:table-cell>
          <table:table-cell office:value-type="string" table:style-name="ce3">
            <text:p>AC2003</text:p>
          </table:table-cell>
          <table:table-cell office:value-type="float" office:value="79062009767" table:style-name="ce1">
            <text:p>79062009767</text:p>
          </table:table-cell>
          <table:table-cell table:number-columns-repeated="4" table:style-name="ce1"/>
          <table:table-cell office:value-type="float" office:value="378" table:style-name="ce1">
            <text:p>378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BB2004</text:p>
          </table:table-cell>
          <table:table-cell office:value-type="float" office:value="89122589754" table:style-name="ce1">
            <text:p>89122589754</text:p>
          </table:table-cell>
          <table:table-cell table:number-columns-repeated="1637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date" office:date-value="2011-01-02T00:00:00" table:style-name="ce2">
            <text:p>02.01.2011</text:p>
          </table:table-cell>
          <table:table-cell office:value-type="string" table:style-name="ce3">
            <text:p>DD2002</text:p>
          </table:table-cell>
          <table:table-cell office:value-type="float" office:value="76103098037" table:style-name="ce1">
            <text:p>76103098037</text:p>
          </table:table-cell>
          <table:table-cell table:number-columns-repeated="4" table:style-name="ce1"/>
          <table:table-cell office:value-type="float" office:value="379" table:style-name="ce1">
            <text:p>379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CD2002</text:p>
          </table:table-cell>
          <table:table-cell office:value-type="float" office:value="91052687735" table:style-name="ce1">
            <text:p>91052687735</text:p>
          </table:table-cell>
          <table:table-cell table:number-columns-repeated="1637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date" office:date-value="2011-01-03T00:00:00" table:style-name="ce2">
            <text:p>03.01.2011</text:p>
          </table:table-cell>
          <table:table-cell office:value-type="string" table:style-name="ce3">
            <text:p>BF1990</text:p>
          </table:table-cell>
          <table:table-cell office:value-type="float" office:value="81020799097" table:style-name="ce1">
            <text:p>81020799097</text:p>
          </table:table-cell>
          <table:table-cell table:number-columns-repeated="4" table:style-name="ce1"/>
          <table:table-cell office:value-type="float" office:value="380" table:style-name="ce1">
            <text:p>380</text:p>
          </table:table-cell>
          <table:table-cell office:value-type="date" office:date-value="2011-10-21T00:00:00" table:style-name="ce2">
            <text:p>21.10.2011</text:p>
          </table:table-cell>
          <table:table-cell office:value-type="string" table:style-name="ce3">
            <text:p>DD2009</text:p>
          </table:table-cell>
          <table:table-cell office:value-type="float" office:value="90112738475" table:style-name="ce1">
            <text:p>90112738475</text:p>
          </table:table-cell>
          <table:table-cell table:number-columns-repeated="1637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date" office:date-value="2011-01-04T00:00:00" table:style-name="ce2">
            <text:p>04.01.2011</text:p>
          </table:table-cell>
          <table:table-cell office:value-type="string" table:style-name="ce3">
            <text:p>AA2003</text:p>
          </table:table-cell>
          <table:table-cell office:value-type="float" office:value="70100775818" table:style-name="ce1">
            <text:p>70100775818</text:p>
          </table:table-cell>
          <table:table-cell table:number-columns-repeated="4" table:style-name="ce1"/>
          <table:table-cell office:value-type="float" office:value="381" table:style-name="ce1">
            <text:p>381</text:p>
          </table:table-cell>
          <table:table-cell office:value-type="date" office:date-value="2011-10-22T00:00:00" table:style-name="ce2">
            <text:p>22.10.2011</text:p>
          </table:table-cell>
          <table:table-cell office:value-type="string" table:style-name="ce3">
            <text:p>AC1997</text:p>
          </table:table-cell>
          <table:table-cell office:value-type="float" office:value="89021744366" table:style-name="ce1">
            <text:p>89021744366</text:p>
          </table:table-cell>
          <table:table-cell table:number-columns-repeated="1637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date" office:date-value="2011-01-06T00:00:00" table:style-name="ce2">
            <text:p>06.01.2011</text:p>
          </table:table-cell>
          <table:table-cell office:value-type="string" table:style-name="ce3">
            <text:p>AB2009</text:p>
          </table:table-cell>
          <table:table-cell office:value-type="float" office:value="82052148795" table:style-name="ce1">
            <text:p>82052148795</text:p>
          </table:table-cell>
          <table:table-cell table:number-columns-repeated="4" table:style-name="ce1"/>
          <table:table-cell office:value-type="float" office:value="382" table:style-name="ce1">
            <text:p>382</text:p>
          </table:table-cell>
          <table:table-cell office:value-type="date" office:date-value="2011-10-23T00:00:00" table:style-name="ce2">
            <text:p>23.10.2011</text:p>
          </table:table-cell>
          <table:table-cell office:value-type="string" table:style-name="ce3">
            <text:p>AE2008</text:p>
          </table:table-cell>
          <table:table-cell office:value-type="float" office:value="88032678854" table:style-name="ce1">
            <text:p>88032678854</text:p>
          </table:table-cell>
          <table:table-cell table:number-columns-repeated="1637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date" office:date-value="2011-01-06T00:00:00" table:style-name="ce2">
            <text:p>06.01.2011</text:p>
          </table:table-cell>
          <table:table-cell office:value-type="string" table:style-name="ce3">
            <text:p>AA2006</text:p>
          </table:table-cell>
          <table:table-cell office:value-type="float" office:value="83080122395" table:style-name="ce1">
            <text:p>83080122395</text:p>
          </table:table-cell>
          <table:table-cell table:number-columns-repeated="4" table:style-name="ce1"/>
          <table:table-cell office:value-type="float" office:value="383" table:style-name="ce1">
            <text:p>383</text:p>
          </table:table-cell>
          <table:table-cell office:value-type="date" office:date-value="2011-10-24T00:00:00" table:style-name="ce2">
            <text:p>24.10.2011</text:p>
          </table:table-cell>
          <table:table-cell office:value-type="string" table:style-name="ce3">
            <text:p>DD2002</text:p>
          </table:table-cell>
          <table:table-cell office:value-type="float" office:value="86102376554" table:style-name="ce1">
            <text:p>86102376554</text:p>
          </table:table-cell>
          <table:table-cell table:number-columns-repeated="1637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date" office:date-value="2011-01-07T00:00:00" table:style-name="ce2">
            <text:p>07.01.2011</text:p>
          </table:table-cell>
          <table:table-cell office:value-type="string" table:style-name="ce3">
            <text:p>AC2007</text:p>
          </table:table-cell>
          <table:table-cell office:value-type="float" office:value="89100899833" table:style-name="ce1">
            <text:p>89100899833</text:p>
          </table:table-cell>
          <table:table-cell table:number-columns-repeated="4" table:style-name="ce1"/>
          <table:table-cell office:value-type="float" office:value="384" table:style-name="ce1">
            <text:p>384</text:p>
          </table:table-cell>
          <table:table-cell office:value-type="date" office:date-value="2011-10-24T00:00:00" table:style-name="ce2">
            <text:p>24.10.2011</text:p>
          </table:table-cell>
          <table:table-cell office:value-type="string" table:style-name="ce3">
            <text:p>BD2005</text:p>
          </table:table-cell>
          <table:table-cell office:value-type="float" office:value="80070324566" table:style-name="ce1">
            <text:p>80070324566</text:p>
          </table:table-cell>
          <table:table-cell table:number-columns-repeated="1637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1-01-08T00:00:00" table:style-name="ce2">
            <text:p>08.01.2011</text:p>
          </table:table-cell>
          <table:table-cell office:value-type="string" table:style-name="ce3">
            <text:p>AC2007</text:p>
          </table:table-cell>
          <table:table-cell office:value-type="float" office:value="82072709836" table:style-name="ce1">
            <text:p>82072709836</text:p>
          </table:table-cell>
          <table:table-cell table:number-columns-repeated="4" table:style-name="ce1"/>
          <table:table-cell office:value-type="float" office:value="385" table:style-name="ce1">
            <text:p>385</text:p>
          </table:table-cell>
          <table:table-cell office:value-type="date" office:date-value="2011-10-25T00:00:00" table:style-name="ce2">
            <text:p>25.10.2011</text:p>
          </table:table-cell>
          <table:table-cell office:value-type="string" table:style-name="ce3">
            <text:p>AA2003</text:p>
          </table:table-cell>
          <table:table-cell office:value-type="float" office:value="89122009428" table:style-name="ce1">
            <text:p>89122009428</text:p>
          </table:table-cell>
          <table:table-cell table:number-columns-repeated="1637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date" office:date-value="2011-01-09T00:00:00" table:style-name="ce2">
            <text:p>09.01.2011</text:p>
          </table:table-cell>
          <table:table-cell office:value-type="string" table:style-name="ce3">
            <text:p>BB2004</text:p>
          </table:table-cell>
          <table:table-cell office:value-type="float" office:value="81102454687" table:style-name="ce1">
            <text:p>81102454687</text:p>
          </table:table-cell>
          <table:table-cell table:number-columns-repeated="4" table:style-name="ce1"/>
          <table:table-cell office:value-type="float" office:value="386" table:style-name="ce1">
            <text:p>386</text:p>
          </table:table-cell>
          <table:table-cell office:value-type="date" office:date-value="2011-10-25T00:00:00" table:style-name="ce2">
            <text:p>25.10.2011</text:p>
          </table:table-cell>
          <table:table-cell office:value-type="string" table:style-name="ce3">
            <text:p>AB2009</text:p>
          </table:table-cell>
          <table:table-cell office:value-type="float" office:value="79032778646" table:style-name="ce1">
            <text:p>79032778646</text:p>
          </table:table-cell>
          <table:table-cell table:number-columns-repeated="1637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date" office:date-value="2011-01-10T00:00:00" table:style-name="ce2">
            <text:p>10.01.2011</text:p>
          </table:table-cell>
          <table:table-cell office:value-type="string" table:style-name="ce3">
            <text:p>AA2003</text:p>
          </table:table-cell>
          <table:table-cell office:value-type="float" office:value="71022675598" table:style-name="ce1">
            <text:p>71022675598</text:p>
          </table:table-cell>
          <table:table-cell table:number-columns-repeated="4" table:style-name="ce1"/>
          <table:table-cell office:value-type="float" office:value="387" table:style-name="ce1">
            <text:p>387</text:p>
          </table:table-cell>
          <table:table-cell office:value-type="date" office:date-value="2011-10-25T00:00:00" table:style-name="ce2">
            <text:p>25.10.2011</text:p>
          </table:table-cell>
          <table:table-cell office:value-type="string" table:style-name="ce3">
            <text:p>AA2006</text:p>
          </table:table-cell>
          <table:table-cell office:value-type="float" office:value="81070188996" table:style-name="ce1">
            <text:p>81070188996</text:p>
          </table:table-cell>
          <table:table-cell table:number-columns-repeated="1637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date" office:date-value="2011-01-11T00:00:00" table:style-name="ce2">
            <text:p>11.01.2011</text:p>
          </table:table-cell>
          <table:table-cell office:value-type="string" table:style-name="ce3">
            <text:p>AB2009</text:p>
          </table:table-cell>
          <table:table-cell office:value-type="float" office:value="81062099545" table:style-name="ce1">
            <text:p>81062099545</text:p>
          </table:table-cell>
          <table:table-cell table:number-columns-repeated="4" table:style-name="ce1"/>
          <table:table-cell office:value-type="float" office:value="388" table:style-name="ce1">
            <text:p>388</text:p>
          </table:table-cell>
          <table:table-cell office:value-type="date" office:date-value="2011-10-26T00:00:00" table:style-name="ce2">
            <text:p>26.10.2011</text:p>
          </table:table-cell>
          <table:table-cell office:value-type="string" table:style-name="ce3">
            <text:p>AC2007</text:p>
          </table:table-cell>
          <table:table-cell office:value-type="float" office:value="79092776545" table:style-name="ce1">
            <text:p>79092776545</text:p>
          </table:table-cell>
          <table:table-cell table:number-columns-repeated="1637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date" office:date-value="2011-01-12T00:00:00" table:style-name="ce2">
            <text:p>12.01.2011</text:p>
          </table:table-cell>
          <table:table-cell office:value-type="string" table:style-name="ce3">
            <text:p>AS2010</text:p>
          </table:table-cell>
          <table:table-cell office:value-type="float" office:value="95052768598" table:style-name="ce1">
            <text:p>95052768598</text:p>
          </table:table-cell>
          <table:table-cell table:number-columns-repeated="4" table:style-name="ce1"/>
          <table:table-cell office:value-type="float" office:value="389" table:style-name="ce1">
            <text:p>389</text:p>
          </table:table-cell>
          <table:table-cell office:value-type="date" office:date-value="2011-10-27T00:00:00" table:style-name="ce2">
            <text:p>27.10.2011</text:p>
          </table:table-cell>
          <table:table-cell office:value-type="string" table:style-name="ce3">
            <text:p>AK2010</text:p>
          </table:table-cell>
          <table:table-cell office:value-type="float" office:value="88022685902" table:style-name="ce1">
            <text:p>88022685902</text:p>
          </table:table-cell>
          <table:table-cell table:number-columns-repeated="1637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date" office:date-value="2011-01-13T00:00:00" table:style-name="ce2">
            <text:p>13.01.2011</text:p>
          </table:table-cell>
          <table:table-cell office:value-type="string" table:style-name="ce3">
            <text:p>AC2007</text:p>
          </table:table-cell>
          <table:table-cell office:value-type="float" office:value="83081788923" table:style-name="ce1">
            <text:p>83081788923</text:p>
          </table:table-cell>
          <table:table-cell table:number-columns-repeated="4" table:style-name="ce1"/>
          <table:table-cell office:value-type="float" office:value="390" table:style-name="ce1">
            <text:p>390</text:p>
          </table:table-cell>
          <table:table-cell office:value-type="date" office:date-value="2011-10-28T00:00:00" table:style-name="ce2">
            <text:p>28.10.2011</text:p>
          </table:table-cell>
          <table:table-cell office:value-type="string" table:style-name="ce3">
            <text:p>AM2010</text:p>
          </table:table-cell>
          <table:table-cell office:value-type="float" office:value="90010488986" table:style-name="ce1">
            <text:p>90010488986</text:p>
          </table:table-cell>
          <table:table-cell table:number-columns-repeated="1637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date" office:date-value="2011-01-14T00:00:00" table:style-name="ce2">
            <text:p>14.01.2011</text:p>
          </table:table-cell>
          <table:table-cell office:value-type="string" table:style-name="ce3">
            <text:p>AC2007</text:p>
          </table:table-cell>
          <table:table-cell office:value-type="float" office:value="79040112365" table:style-name="ce1">
            <text:p>79040112365</text:p>
          </table:table-cell>
          <table:table-cell table:number-columns-repeated="4" table:style-name="ce1"/>
          <table:table-cell office:value-type="float" office:value="391" table:style-name="ce1">
            <text:p>391</text:p>
          </table:table-cell>
          <table:table-cell office:value-type="date" office:date-value="2011-10-29T00:00:00" table:style-name="ce2">
            <text:p>29.10.2011</text:p>
          </table:table-cell>
          <table:table-cell office:value-type="string" table:style-name="ce3">
            <text:p>CD2002</text:p>
          </table:table-cell>
          <table:table-cell office:value-type="float" office:value="84091751933" table:style-name="ce1">
            <text:p>84091751933</text:p>
          </table:table-cell>
          <table:table-cell table:number-columns-repeated="1637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date" office:date-value="2011-01-15T00:00:00" table:style-name="ce2">
            <text:p>15.01.2011</text:p>
          </table:table-cell>
          <table:table-cell office:value-type="string" table:style-name="ce3">
            <text:p>BB2004</text:p>
          </table:table-cell>
          <table:table-cell office:value-type="float" office:value="92032487685" table:style-name="ce1">
            <text:p>92032487685</text:p>
          </table:table-cell>
          <table:table-cell table:number-columns-repeated="4" table:style-name="ce1"/>
          <table:table-cell office:value-type="float" office:value="392" table:style-name="ce1">
            <text:p>392</text:p>
          </table:table-cell>
          <table:table-cell office:value-type="date" office:date-value="2011-10-30T00:00:00" table:style-name="ce2">
            <text:p>30.10.2011</text:p>
          </table:table-cell>
          <table:table-cell office:value-type="string" table:style-name="ce3">
            <text:p>DD1999</text:p>
          </table:table-cell>
          <table:table-cell office:value-type="float" office:value="88111299954" table:style-name="ce1">
            <text:p>88111299954</text:p>
          </table:table-cell>
          <table:table-cell table:number-columns-repeated="1637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date" office:date-value="2011-01-16T00:00:00" table:style-name="ce2">
            <text:p>16.01.2011</text:p>
          </table:table-cell>
          <table:table-cell office:value-type="string" table:style-name="ce3">
            <text:p>CD2002</text:p>
          </table:table-cell>
          <table:table-cell office:value-type="float" office:value="66032684427" table:style-name="ce1">
            <text:p>66032684427</text:p>
          </table:table-cell>
          <table:table-cell table:number-columns-repeated="4" table:style-name="ce1"/>
          <table:table-cell office:value-type="float" office:value="393" table:style-name="ce1">
            <text:p>393</text:p>
          </table:table-cell>
          <table:table-cell office:value-type="date" office:date-value="2011-10-31T00:00:00" table:style-name="ce2">
            <text:p>31.10.2011</text:p>
          </table:table-cell>
          <table:table-cell office:value-type="string" table:style-name="ce3">
            <text:p>AC2000</text:p>
          </table:table-cell>
          <table:table-cell office:value-type="float" office:value="73082076855" table:style-name="ce1">
            <text:p>73082076855</text:p>
          </table:table-cell>
          <table:table-cell table:number-columns-repeated="1637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date" office:date-value="2011-01-17T00:00:00" table:style-name="ce2">
            <text:p>17.01.2011</text:p>
          </table:table-cell>
          <table:table-cell office:value-type="string" table:style-name="ce3">
            <text:p>DD1999</text:p>
          </table:table-cell>
          <table:table-cell office:value-type="float" office:value="82070688934" table:style-name="ce1">
            <text:p>82070688934</text:p>
          </table:table-cell>
          <table:table-cell table:number-columns-repeated="4" table:style-name="ce1"/>
          <table:table-cell office:value-type="float" office:value="394" table:style-name="ce1">
            <text:p>394</text:p>
          </table:table-cell>
          <table:table-cell office:value-type="date" office:date-value="2011-11-01T00:00:00" table:style-name="ce2">
            <text:p>01.11.2011</text:p>
          </table:table-cell>
          <table:table-cell office:value-type="string" table:style-name="ce3">
            <text:p>CD2009</text:p>
          </table:table-cell>
          <table:table-cell office:value-type="float" office:value="78061600937" table:style-name="ce1">
            <text:p>78061600937</text:p>
          </table:table-cell>
          <table:table-cell table:number-columns-repeated="1637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11-01-17T00:00:00" table:style-name="ce2">
            <text:p>17.01.2011</text:p>
          </table:table-cell>
          <table:table-cell office:value-type="string" table:style-name="ce3">
            <text:p>AC2000</text:p>
          </table:table-cell>
          <table:table-cell office:value-type="float" office:value="87121987686" table:style-name="ce1">
            <text:p>87121987686</text:p>
          </table:table-cell>
          <table:table-cell table:number-columns-repeated="4" table:style-name="ce1"/>
          <table:table-cell office:value-type="float" office:value="395" table:style-name="ce1">
            <text:p>395</text:p>
          </table:table-cell>
          <table:table-cell office:value-type="date" office:date-value="2011-11-01T00:00:00" table:style-name="ce2">
            <text:p>01.11.2011</text:p>
          </table:table-cell>
          <table:table-cell office:value-type="string" table:style-name="ce3">
            <text:p>DD2003</text:p>
          </table:table-cell>
          <table:table-cell office:value-type="float" office:value="90051902315" table:style-name="ce1">
            <text:p>90051902315</text:p>
          </table:table-cell>
          <table:table-cell table:number-columns-repeated="1637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date" office:date-value="2011-01-19T00:00:00" table:style-name="ce2">
            <text:p>19.01.2011</text:p>
          </table:table-cell>
          <table:table-cell office:value-type="string" table:style-name="ce3">
            <text:p>CD2009</text:p>
          </table:table-cell>
          <table:table-cell office:value-type="float" office:value="91050687765" table:style-name="ce1">
            <text:p>91050687765</text:p>
          </table:table-cell>
          <table:table-cell table:number-columns-repeated="4" table:style-name="ce1"/>
          <table:table-cell office:value-type="float" office:value="396" table:style-name="ce1">
            <text:p>396</text:p>
          </table:table-cell>
          <table:table-cell office:value-type="date" office:date-value="2011-11-02T00:00:00" table:style-name="ce2">
            <text:p>02.11.2011</text:p>
          </table:table-cell>
          <table:table-cell office:value-type="string" table:style-name="ce3">
            <text:p>BF2004</text:p>
          </table:table-cell>
          <table:table-cell office:value-type="float" office:value="75082822346" table:style-name="ce1">
            <text:p>75082822346</text:p>
          </table:table-cell>
          <table:table-cell table:number-columns-repeated="1637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date" office:date-value="2011-01-21T00:00:00" table:style-name="ce2">
            <text:p>21.01.2011</text:p>
          </table:table-cell>
          <table:table-cell office:value-type="string" table:style-name="ce3">
            <text:p>AC2008</text:p>
          </table:table-cell>
          <table:table-cell office:value-type="float" office:value="58073022657" table:style-name="ce1">
            <text:p>58073022657</text:p>
          </table:table-cell>
          <table:table-cell table:number-columns-repeated="4" table:style-name="ce1"/>
          <table:table-cell office:value-type="float" office:value="397" table:style-name="ce1">
            <text:p>397</text:p>
          </table:table-cell>
          <table:table-cell office:value-type="date" office:date-value="2011-11-02T00:00:00" table:style-name="ce2">
            <text:p>02.11.2011</text:p>
          </table:table-cell>
          <table:table-cell office:value-type="string" table:style-name="ce3">
            <text:p>AA2002</text:p>
          </table:table-cell>
          <table:table-cell office:value-type="float" office:value="90110899884" table:style-name="ce1">
            <text:p>90110899884</text:p>
          </table:table-cell>
          <table:table-cell table:number-columns-repeated="1637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date" office:date-value="2011-01-21T00:00:00" table:style-name="ce2">
            <text:p>21.01.2011</text:p>
          </table:table-cell>
          <table:table-cell office:value-type="string" table:style-name="ce3">
            <text:p>AB2007</text:p>
          </table:table-cell>
          <table:table-cell office:value-type="float" office:value="89122889704" table:style-name="ce1">
            <text:p>89122889704</text:p>
          </table:table-cell>
          <table:table-cell table:number-columns-repeated="4" table:style-name="ce1"/>
          <table:table-cell office:value-type="float" office:value="398" table:style-name="ce1">
            <text:p>398</text:p>
          </table:table-cell>
          <table:table-cell office:value-type="date" office:date-value="2011-11-02T00:00:00" table:style-name="ce2">
            <text:p>02.11.2011</text:p>
          </table:table-cell>
          <table:table-cell office:value-type="string" table:style-name="ce3">
            <text:p>AB2007</text:p>
          </table:table-cell>
          <table:table-cell office:value-type="float" office:value="85102809896" table:style-name="ce1">
            <text:p>85102809896</text:p>
          </table:table-cell>
          <table:table-cell table:number-columns-repeated="1637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date" office:date-value="2011-01-22T00:00:00" table:style-name="ce2">
            <text:p>22.01.2011</text:p>
          </table:table-cell>
          <table:table-cell office:value-type="string" table:style-name="ce3">
            <text:p>AA2007</text:p>
          </table:table-cell>
          <table:table-cell office:value-type="float" office:value="86112376544" table:style-name="ce1">
            <text:p>86112376544</text:p>
          </table:table-cell>
          <table:table-cell table:number-columns-repeated="4" table:style-name="ce1"/>
          <table:table-cell office:value-type="float" office:value="399" table:style-name="ce1">
            <text:p>399</text:p>
          </table:table-cell>
          <table:table-cell office:value-type="date" office:date-value="2011-11-03T00:00:00" table:style-name="ce2">
            <text:p>03.11.2011</text:p>
          </table:table-cell>
          <table:table-cell office:value-type="string" table:style-name="ce3">
            <text:p>AA2007</text:p>
          </table:table-cell>
          <table:table-cell office:value-type="float" office:value="89040987715" table:style-name="ce1">
            <text:p>89040987715</text:p>
          </table:table-cell>
          <table:table-cell table:number-columns-repeated="1637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11-01-23T00:00:00" table:style-name="ce2">
            <text:p>23.01.2011</text:p>
          </table:table-cell>
          <table:table-cell office:value-type="string" table:style-name="ce3">
            <text:p>AC2003</text:p>
          </table:table-cell>
          <table:table-cell office:value-type="float" office:value="73050512356" table:style-name="ce1">
            <text:p>73050512356</text:p>
          </table:table-cell>
          <table:table-cell table:number-columns-repeated="4" table:style-name="ce1"/>
          <table:table-cell office:value-type="float" office:value="400" table:style-name="ce1">
            <text:p>400</text:p>
          </table:table-cell>
          <table:table-cell office:value-type="date" office:date-value="2011-11-04T00:00:00" table:style-name="ce2">
            <text:p>04.11.2011</text:p>
          </table:table-cell>
          <table:table-cell office:value-type="string" table:style-name="ce3">
            <text:p>AC2003</text:p>
          </table:table-cell>
          <table:table-cell office:value-type="float" office:value="79022707767" table:style-name="ce1">
            <text:p>79022707767</text:p>
          </table:table-cell>
          <table:table-cell table:number-columns-repeated="1637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date" office:date-value="2011-01-24T00:00:00" table:style-name="ce2">
            <text:p>24.01.2011</text:p>
          </table:table-cell>
          <table:table-cell office:value-type="string" table:style-name="ce3">
            <text:p>AK2010</text:p>
          </table:table-cell>
          <table:table-cell office:value-type="float" office:value="89121744366" table:style-name="ce1">
            <text:p>89121744366</text:p>
          </table:table-cell>
          <table:table-cell table:number-columns-repeated="4" table:style-name="ce1"/>
          <table:table-cell office:value-type="float" office:value="401" table:style-name="ce1">
            <text:p>401</text:p>
          </table:table-cell>
          <table:table-cell office:value-type="date" office:date-value="2011-11-05T00:00:00" table:style-name="ce2">
            <text:p>05.11.2011</text:p>
          </table:table-cell>
          <table:table-cell office:value-type="string" table:style-name="ce3">
            <text:p>AC2008</text:p>
          </table:table-cell>
          <table:table-cell office:value-type="float" office:value="70120675818" table:style-name="ce1">
            <text:p>70120675818</text:p>
          </table:table-cell>
          <table:table-cell table:number-columns-repeated="1637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date" office:date-value="2011-01-25T00:00:00" table:style-name="ce2">
            <text:p>25.01.2011</text:p>
          </table:table-cell>
          <table:table-cell office:value-type="string" table:style-name="ce3">
            <text:p>BB2005</text:p>
          </table:table-cell>
          <table:table-cell office:value-type="float" office:value="89021744366" table:style-name="ce1">
            <text:p>89021744366</text:p>
          </table:table-cell>
          <table:table-cell table:number-columns-repeated="4" table:style-name="ce1"/>
          <table:table-cell office:value-type="float" office:value="402" table:style-name="ce1">
            <text:p>402</text:p>
          </table:table-cell>
          <table:table-cell office:value-type="date" office:date-value="2011-11-06T00:00:00" table:style-name="ce2">
            <text:p>06.11.2011</text:p>
          </table:table-cell>
          <table:table-cell office:value-type="string" table:style-name="ce3">
            <text:p>BB2005</text:p>
          </table:table-cell>
          <table:table-cell office:value-type="float" office:value="47032598048" table:style-name="ce1">
            <text:p>47032598048</text:p>
          </table:table-cell>
          <table:table-cell table:number-columns-repeated="1637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date" office:date-value="2011-01-26T00:00:00" table:style-name="ce2">
            <text:p>26.01.2011</text:p>
          </table:table-cell>
          <table:table-cell office:value-type="string" table:style-name="ce3">
            <text:p>CD2004</text:p>
          </table:table-cell>
          <table:table-cell office:value-type="float" office:value="79052707768" table:style-name="ce1">
            <text:p>79052707768</text:p>
          </table:table-cell>
          <table:table-cell table:number-columns-repeated="4" table:style-name="ce1"/>
          <table:table-cell office:value-type="float" office:value="403" table:style-name="ce1">
            <text:p>403</text:p>
          </table:table-cell>
          <table:table-cell office:value-type="date" office:date-value="2011-11-07T00:00:00" table:style-name="ce2">
            <text:p>07.11.2011</text:p>
          </table:table-cell>
          <table:table-cell office:value-type="string" table:style-name="ce3">
            <text:p>CD2004</text:p>
          </table:table-cell>
          <table:table-cell office:value-type="float" office:value="76113098062" table:style-name="ce1">
            <text:p>76113098062</text:p>
          </table:table-cell>
          <table:table-cell table:number-columns-repeated="1637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date" office:date-value="2011-01-26T00:00:00" table:style-name="ce2">
            <text:p>26.01.2011</text:p>
          </table:table-cell>
          <table:table-cell office:value-type="string" table:style-name="ce3">
            <text:p>DD2005</text:p>
          </table:table-cell>
          <table:table-cell office:value-type="float" office:value="79022776533" table:style-name="ce1">
            <text:p>79022776533</text:p>
          </table:table-cell>
          <table:table-cell table:number-columns-repeated="4" table:style-name="ce1"/>
          <table:table-cell office:value-type="float" office:value="404" table:style-name="ce1">
            <text:p>404</text:p>
          </table:table-cell>
          <table:table-cell office:value-type="date" office:date-value="2011-11-07T00:00:00" table:style-name="ce2">
            <text:p>07.11.2011</text:p>
          </table:table-cell>
          <table:table-cell office:value-type="string" table:style-name="ce3">
            <text:p>DD2005</text:p>
          </table:table-cell>
          <table:table-cell office:value-type="float" office:value="66030685027" table:style-name="ce1">
            <text:p>66030685027</text:p>
          </table:table-cell>
          <table:table-cell table:number-columns-repeated="1637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date" office:date-value="2011-01-26T00:00:00" table:style-name="ce2">
            <text:p>26.01.2011</text:p>
          </table:table-cell>
          <table:table-cell office:value-type="string" table:style-name="ce3">
            <text:p>CD2004</text:p>
          </table:table-cell>
          <table:table-cell office:value-type="float" office:value="89123009458" table:style-name="ce1">
            <text:p>89123009458</text:p>
          </table:table-cell>
          <table:table-cell table:number-columns-repeated="4" table:style-name="ce1"/>
          <table:table-cell office:value-type="float" office:value="405" table:style-name="ce1">
            <text:p>405</text:p>
          </table:table-cell>
          <table:table-cell office:value-type="date" office:date-value="2011-11-08T00:00:00" table:style-name="ce2">
            <text:p>08.11.2011</text:p>
          </table:table-cell>
          <table:table-cell office:value-type="string" table:style-name="ce3">
            <text:p>AC2008</text:p>
          </table:table-cell>
          <table:table-cell office:value-type="float" office:value="95052768528" table:style-name="ce1">
            <text:p>95052768528</text:p>
          </table:table-cell>
          <table:table-cell table:number-columns-repeated="1637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date" office:date-value="2011-02-02T00:00:00" table:style-name="ce2">
            <text:p>02.02.2011</text:p>
          </table:table-cell>
          <table:table-cell office:value-type="string" table:style-name="ce3">
            <text:p>AC2008</text:p>
          </table:table-cell>
          <table:table-cell office:value-type="float" office:value="79092009769" table:style-name="ce1">
            <text:p>79092009769</text:p>
          </table:table-cell>
          <table:table-cell table:number-columns-repeated="4" table:style-name="ce1"/>
          <table:table-cell office:value-type="float" office:value="406" table:style-name="ce1">
            <text:p>406</text:p>
          </table:table-cell>
          <table:table-cell office:value-type="date" office:date-value="2011-11-08T00:00:00" table:style-name="ce2">
            <text:p>08.11.2011</text:p>
          </table:table-cell>
          <table:table-cell office:value-type="string" table:style-name="ce3">
            <text:p>CD2004</text:p>
          </table:table-cell>
          <table:table-cell office:value-type="float" office:value="95082778956" table:style-name="ce1">
            <text:p>95082778956</text:p>
          </table:table-cell>
          <table:table-cell table:number-columns-repeated="1637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date" office:date-value="2011-02-02T00:00:00" table:style-name="ce2">
            <text:p>02.02.2011</text:p>
          </table:table-cell>
          <table:table-cell office:value-type="string" table:style-name="ce3">
            <text:p>NK2005</text:p>
          </table:table-cell>
          <table:table-cell office:value-type="float" office:value="82030192835" table:style-name="ce1">
            <text:p>82030192835</text:p>
          </table:table-cell>
          <table:table-cell table:number-columns-repeated="4" table:style-name="ce1"/>
          <table:table-cell office:value-type="float" office:value="407" table:style-name="ce1">
            <text:p>407</text:p>
          </table:table-cell>
          <table:table-cell office:value-type="date" office:date-value="2011-11-08T00:00:00" table:style-name="ce2">
            <text:p>08.11.2011</text:p>
          </table:table-cell>
          <table:table-cell office:value-type="string" table:style-name="ce3">
            <text:p>AD2008</text:p>
          </table:table-cell>
          <table:table-cell office:value-type="float" office:value="90030999826" table:style-name="ce1">
            <text:p>90030999826</text:p>
          </table:table-cell>
          <table:table-cell table:number-columns-repeated="1637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date" office:date-value="2011-02-03T00:00:00" table:style-name="ce2">
            <text:p>03.02.2011</text:p>
          </table:table-cell>
          <table:table-cell office:value-type="string" table:style-name="ce3">
            <text:p>AX2009</text:p>
          </table:table-cell>
          <table:table-cell office:value-type="float" office:value="78062657877" table:style-name="ce1">
            <text:p>78062657877</text:p>
          </table:table-cell>
          <table:table-cell table:number-columns-repeated="4" table:style-name="ce1"/>
          <table:table-cell office:value-type="float" office:value="408" table:style-name="ce1">
            <text:p>408</text:p>
          </table:table-cell>
          <table:table-cell office:value-type="date" office:date-value="2011-11-09T00:00:00" table:style-name="ce2">
            <text:p>09.11.2011</text:p>
          </table:table-cell>
          <table:table-cell office:value-type="string" table:style-name="ce3">
            <text:p>BF2001</text:p>
          </table:table-cell>
          <table:table-cell office:value-type="float" office:value="89101774688" table:style-name="ce1">
            <text:p>89101774688</text:p>
          </table:table-cell>
          <table:table-cell table:number-columns-repeated="1637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date" office:date-value="2011-02-03T00:00:00" table:style-name="ce2">
            <text:p>03.02.2011</text:p>
          </table:table-cell>
          <table:table-cell office:value-type="string" table:style-name="ce3">
            <text:p>AB1994</text:p>
          </table:table-cell>
          <table:table-cell office:value-type="float" office:value="77012657444" table:style-name="ce1">
            <text:p>77012657444</text:p>
          </table:table-cell>
          <table:table-cell table:number-columns-repeated="4" table:style-name="ce1"/>
          <table:table-cell office:value-type="float" office:value="409" table:style-name="ce1">
            <text:p>409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X2006</text:p>
          </table:table-cell>
          <table:table-cell office:value-type="float" office:value="80072765563" table:style-name="ce1">
            <text:p>80072765563</text:p>
          </table:table-cell>
          <table:table-cell table:number-columns-repeated="1637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date" office:date-value="2011-02-03T00:00:00" table:style-name="ce2">
            <text:p>03.02.2011</text:p>
          </table:table-cell>
          <table:table-cell office:value-type="string" table:style-name="ce3">
            <text:p>AB1994</text:p>
          </table:table-cell>
          <table:table-cell office:value-type="float" office:value="87100788765" table:style-name="ce1">
            <text:p>87100788765</text:p>
          </table:table-cell>
          <table:table-cell table:number-columns-repeated="4" table:style-name="ce1"/>
          <table:table-cell office:value-type="float" office:value="410" table:style-name="ce1">
            <text:p>410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B2003</text:p>
          </table:table-cell>
          <table:table-cell office:value-type="float" office:value="95082778926" table:style-name="ce1">
            <text:p>95082778926</text:p>
          </table:table-cell>
          <table:table-cell table:number-columns-repeated="1637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date" office:date-value="2011-02-06T00:00:00" table:style-name="ce2">
            <text:p>06.02.2011</text:p>
          </table:table-cell>
          <table:table-cell office:value-type="string" table:style-name="ce3">
            <text:p>BB2005</text:p>
          </table:table-cell>
          <table:table-cell office:value-type="float" office:value="70120675819" table:style-name="ce1">
            <text:p>70120675819</text:p>
          </table:table-cell>
          <table:table-cell table:number-columns-repeated="4" table:style-name="ce1"/>
          <table:table-cell office:value-type="float" office:value="411" table:style-name="ce1">
            <text:p>411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A2007</text:p>
          </table:table-cell>
          <table:table-cell office:value-type="float" office:value="79012776558" table:style-name="ce1">
            <text:p>79012776558</text:p>
          </table:table-cell>
          <table:table-cell table:number-columns-repeated="1637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date" office:date-value="2011-02-07T00:00:00" table:style-name="ce2">
            <text:p>07.02.2011</text:p>
          </table:table-cell>
          <table:table-cell office:value-type="string" table:style-name="ce3">
            <text:p>CD2004</text:p>
          </table:table-cell>
          <table:table-cell office:value-type="float" office:value="87100488725" table:style-name="ce1">
            <text:p>87100488725</text:p>
          </table:table-cell>
          <table:table-cell table:number-columns-repeated="4" table:style-name="ce1"/>
          <table:table-cell office:value-type="float" office:value="412" table:style-name="ce1">
            <text:p>412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C2001</text:p>
          </table:table-cell>
          <table:table-cell office:value-type="float" office:value="77012657439" table:style-name="ce1">
            <text:p>77012657439</text:p>
          </table:table-cell>
          <table:table-cell table:number-columns-repeated="1637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date" office:date-value="2011-02-08T00:00:00" table:style-name="ce2">
            <text:p>08.02.2011</text:p>
          </table:table-cell>
          <table:table-cell office:value-type="string" table:style-name="ce3">
            <text:p>DD2005</text:p>
          </table:table-cell>
          <table:table-cell office:value-type="float" office:value="84092799822" table:style-name="ce1">
            <text:p>84092799822</text:p>
          </table:table-cell>
          <table:table-cell table:number-columns-repeated="4" table:style-name="ce1"/>
          <table:table-cell office:value-type="float" office:value="413" table:style-name="ce1">
            <text:p>413</text:p>
          </table:table-cell>
          <table:table-cell office:value-type="date" office:date-value="2011-11-11T00:00:00" table:style-name="ce2">
            <text:p>11.11.2011</text:p>
          </table:table-cell>
          <table:table-cell office:value-type="string" table:style-name="ce3">
            <text:p>AC1979</text:p>
          </table:table-cell>
          <table:table-cell office:value-type="float" office:value="82070688934" table:style-name="ce1">
            <text:p>82070688934</text:p>
          </table:table-cell>
          <table:table-cell table:number-columns-repeated="1637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date" office:date-value="2011-02-09T00:00:00" table:style-name="ce2">
            <text:p>09.02.2011</text:p>
          </table:table-cell>
          <table:table-cell office:value-type="string" table:style-name="ce3">
            <text:p>AB1994</text:p>
          </table:table-cell>
          <table:table-cell office:value-type="float" office:value="79122889753" table:style-name="ce1">
            <text:p>79122889753</text:p>
          </table:table-cell>
          <table:table-cell table:number-columns-repeated="4" table:style-name="ce1"/>
          <table:table-cell office:value-type="float" office:value="414" table:style-name="ce1">
            <text:p>414</text:p>
          </table:table-cell>
          <table:table-cell office:value-type="date" office:date-value="2011-11-12T00:00:00" table:style-name="ce2">
            <text:p>12.11.2011</text:p>
          </table:table-cell>
          <table:table-cell office:value-type="string" table:style-name="ce3">
            <text:p>BB1997</text:p>
          </table:table-cell>
          <table:table-cell office:value-type="float" office:value="87121987686" table:style-name="ce1">
            <text:p>87121987686</text:p>
          </table:table-cell>
          <table:table-cell table:number-columns-repeated="1637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CD2004</text:p>
          </table:table-cell>
          <table:table-cell office:value-type="float" office:value="90030999856" table:style-name="ce1">
            <text:p>90030999856</text:p>
          </table:table-cell>
          <table:table-cell table:number-columns-repeated="4" table:style-name="ce1"/>
          <table:table-cell office:value-type="float" office:value="415" table:style-name="ce1">
            <text:p>415</text:p>
          </table:table-cell>
          <table:table-cell office:value-type="date" office:date-value="2011-11-13T00:00:00" table:style-name="ce2">
            <text:p>13.11.2011</text:p>
          </table:table-cell>
          <table:table-cell office:value-type="string" table:style-name="ce3">
            <text:p>CD1986</text:p>
          </table:table-cell>
          <table:table-cell office:value-type="float" office:value="91050687765" table:style-name="ce1">
            <text:p>91050687765</text:p>
          </table:table-cell>
          <table:table-cell table:number-columns-repeated="1637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DD1999</text:p>
          </table:table-cell>
          <table:table-cell office:value-type="float" office:value="73092076849" table:style-name="ce1">
            <text:p>73092076849</text:p>
          </table:table-cell>
          <table:table-cell table:number-columns-repeated="4" table:style-name="ce1"/>
          <table:table-cell office:value-type="float" office:value="416" table:style-name="ce1">
            <text:p>416</text:p>
          </table:table-cell>
          <table:table-cell office:value-type="date" office:date-value="2011-11-14T00:00:00" table:style-name="ce2">
            <text:p>14.11.2011</text:p>
          </table:table-cell>
          <table:table-cell office:value-type="string" table:style-name="ce3">
            <text:p>DD1978</text:p>
          </table:table-cell>
          <table:table-cell office:value-type="float" office:value="58073022657" table:style-name="ce1">
            <text:p>58073022657</text:p>
          </table:table-cell>
          <table:table-cell table:number-columns-repeated="1637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BF2001</text:p>
          </table:table-cell>
          <table:table-cell office:value-type="float" office:value="79101010977" table:style-name="ce1">
            <text:p>79101010977</text:p>
          </table:table-cell>
          <table:table-cell table:number-columns-repeated="4" table:style-name="ce1"/>
          <table:table-cell office:value-type="float" office:value="417" table:style-name="ce1">
            <text:p>417</text:p>
          </table:table-cell>
          <table:table-cell office:value-type="date" office:date-value="2011-11-15T00:00:00" table:style-name="ce2">
            <text:p>15.11.2011</text:p>
          </table:table-cell>
          <table:table-cell office:value-type="string" table:style-name="ce3">
            <text:p>AC2008</text:p>
          </table:table-cell>
          <table:table-cell office:value-type="float" office:value="89122889704" table:style-name="ce1">
            <text:p>89122889704</text:p>
          </table:table-cell>
          <table:table-cell table:number-columns-repeated="1637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AA1993</text:p>
          </table:table-cell>
          <table:table-cell office:value-type="float" office:value="47032598027" table:style-name="ce1">
            <text:p>47032598027</text:p>
          </table:table-cell>
          <table:table-cell table:number-columns-repeated="4" table:style-name="ce1"/>
          <table:table-cell office:value-type="float" office:value="418" table:style-name="ce1">
            <text:p>418</text:p>
          </table:table-cell>
          <table:table-cell office:value-type="date" office:date-value="2011-11-16T00:00:00" table:style-name="ce2">
            <text:p>16.11.2011</text:p>
          </table:table-cell>
          <table:table-cell office:value-type="string" table:style-name="ce3">
            <text:p>CD2001</text:p>
          </table:table-cell>
          <table:table-cell office:value-type="float" office:value="86112376544" table:style-name="ce1">
            <text:p>86112376544</text:p>
          </table:table-cell>
          <table:table-cell table:number-columns-repeated="1637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AB2003</text:p>
          </table:table-cell>
          <table:table-cell office:value-type="float" office:value="65082890067" table:style-name="ce1">
            <text:p>65082890067</text:p>
          </table:table-cell>
          <table:table-cell table:number-columns-repeated="4" table:style-name="ce1"/>
          <table:table-cell office:value-type="float" office:value="419" table:style-name="ce1">
            <text:p>419</text:p>
          </table:table-cell>
          <table:table-cell office:value-type="date" office:date-value="2011-11-16T00:00:00" table:style-name="ce2">
            <text:p>16.11.2011</text:p>
          </table:table-cell>
          <table:table-cell office:value-type="string" table:style-name="ce3">
            <text:p>DD1987</text:p>
          </table:table-cell>
          <table:table-cell office:value-type="float" office:value="73050512356" table:style-name="ce1">
            <text:p>73050512356</text:p>
          </table:table-cell>
          <table:table-cell table:number-columns-repeated="1637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AA2007</text:p>
          </table:table-cell>
          <table:table-cell office:value-type="float" office:value="89022908766" table:style-name="ce1">
            <text:p>89022908766</text:p>
          </table:table-cell>
          <table:table-cell table:number-columns-repeated="4" table:style-name="ce1"/>
          <table:table-cell office:value-type="float" office:value="420" table:style-name="ce1">
            <text:p>420</text:p>
          </table:table-cell>
          <table:table-cell office:value-type="date" office:date-value="2011-11-16T00:00:00" table:style-name="ce2">
            <text:p>16.11.2011</text:p>
          </table:table-cell>
          <table:table-cell office:value-type="string" table:style-name="ce3">
            <text:p>BF2008</text:p>
          </table:table-cell>
          <table:table-cell office:value-type="float" office:value="89121744366" table:style-name="ce1">
            <text:p>89121744366</text:p>
          </table:table-cell>
          <table:table-cell table:number-columns-repeated="1637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AC2001</text:p>
          </table:table-cell>
          <table:table-cell office:value-type="float" office:value="73050412326" table:style-name="ce1">
            <text:p>73050412326</text:p>
          </table:table-cell>
          <table:table-cell table:number-columns-repeated="4" table:style-name="ce1"/>
          <table:table-cell office:value-type="float" office:value="421" table:style-name="ce1">
            <text:p>421</text:p>
          </table:table-cell>
          <table:table-cell office:value-type="date" office:date-value="2011-11-17T00:00:00" table:style-name="ce2">
            <text:p>17.11.2011</text:p>
          </table:table-cell>
          <table:table-cell office:value-type="string" table:style-name="ce3">
            <text:p>AA2005</text:p>
          </table:table-cell>
          <table:table-cell office:value-type="float" office:value="89022908736" table:style-name="ce1">
            <text:p>89022908736</text:p>
          </table:table-cell>
          <table:table-cell table:number-columns-repeated="1637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AC1979</text:p>
          </table:table-cell>
          <table:table-cell office:value-type="float" office:value="65082890107" table:style-name="ce1">
            <text:p>65082890107</text:p>
          </table:table-cell>
          <table:table-cell table:number-columns-repeated="4" table:style-name="ce1"/>
          <table:table-cell office:value-type="float" office:value="422" table:style-name="ce1">
            <text:p>422</text:p>
          </table:table-cell>
          <table:table-cell office:value-type="date" office:date-value="2011-11-17T00:00:00" table:style-name="ce2">
            <text:p>17.11.2011</text:p>
          </table:table-cell>
          <table:table-cell office:value-type="string" table:style-name="ce3">
            <text:p>AB2005</text:p>
          </table:table-cell>
          <table:table-cell office:value-type="float" office:value="79052707768" table:style-name="ce1">
            <text:p>79052707768</text:p>
          </table:table-cell>
          <table:table-cell table:number-columns-repeated="1637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BB1997</text:p>
          </table:table-cell>
          <table:table-cell office:value-type="float" office:value="89022489744" table:style-name="ce1">
            <text:p>89022489744</text:p>
          </table:table-cell>
          <table:table-cell table:number-columns-repeated="4" table:style-name="ce1"/>
          <table:table-cell office:value-type="float" office:value="423" table:style-name="ce1">
            <text:p>423</text:p>
          </table:table-cell>
          <table:table-cell office:value-type="date" office:date-value="2011-11-17T00:00:00" table:style-name="ce2">
            <text:p>17.11.2011</text:p>
          </table:table-cell>
          <table:table-cell office:value-type="string" table:style-name="ce3">
            <text:p>AC2005</text:p>
          </table:table-cell>
          <table:table-cell office:value-type="float" office:value="79022776533" table:style-name="ce1">
            <text:p>79022776533</text:p>
          </table:table-cell>
          <table:table-cell table:number-columns-repeated="1637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CD1986</text:p>
          </table:table-cell>
          <table:table-cell office:value-type="float" office:value="81042277655" table:style-name="ce1">
            <text:p>81042277655</text:p>
          </table:table-cell>
          <table:table-cell table:number-columns-repeated="4" table:style-name="ce1"/>
          <table:table-cell office:value-type="float" office:value="424" table:style-name="ce1">
            <text:p>424</text:p>
          </table:table-cell>
          <table:table-cell office:value-type="date" office:date-value="2011-11-18T00:00:00" table:style-name="ce2">
            <text:p>18.11.2011</text:p>
          </table:table-cell>
          <table:table-cell office:value-type="string" table:style-name="ce3">
            <text:p>AC2010</text:p>
          </table:table-cell>
          <table:table-cell office:value-type="float" office:value="89123009458" table:style-name="ce1">
            <text:p>89123009458</text:p>
          </table:table-cell>
          <table:table-cell table:number-columns-repeated="1637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DD1978</text:p>
          </table:table-cell>
          <table:table-cell office:value-type="float" office:value="88022685932" table:style-name="ce1">
            <text:p>88022685932</text:p>
          </table:table-cell>
          <table:table-cell table:number-columns-repeated="4" table:style-name="ce1"/>
          <table:table-cell office:value-type="float" office:value="425" table:style-name="ce1">
            <text:p>425</text:p>
          </table:table-cell>
          <table:table-cell office:value-type="date" office:date-value="2011-11-19T00:00:00" table:style-name="ce2">
            <text:p>19.11.2011</text:p>
          </table:table-cell>
          <table:table-cell office:value-type="string" table:style-name="ce3">
            <text:p>AC2008</text:p>
          </table:table-cell>
          <table:table-cell office:value-type="float" office:value="79092009769" table:style-name="ce1">
            <text:p>79092009769</text:p>
          </table:table-cell>
          <table:table-cell table:number-columns-repeated="1637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AC2008</text:p>
          </table:table-cell>
          <table:table-cell office:value-type="float" office:value="89122489714" table:style-name="ce1">
            <text:p>89122489714</text:p>
          </table:table-cell>
          <table:table-cell table:number-columns-repeated="4" table:style-name="ce1"/>
          <table:table-cell office:value-type="float" office:value="426" table:style-name="ce1">
            <text:p>426</text:p>
          </table:table-cell>
          <table:table-cell office:value-type="date" office:date-value="2011-11-20T00:00:00" table:style-name="ce2">
            <text:p>20.11.2011</text:p>
          </table:table-cell>
          <table:table-cell office:value-type="string" table:style-name="ce3">
            <text:p>BB2005</text:p>
          </table:table-cell>
          <table:table-cell office:value-type="float" office:value="82030192835" table:style-name="ce1">
            <text:p>82030192835</text:p>
          </table:table-cell>
          <table:table-cell table:number-columns-repeated="1637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date" office:date-value="2011-02-10T00:00:00" table:style-name="ce2">
            <text:p>10.02.2011</text:p>
          </table:table-cell>
          <table:table-cell office:value-type="string" table:style-name="ce3">
            <text:p>CD2001</text:p>
          </table:table-cell>
          <table:table-cell office:value-type="float" office:value="83081788913" table:style-name="ce1">
            <text:p>83081788913</text:p>
          </table:table-cell>
          <table:table-cell table:number-columns-repeated="4" table:style-name="ce1"/>
          <table:table-cell office:value-type="float" office:value="427" table:style-name="ce1">
            <text:p>427</text:p>
          </table:table-cell>
          <table:table-cell office:value-type="date" office:date-value="2011-11-21T00:00:00" table:style-name="ce2">
            <text:p>21.11.2011</text:p>
          </table:table-cell>
          <table:table-cell office:value-type="string" table:style-name="ce3">
            <text:p>CD2007</text:p>
          </table:table-cell>
          <table:table-cell office:value-type="float" office:value="78062657877" table:style-name="ce1">
            <text:p>78062657877</text:p>
          </table:table-cell>
          <table:table-cell table:number-columns-repeated="1637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date" office:date-value="2011-02-23T00:00:00" table:style-name="ce2">
            <text:p>23.02.2011</text:p>
          </table:table-cell>
          <table:table-cell office:value-type="string" table:style-name="ce3">
            <text:p>DD1987</text:p>
          </table:table-cell>
          <table:table-cell office:value-type="float" office:value="95082036587" table:style-name="ce1">
            <text:p>95082036587</text:p>
          </table:table-cell>
          <table:table-cell table:number-columns-repeated="4" table:style-name="ce1"/>
          <table:table-cell office:value-type="float" office:value="428" table:style-name="ce1">
            <text:p>428</text:p>
          </table:table-cell>
          <table:table-cell office:value-type="date" office:date-value="2011-11-22T00:00:00" table:style-name="ce2">
            <text:p>22.11.2011</text:p>
          </table:table-cell>
          <table:table-cell office:value-type="string" table:style-name="ce3">
            <text:p>DD1983</text:p>
          </table:table-cell>
          <table:table-cell office:value-type="float" office:value="77012657444" table:style-name="ce1">
            <text:p>77012657444</text:p>
          </table:table-cell>
          <table:table-cell table:number-columns-repeated="1637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date" office:date-value="2011-02-24T00:00:00" table:style-name="ce2">
            <text:p>24.02.2011</text:p>
          </table:table-cell>
          <table:table-cell office:value-type="string" table:style-name="ce3">
            <text:p>BF2008</text:p>
          </table:table-cell>
          <table:table-cell office:value-type="float" office:value="88030422354" table:style-name="ce1">
            <text:p>88030422354</text:p>
          </table:table-cell>
          <table:table-cell table:number-columns-repeated="4" table:style-name="ce1"/>
          <table:table-cell office:value-type="float" office:value="429" table:style-name="ce1">
            <text:p>429</text:p>
          </table:table-cell>
          <table:table-cell office:value-type="date" office:date-value="2011-11-23T00:00:00" table:style-name="ce2">
            <text:p>23.11.2011</text:p>
          </table:table-cell>
          <table:table-cell office:value-type="string" table:style-name="ce3">
            <text:p>AC2003</text:p>
          </table:table-cell>
          <table:table-cell office:value-type="float" office:value="87100788765" table:style-name="ce1">
            <text:p>87100788765</text:p>
          </table:table-cell>
          <table:table-cell table:number-columns-repeated="1637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date" office:date-value="2011-02-25T00:00:00" table:style-name="ce2">
            <text:p>25.02.2011</text:p>
          </table:table-cell>
          <table:table-cell office:value-type="string" table:style-name="ce3">
            <text:p>AL2010</text:p>
          </table:table-cell>
          <table:table-cell office:value-type="float" office:value="87080799825" table:style-name="ce1">
            <text:p>87080799825</text:p>
          </table:table-cell>
          <table:table-cell table:number-columns-repeated="4" table:style-name="ce1"/>
          <table:table-cell office:value-type="float" office:value="430" table:style-name="ce1">
            <text:p>430</text:p>
          </table:table-cell>
          <table:table-cell office:value-type="date" office:date-value="2011-11-23T00:00:00" table:style-name="ce2">
            <text:p>23.11.2011</text:p>
          </table:table-cell>
          <table:table-cell office:value-type="string" table:style-name="ce3">
            <text:p>CD2008</text:p>
          </table:table-cell>
          <table:table-cell office:value-type="float" office:value="70120675819" table:style-name="ce1">
            <text:p>70120675819</text:p>
          </table:table-cell>
          <table:table-cell table:number-columns-repeated="1637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date" office:date-value="2011-02-26T00:00:00" table:style-name="ce2">
            <text:p>26.02.2011</text:p>
          </table:table-cell>
          <table:table-cell office:value-type="string" table:style-name="ce3">
            <text:p>AM2010</text:p>
          </table:table-cell>
          <table:table-cell office:value-type="float" office:value="80072765543" table:style-name="ce1">
            <text:p>80072765543</text:p>
          </table:table-cell>
          <table:table-cell table:number-columns-repeated="4" table:style-name="ce1"/>
          <table:table-cell office:value-type="float" office:value="431" table:style-name="ce1">
            <text:p>431</text:p>
          </table:table-cell>
          <table:table-cell office:value-type="date" office:date-value="2011-11-23T00:00:00" table:style-name="ce2">
            <text:p>23.11.2011</text:p>
          </table:table-cell>
          <table:table-cell office:value-type="string" table:style-name="ce3">
            <text:p>DD2007</text:p>
          </table:table-cell>
          <table:table-cell office:value-type="float" office:value="87100488725" table:style-name="ce1">
            <text:p>87100488725</text:p>
          </table:table-cell>
          <table:table-cell table:number-columns-repeated="1637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date" office:date-value="2011-02-27T00:00:00" table:style-name="ce2">
            <text:p>27.02.2011</text:p>
          </table:table-cell>
          <table:table-cell office:value-type="string" table:style-name="ce3">
            <text:p>NK2005</text:p>
          </table:table-cell>
          <table:table-cell office:value-type="float" office:value="76122675877" table:style-name="ce1">
            <text:p>76122675877</text:p>
          </table:table-cell>
          <table:table-cell table:number-columns-repeated="4" table:style-name="ce1"/>
          <table:table-cell office:value-type="float" office:value="432" table:style-name="ce1">
            <text:p>432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BF1999</text:p>
          </table:table-cell>
          <table:table-cell office:value-type="float" office:value="84092799822" table:style-name="ce1">
            <text:p>84092799822</text:p>
          </table:table-cell>
          <table:table-cell table:number-columns-repeated="1637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date" office:date-value="2011-02-28T00:00:00" table:style-name="ce2">
            <text:p>28.02.2011</text:p>
          </table:table-cell>
          <table:table-cell office:value-type="string" table:style-name="ce3">
            <text:p>AX2003</text:p>
          </table:table-cell>
          <table:table-cell office:value-type="float" office:value="49060987956" table:style-name="ce1">
            <text:p>49060987956</text:p>
          </table:table-cell>
          <table:table-cell table:number-columns-repeated="4" table:style-name="ce1"/>
          <table:table-cell office:value-type="float" office:value="433" table:style-name="ce1">
            <text:p>433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AA2000</text:p>
          </table:table-cell>
          <table:table-cell office:value-type="float" office:value="79122889753" table:style-name="ce1">
            <text:p>79122889753</text:p>
          </table:table-cell>
          <table:table-cell table:number-columns-repeated="1637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date" office:date-value="2011-03-01T00:00:00" table:style-name="ce2">
            <text:p>01.03.2011</text:p>
          </table:table-cell>
          <table:table-cell office:value-type="string" table:style-name="ce3">
            <text:p>AB1994</text:p>
          </table:table-cell>
          <table:table-cell office:value-type="float" office:value="88022685902" table:style-name="ce1">
            <text:p>88022685902</text:p>
          </table:table-cell>
          <table:table-cell table:number-columns-repeated="4" table:style-name="ce1"/>
          <table:table-cell office:value-type="float" office:value="434" table:style-name="ce1">
            <text:p>434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AB2006</text:p>
          </table:table-cell>
          <table:table-cell office:value-type="float" office:value="90030999856" table:style-name="ce1">
            <text:p>90030999856</text:p>
          </table:table-cell>
          <table:table-cell table:number-columns-repeated="1637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11-03-02T00:00:00" table:style-name="ce2">
            <text:p>02.03.2011</text:p>
          </table:table-cell>
          <table:table-cell office:value-type="string" table:style-name="ce3">
            <text:p>AC2008</text:p>
          </table:table-cell>
          <table:table-cell office:value-type="float" office:value="90010488986" table:style-name="ce1">
            <text:p>90010488986</text:p>
          </table:table-cell>
          <table:table-cell table:number-columns-repeated="4" table:style-name="ce1"/>
          <table:table-cell office:value-type="float" office:value="435" table:style-name="ce1">
            <text:p>435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NN2006</text:p>
          </table:table-cell>
          <table:table-cell office:value-type="float" office:value="73092076849" table:style-name="ce1">
            <text:p>73092076849</text:p>
          </table:table-cell>
          <table:table-cell table:number-columns-repeated="1637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date" office:date-value="2011-03-03T00:00:00" table:style-name="ce2">
            <text:p>03.03.2011</text:p>
          </table:table-cell>
          <table:table-cell office:value-type="string" table:style-name="ce3">
            <text:p>BB2005</text:p>
          </table:table-cell>
          <table:table-cell office:value-type="float" office:value="84091751933" table:style-name="ce1">
            <text:p>84091751933</text:p>
          </table:table-cell>
          <table:table-cell table:number-columns-repeated="4" table:style-name="ce1"/>
          <table:table-cell office:value-type="float" office:value="436" table:style-name="ce1">
            <text:p>436</text:p>
          </table:table-cell>
          <table:table-cell office:value-type="date" office:date-value="2011-11-25T00:00:00" table:style-name="ce2">
            <text:p>25.11.2011</text:p>
          </table:table-cell>
          <table:table-cell office:value-type="string" table:style-name="ce3">
            <text:p>BB2001</text:p>
          </table:table-cell>
          <table:table-cell office:value-type="float" office:value="79101010977" table:style-name="ce1">
            <text:p>79101010977</text:p>
          </table:table-cell>
          <table:table-cell table:number-columns-repeated="1637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date" office:date-value="2011-03-03T00:00:00" table:style-name="ce2">
            <text:p>03.03.2011</text:p>
          </table:table-cell>
          <table:table-cell office:value-type="string" table:style-name="ce3">
            <text:p>CD2004</text:p>
          </table:table-cell>
          <table:table-cell office:value-type="float" office:value="88111299954" table:style-name="ce1">
            <text:p>88111299954</text:p>
          </table:table-cell>
          <table:table-cell table:number-columns-repeated="4" table:style-name="ce1"/>
          <table:table-cell office:value-type="float" office:value="437" table:style-name="ce1">
            <text:p>437</text:p>
          </table:table-cell>
          <table:table-cell office:value-type="date" office:date-value="2011-11-26T00:00:00" table:style-name="ce2">
            <text:p>26.11.2011</text:p>
          </table:table-cell>
          <table:table-cell office:value-type="string" table:style-name="ce3">
            <text:p>BB1999</text:p>
          </table:table-cell>
          <table:table-cell office:value-type="float" office:value="47032598027" table:style-name="ce1">
            <text:p>47032598027</text:p>
          </table:table-cell>
          <table:table-cell table:number-columns-repeated="1637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date" office:date-value="2011-03-03T00:00:00" table:style-name="ce2">
            <text:p>03.03.2011</text:p>
          </table:table-cell>
          <table:table-cell office:value-type="string" table:style-name="ce3">
            <text:p>DD2005</text:p>
          </table:table-cell>
          <table:table-cell office:value-type="float" office:value="73082076855" table:style-name="ce1">
            <text:p>73082076855</text:p>
          </table:table-cell>
          <table:table-cell table:number-columns-repeated="4" table:style-name="ce1"/>
          <table:table-cell office:value-type="float" office:value="438" table:style-name="ce1">
            <text:p>438</text:p>
          </table:table-cell>
          <table:table-cell office:value-type="date" office:date-value="2011-11-27T00:00:00" table:style-name="ce2">
            <text:p>27.11.2011</text:p>
          </table:table-cell>
          <table:table-cell office:value-type="string" table:style-name="ce3">
            <text:p>AB1994</text:p>
          </table:table-cell>
          <table:table-cell office:value-type="float" office:value="65082890067" table:style-name="ce1">
            <text:p>65082890067</text:p>
          </table:table-cell>
          <table:table-cell table:number-columns-repeated="1637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date" office:date-value="2011-03-03T00:00:00" table:style-name="ce2">
            <text:p>03.03.2011</text:p>
          </table:table-cell>
          <table:table-cell office:value-type="string" table:style-name="ce3">
            <text:p>AC2008</text:p>
          </table:table-cell>
          <table:table-cell office:value-type="float" office:value="78061600937" table:style-name="ce1">
            <text:p>78061600937</text:p>
          </table:table-cell>
          <table:table-cell table:number-columns-repeated="4" table:style-name="ce1"/>
          <table:table-cell office:value-type="float" office:value="439" table:style-name="ce1">
            <text:p>439</text:p>
          </table:table-cell>
          <table:table-cell office:value-type="date" office:date-value="2011-11-28T00:00:00" table:style-name="ce2">
            <text:p>28.11.2011</text:p>
          </table:table-cell>
          <table:table-cell office:value-type="string" table:style-name="ce3">
            <text:p>BB2001</text:p>
          </table:table-cell>
          <table:table-cell office:value-type="float" office:value="89022908766" table:style-name="ce1">
            <text:p>89022908766</text:p>
          </table:table-cell>
          <table:table-cell table:number-columns-repeated="1637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date" office:date-value="2011-03-07T00:00:00" table:style-name="ce2">
            <text:p>07.03.2011</text:p>
          </table:table-cell>
          <table:table-cell office:value-type="string" table:style-name="ce3">
            <text:p>AE2008</text:p>
          </table:table-cell>
          <table:table-cell office:value-type="float" office:value="90051902315" table:style-name="ce1">
            <text:p>90051902315</text:p>
          </table:table-cell>
          <table:table-cell table:number-columns-repeated="4" table:style-name="ce1"/>
          <table:table-cell office:value-type="float" office:value="440" table:style-name="ce1">
            <text:p>440</text:p>
          </table:table-cell>
          <table:table-cell office:value-type="date" office:date-value="2011-11-29T00:00:00" table:style-name="ce2">
            <text:p>29.11.2011</text:p>
          </table:table-cell>
          <table:table-cell office:value-type="string" table:style-name="ce3">
            <text:p>BH2004</text:p>
          </table:table-cell>
          <table:table-cell office:value-type="float" office:value="73050412326" table:style-name="ce1">
            <text:p>73050412326</text:p>
          </table:table-cell>
          <table:table-cell table:number-columns-repeated="1637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date" office:date-value="2011-03-07T00:00:00" table:style-name="ce2">
            <text:p>07.03.2011</text:p>
          </table:table-cell>
          <table:table-cell office:value-type="string" table:style-name="ce3">
            <text:p>BC2004</text:p>
          </table:table-cell>
          <table:table-cell office:value-type="float" office:value="75082822346" table:style-name="ce1">
            <text:p>75082822346</text:p>
          </table:table-cell>
          <table:table-cell table:number-columns-repeated="4" table:style-name="ce1"/>
          <table:table-cell office:value-type="float" office:value="441" table:style-name="ce1">
            <text:p>441</text:p>
          </table:table-cell>
          <table:table-cell office:value-type="date" office:date-value="2011-11-30T00:00:00" table:style-name="ce2">
            <text:p>30.11.2011</text:p>
          </table:table-cell>
          <table:table-cell office:value-type="string" table:style-name="ce3">
            <text:p>AB1994</text:p>
          </table:table-cell>
          <table:table-cell office:value-type="float" office:value="65082890107" table:style-name="ce1">
            <text:p>65082890107</text:p>
          </table:table-cell>
          <table:table-cell table:number-columns-repeated="1637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date" office:date-value="2011-03-07T00:00:00" table:style-name="ce2">
            <text:p>07.03.2011</text:p>
          </table:table-cell>
          <table:table-cell office:value-type="string" table:style-name="ce3">
            <text:p>BF2001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442" table:style-name="ce1">
            <text:p>442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BF2008</text:p>
          </table:table-cell>
          <table:table-cell office:value-type="float" office:value="89022489744" table:style-name="ce1">
            <text:p>89022489744</text:p>
          </table:table-cell>
          <table:table-cell table:number-columns-repeated="1637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date" office:date-value="2011-04-07T00:00:00" table:style-name="ce2">
            <text:p>07.04.2011</text:p>
          </table:table-cell>
          <table:table-cell office:value-type="string" table:style-name="ce3">
            <text:p>AA1993</text:p>
          </table:table-cell>
          <table:table-cell office:value-type="float" office:value="85102809896" table:style-name="ce1">
            <text:p>85102809896</text:p>
          </table:table-cell>
          <table:table-cell table:number-columns-repeated="4" table:style-name="ce1"/>
          <table:table-cell office:value-type="float" office:value="443" table:style-name="ce1">
            <text:p>443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AA2005</text:p>
          </table:table-cell>
          <table:table-cell office:value-type="float" office:value="81042277655" table:style-name="ce1">
            <text:p>81042277655</text:p>
          </table:table-cell>
          <table:table-cell table:number-columns-repeated="1637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date" office:date-value="2011-04-07T00:00:00" table:style-name="ce2">
            <text:p>07.04.2011</text:p>
          </table:table-cell>
          <table:table-cell office:value-type="string" table:style-name="ce3">
            <text:p>AH2000</text:p>
          </table:table-cell>
          <table:table-cell office:value-type="float" office:value="89040987715" table:style-name="ce1">
            <text:p>89040987715</text:p>
          </table:table-cell>
          <table:table-cell table:number-columns-repeated="4" table:style-name="ce1"/>
          <table:table-cell office:value-type="float" office:value="444" table:style-name="ce1">
            <text:p>444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AB2005</text:p>
          </table:table-cell>
          <table:table-cell office:value-type="float" office:value="88022685932" table:style-name="ce1">
            <text:p>88022685932</text:p>
          </table:table-cell>
          <table:table-cell table:number-columns-repeated="1637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date" office:date-value="2011-04-07T00:00:00" table:style-name="ce2">
            <text:p>07.04.2011</text:p>
          </table:table-cell>
          <table:table-cell office:value-type="string" table:style-name="ce3">
            <text:p>AX2003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445" table:style-name="ce1">
            <text:p>445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AC2005</text:p>
          </table:table-cell>
          <table:table-cell office:value-type="float" office:value="89122489714" table:style-name="ce1">
            <text:p>89122489714</text:p>
          </table:table-cell>
          <table:table-cell table:number-columns-repeated="1637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date" office:date-value="2011-05-07T00:00:00" table:style-name="ce2">
            <text:p>07.05.2011</text:p>
          </table:table-cell>
          <table:table-cell office:value-type="string" table:style-name="ce3">
            <text:p>AC2001</text:p>
          </table:table-cell>
          <table:table-cell office:value-type="float" office:value="70120675818" table:style-name="ce1">
            <text:p>70120675818</text:p>
          </table:table-cell>
          <table:table-cell table:number-columns-repeated="4" table:style-name="ce1"/>
          <table:table-cell office:value-type="float" office:value="446" table:style-name="ce1">
            <text:p>446</text:p>
          </table:table-cell>
          <table:table-cell office:value-type="date" office:date-value="2011-12-02T00:00:00" table:style-name="ce2">
            <text:p>02.12.2011</text:p>
          </table:table-cell>
          <table:table-cell office:value-type="string" table:style-name="ce3">
            <text:p>AC2010</text:p>
          </table:table-cell>
          <table:table-cell office:value-type="float" office:value="83081788913" table:style-name="ce1">
            <text:p>83081788913</text:p>
          </table:table-cell>
          <table:table-cell table:number-columns-repeated="1637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date" office:date-value="2011-05-07T00:00:00" table:style-name="ce2">
            <text:p>07.05.2011</text:p>
          </table:table-cell>
          <table:table-cell office:value-type="string" table:style-name="ce3">
            <text:p>AC1979</text:p>
          </table:table-cell>
          <table:table-cell office:value-type="float" office:value="47032598048" table:style-name="ce1">
            <text:p>47032598048</text:p>
          </table:table-cell>
          <table:table-cell table:number-columns-repeated="4" table:style-name="ce1"/>
          <table:table-cell office:value-type="float" office:value="447" table:style-name="ce1">
            <text:p>447</text:p>
          </table:table-cell>
          <table:table-cell office:value-type="date" office:date-value="2011-12-03T00:00:00" table:style-name="ce2">
            <text:p>03.12.2011</text:p>
          </table:table-cell>
          <table:table-cell office:value-type="string" table:style-name="ce3">
            <text:p>AC2008</text:p>
          </table:table-cell>
          <table:table-cell office:value-type="float" office:value="95082036587" table:style-name="ce1">
            <text:p>95082036587</text:p>
          </table:table-cell>
          <table:table-cell table:number-columns-repeated="1637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date" office:date-value="2011-05-07T00:00:00" table:style-name="ce2">
            <text:p>07.05.2011</text:p>
          </table:table-cell>
          <table:table-cell office:value-type="string" table:style-name="ce3">
            <text:p>BB1997</text:p>
          </table:table-cell>
          <table:table-cell office:value-type="float" office:value="76113098062" table:style-name="ce1">
            <text:p>76113098062</text:p>
          </table:table-cell>
          <table:table-cell table:number-columns-repeated="4" table:style-name="ce1"/>
          <table:table-cell office:value-type="float" office:value="448" table:style-name="ce1">
            <text:p>448</text:p>
          </table:table-cell>
          <table:table-cell office:value-type="date" office:date-value="2011-12-04T00:00:00" table:style-name="ce2">
            <text:p>04.12.2011</text:p>
          </table:table-cell>
          <table:table-cell office:value-type="string" table:style-name="ce3">
            <text:p>BB2005</text:p>
          </table:table-cell>
          <table:table-cell office:value-type="float" office:value="88030422354" table:style-name="ce1">
            <text:p>88030422354</text:p>
          </table:table-cell>
          <table:table-cell table:number-columns-repeated="1637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date" office:date-value="2011-05-07T00:00:00" table:style-name="ce2">
            <text:p>07.05.2011</text:p>
          </table:table-cell>
          <table:table-cell office:value-type="string" table:style-name="ce3">
            <text:p>CD1986</text:p>
          </table:table-cell>
          <table:table-cell office:value-type="float" office:value="66030685027" table:style-name="ce1">
            <text:p>66030685027</text:p>
          </table:table-cell>
          <table:table-cell table:number-columns-repeated="4" table:style-name="ce1"/>
          <table:table-cell office:value-type="float" office:value="449" table:style-name="ce1">
            <text:p>449</text:p>
          </table:table-cell>
          <table:table-cell office:value-type="date" office:date-value="2011-12-04T00:00:00" table:style-name="ce2">
            <text:p>04.12.2011</text:p>
          </table:table-cell>
          <table:table-cell office:value-type="string" table:style-name="ce3">
            <text:p>AC2000</text:p>
          </table:table-cell>
          <table:table-cell office:value-type="float" office:value="87080799825" table:style-name="ce1">
            <text:p>87080799825</text:p>
          </table:table-cell>
          <table:table-cell table:number-columns-repeated="1637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date" office:date-value="2011-05-07T00:00:00" table:style-name="ce2">
            <text:p>07.05.2011</text:p>
          </table:table-cell>
          <table:table-cell office:value-type="string" table:style-name="ce3">
            <text:p>DD1978</text:p>
          </table:table-cell>
          <table:table-cell office:value-type="float" office:value="95052768528" table:style-name="ce1">
            <text:p>95052768528</text:p>
          </table:table-cell>
          <table:table-cell table:number-columns-repeated="4" table:style-name="ce1"/>
          <table:table-cell office:value-type="float" office:value="450" table:style-name="ce1">
            <text:p>450</text:p>
          </table:table-cell>
          <table:table-cell office:value-type="date" office:date-value="2011-12-05T00:00:00" table:style-name="ce2">
            <text:p>05.12.2011</text:p>
          </table:table-cell>
          <table:table-cell office:value-type="string" table:style-name="ce3">
            <text:p>AC1992</text:p>
          </table:table-cell>
          <table:table-cell office:value-type="float" office:value="80072765543" table:style-name="ce1">
            <text:p>80072765543</text:p>
          </table:table-cell>
          <table:table-cell table:number-columns-repeated="1637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date" office:date-value="2011-06-07T00:00:00" table:style-name="ce2">
            <text:p>07.06.2011</text:p>
          </table:table-cell>
          <table:table-cell office:value-type="string" table:style-name="ce3">
            <text:p>AC2008</text:p>
          </table:table-cell>
          <table:table-cell office:value-type="float" office:value="95082778956" table:style-name="ce1">
            <text:p>95082778956</text:p>
          </table:table-cell>
          <table:table-cell table:number-columns-repeated="4" table:style-name="ce1"/>
          <table:table-cell office:value-type="float" office:value="451" table:style-name="ce1">
            <text:p>451</text:p>
          </table:table-cell>
          <table:table-cell office:value-type="date" office:date-value="2011-12-05T00:00:00" table:style-name="ce2">
            <text:p>05.12.2011</text:p>
          </table:table-cell>
          <table:table-cell office:value-type="string" table:style-name="ce3">
            <text:p>BB2004</text:p>
          </table:table-cell>
          <table:table-cell office:value-type="float" office:value="76122675877" table:style-name="ce1">
            <text:p>76122675877</text:p>
          </table:table-cell>
          <table:table-cell table:number-columns-repeated="1637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date" office:date-value="2011-06-08T00:00:00" table:style-name="ce2">
            <text:p>08.06.2011</text:p>
          </table:table-cell>
          <table:table-cell office:value-type="string" table:style-name="ce3">
            <text:p>BD2005</text:p>
          </table:table-cell>
          <table:table-cell office:value-type="float" office:value="73029098768" table:style-name="ce1">
            <text:p>73029098768</text:p>
          </table:table-cell>
          <table:table-cell table:number-columns-repeated="4" table:style-name="ce1"/>
          <table:table-cell office:value-type="float" office:value="452" table:style-name="ce1">
            <text:p>452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CD2002</text:p>
          </table:table-cell>
          <table:table-cell office:value-type="float" office:value="49060987956" table:style-name="ce1">
            <text:p>49060987956</text:p>
          </table:table-cell>
          <table:table-cell table:number-columns-repeated="1637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date" office:date-value="2011-06-09T00:00:00" table:style-name="ce2">
            <text:p>09.06.2011</text:p>
          </table:table-cell>
          <table:table-cell office:value-type="string" table:style-name="ce3">
            <text:p>BB2005</text:p>
          </table:table-cell>
          <table:table-cell office:value-type="float" office:value="90110899884" table:style-name="ce1">
            <text:p>90110899884</text:p>
          </table:table-cell>
          <table:table-cell table:number-columns-repeated="4" table:style-name="ce1"/>
          <table:table-cell office:value-type="float" office:value="453" table:style-name="ce1">
            <text:p>453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DD2009</text:p>
          </table:table-cell>
          <table:table-cell office:value-type="float" office:value="88022685902" table:style-name="ce1">
            <text:p>88022685902</text:p>
          </table:table-cell>
          <table:table-cell table:number-columns-repeated="1637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date" office:date-value="2011-06-10T00:00:00" table:style-name="ce2">
            <text:p>10.06.2011</text:p>
          </table:table-cell>
          <table:table-cell office:value-type="string" table:style-name="ce3">
            <text:p>CD2007</text:p>
          </table:table-cell>
          <table:table-cell office:value-type="float" office:value="79100445687" table:style-name="ce1">
            <text:p>79100445687</text:p>
          </table:table-cell>
          <table:table-cell table:number-columns-repeated="4" table:style-name="ce1"/>
          <table:table-cell office:value-type="float" office:value="454" table:style-name="ce1">
            <text:p>454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AC1997</text:p>
          </table:table-cell>
          <table:table-cell office:value-type="float" office:value="90010488986" table:style-name="ce1">
            <text:p>90010488986</text:p>
          </table:table-cell>
          <table:table-cell table:number-columns-repeated="1637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date" office:date-value="2011-06-11T00:00:00" table:style-name="ce2">
            <text:p>11.06.2011</text:p>
          </table:table-cell>
          <table:table-cell office:value-type="string" table:style-name="ce3">
            <text:p>DD1983</text:p>
          </table:table-cell>
          <table:table-cell office:value-type="float" office:value="80062465997" table:style-name="ce1">
            <text:p>80062465997</text:p>
          </table:table-cell>
          <table:table-cell table:number-columns-repeated="4" table:style-name="ce1"/>
          <table:table-cell office:value-type="float" office:value="455" table:style-name="ce1">
            <text:p>455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CD2002</text:p>
          </table:table-cell>
          <table:table-cell office:value-type="float" office:value="84091751933" table:style-name="ce1">
            <text:p>84091751933</text:p>
          </table:table-cell>
          <table:table-cell table:number-columns-repeated="1637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date" office:date-value="2011-06-12T00:00:00" table:style-name="ce2">
            <text:p>12.06.2011</text:p>
          </table:table-cell>
          <table:table-cell office:value-type="string" table:style-name="ce3">
            <text:p>AC2003</text:p>
          </table:table-cell>
          <table:table-cell office:value-type="float" office:value="65072490045" table:style-name="ce1">
            <text:p>65072490045</text:p>
          </table:table-cell>
          <table:table-cell table:number-columns-repeated="4" table:style-name="ce1"/>
          <table:table-cell office:value-type="float" office:value="456" table:style-name="ce1">
            <text:p>456</text:p>
          </table:table-cell>
          <table:table-cell office:value-type="date" office:date-value="2011-12-07T00:00:00" table:style-name="ce2">
            <text:p>07.12.2011</text:p>
          </table:table-cell>
          <table:table-cell office:value-type="string" table:style-name="ce3">
            <text:p>DD2002</text:p>
          </table:table-cell>
          <table:table-cell office:value-type="float" office:value="88111299954" table:style-name="ce1">
            <text:p>88111299954</text:p>
          </table:table-cell>
          <table:table-cell table:number-columns-repeated="1637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date" office:date-value="2011-06-13T00:00:00" table:style-name="ce2">
            <text:p>13.06.2011</text:p>
          </table:table-cell>
          <table:table-cell office:value-type="string" table:style-name="ce3">
            <text:p>CD2008</text:p>
          </table:table-cell>
          <table:table-cell office:value-type="float" office:value="76022675847" table:style-name="ce1">
            <text:p>76022675847</text:p>
          </table:table-cell>
          <table:table-cell table:number-columns-repeated="4" table:style-name="ce1"/>
          <table:table-cell office:value-type="float" office:value="457" table:style-name="ce1">
            <text:p>457</text:p>
          </table:table-cell>
          <table:table-cell office:value-type="date" office:date-value="2011-12-08T00:00:00" table:style-name="ce2">
            <text:p>08.12.2011</text:p>
          </table:table-cell>
          <table:table-cell office:value-type="string" table:style-name="ce3">
            <text:p>BF1990</text:p>
          </table:table-cell>
          <table:table-cell office:value-type="float" office:value="73082076855" table:style-name="ce1">
            <text:p>73082076855</text:p>
          </table:table-cell>
          <table:table-cell table:number-columns-repeated="1637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date" office:date-value="2011-06-14T00:00:00" table:style-name="ce2">
            <text:p>14.06.2011</text:p>
          </table:table-cell>
          <table:table-cell office:value-type="string" table:style-name="ce3">
            <text:p>DD2007</text:p>
          </table:table-cell>
          <table:table-cell office:value-type="float" office:value="59092098710" table:style-name="ce1">
            <text:p>59092098710</text:p>
          </table:table-cell>
          <table:table-cell table:number-columns-repeated="4" table:style-name="ce1"/>
          <table:table-cell office:value-type="float" office:value="458" table:style-name="ce1">
            <text:p>458</text:p>
          </table:table-cell>
          <table:table-cell office:value-type="date" office:date-value="2011-12-09T00:00:00" table:style-name="ce2">
            <text:p>09.12.2011</text:p>
          </table:table-cell>
          <table:table-cell office:value-type="string" table:style-name="ce3">
            <text:p>AA2003</text:p>
          </table:table-cell>
          <table:table-cell office:value-type="float" office:value="78061600937" table:style-name="ce1">
            <text:p>78061600937</text:p>
          </table:table-cell>
          <table:table-cell table:number-columns-repeated="1637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date" office:date-value="2011-06-15T00:00:00" table:style-name="ce2">
            <text:p>15.06.2011</text:p>
          </table:table-cell>
          <table:table-cell office:value-type="string" table:style-name="ce3">
            <text:p>BF1999</text:p>
          </table:table-cell>
          <table:table-cell office:value-type="float" office:value="79032778615" table:style-name="ce1">
            <text:p>79032778615</text:p>
          </table:table-cell>
          <table:table-cell table:number-columns-repeated="4" table:style-name="ce1"/>
          <table:table-cell office:value-type="float" office:value="459" table:style-name="ce1">
            <text:p>459</text:p>
          </table:table-cell>
          <table:table-cell office:value-type="date" office:date-value="2011-12-10T00:00:00" table:style-name="ce2">
            <text:p>10.12.2011</text:p>
          </table:table-cell>
          <table:table-cell office:value-type="string" table:style-name="ce3">
            <text:p>AB2009</text:p>
          </table:table-cell>
          <table:table-cell office:value-type="float" office:value="90051902315" table:style-name="ce1">
            <text:p>90051902315</text:p>
          </table:table-cell>
          <table:table-cell table:number-columns-repeated="1637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date" office:date-value="2011-06-16T00:00:00" table:style-name="ce2">
            <text:p>16.06.2011</text:p>
          </table:table-cell>
          <table:table-cell office:value-type="string" table:style-name="ce3">
            <text:p>AA2000</text:p>
          </table:table-cell>
          <table:table-cell office:value-type="float" office:value="79062009767" table:style-name="ce1">
            <text:p>79062009767</text:p>
          </table:table-cell>
          <table:table-cell table:number-columns-repeated="4" table:style-name="ce1"/>
          <table:table-cell office:value-type="float" office:value="460" table:style-name="ce1">
            <text:p>460</text:p>
          </table:table-cell>
          <table:table-cell office:value-type="date" office:date-value="2011-12-11T00:00:00" table:style-name="ce2">
            <text:p>11.12.2011</text:p>
          </table:table-cell>
          <table:table-cell office:value-type="string" table:style-name="ce3">
            <text:p>DD2005</text:p>
          </table:table-cell>
          <table:table-cell office:value-type="float" office:value="75082822346" table:style-name="ce1">
            <text:p>75082822346</text:p>
          </table:table-cell>
          <table:table-cell table:number-columns-repeated="1637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date" office:date-value="2011-06-16T00:00:00" table:style-name="ce2">
            <text:p>16.06.2011</text:p>
          </table:table-cell>
          <table:table-cell office:value-type="string" table:style-name="ce3">
            <text:p>AB2006</text:p>
          </table:table-cell>
          <table:table-cell office:value-type="float" office:value="76103098037" table:style-name="ce1">
            <text:p>76103098037</text:p>
          </table:table-cell>
          <table:table-cell table:number-columns-repeated="4" table:style-name="ce1"/>
          <table:table-cell office:value-type="float" office:value="461" table:style-name="ce1">
            <text:p>461</text:p>
          </table:table-cell>
          <table:table-cell office:value-type="date" office:date-value="2011-12-12T00:00:00" table:style-name="ce2">
            <text:p>12.12.2011</text:p>
          </table:table-cell>
          <table:table-cell office:value-type="string" table:style-name="ce3">
            <text:p>AC2008</text:p>
          </table:table-cell>
          <table:table-cell office:value-type="float" office:value="89122589754" table:style-name="ce1">
            <text:p>89122589754</text:p>
          </table:table-cell>
          <table:table-cell table:number-columns-repeated="1637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date" office:date-value="2011-06-16T00:00:00" table:style-name="ce2">
            <text:p>16.06.2011</text:p>
          </table:table-cell>
          <table:table-cell office:value-type="string" table:style-name="ce3">
            <text:p>AA2000</text:p>
          </table:table-cell>
          <table:table-cell office:value-type="float" office:value="81020799097" table:style-name="ce1">
            <text:p>81020799097</text:p>
          </table:table-cell>
          <table:table-cell table:number-columns-repeated="4" table:style-name="ce1"/>
          <table:table-cell office:value-type="float" office:value="462" table:style-name="ce1">
            <text:p>462</text:p>
          </table:table-cell>
          <table:table-cell office:value-type="date" office:date-value="2011-12-12T00:00:00" table:style-name="ce2">
            <text:p>12.12.2011</text:p>
          </table:table-cell>
          <table:table-cell office:value-type="string" table:style-name="ce3">
            <text:p>CD2004</text:p>
          </table:table-cell>
          <table:table-cell office:value-type="float" office:value="85102809896" table:style-name="ce1">
            <text:p>85102809896</text:p>
          </table:table-cell>
          <table:table-cell table:number-columns-repeated="1637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date" office:date-value="2011-06-19T00:00:00" table:style-name="ce2">
            <text:p>19.06.2011</text:p>
          </table:table-cell>
          <table:table-cell office:value-type="string" table:style-name="ce3">
            <text:p>BB2001</text:p>
          </table:table-cell>
          <table:table-cell office:value-type="float" office:value="70100775818" table:style-name="ce1">
            <text:p>70100775818</text:p>
          </table:table-cell>
          <table:table-cell table:number-columns-repeated="4" table:style-name="ce1"/>
          <table:table-cell office:value-type="float" office:value="463" table:style-name="ce1">
            <text:p>463</text:p>
          </table:table-cell>
          <table:table-cell office:value-type="date" office:date-value="2011-12-13T00:00:00" table:style-name="ce2">
            <text:p>13.12.2011</text:p>
          </table:table-cell>
          <table:table-cell office:value-type="string" table:style-name="ce3">
            <text:p>DD1999</text:p>
          </table:table-cell>
          <table:table-cell office:value-type="float" office:value="89040987715" table:style-name="ce1">
            <text:p>89040987715</text:p>
          </table:table-cell>
          <table:table-cell table:number-columns-repeated="1637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date" office:date-value="2011-06-21T00:00:00" table:style-name="ce2">
            <text:p>21.06.2011</text:p>
          </table:table-cell>
          <table:table-cell office:value-type="string" table:style-name="ce3">
            <text:p>BB1999</text:p>
          </table:table-cell>
          <table:table-cell office:value-type="float" office:value="82052148795" table:style-name="ce1">
            <text:p>82052148795</text:p>
          </table:table-cell>
          <table:table-cell table:number-columns-repeated="4" table:style-name="ce1"/>
          <table:table-cell office:value-type="float" office:value="464" table:style-name="ce1">
            <text:p>464</text:p>
          </table:table-cell>
          <table:table-cell office:value-type="date" office:date-value="2011-12-13T00:00:00" table:style-name="ce2">
            <text:p>13.12.2011</text:p>
          </table:table-cell>
          <table:table-cell office:value-type="string" table:style-name="ce3">
            <text:p>BF2001</text:p>
          </table:table-cell>
          <table:table-cell office:value-type="float" office:value="79022707767" table:style-name="ce1">
            <text:p>79022707767</text:p>
          </table:table-cell>
          <table:table-cell table:number-columns-repeated="1637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date" office:date-value="2011-06-21T00:00:00" table:style-name="ce2">
            <text:p>21.06.2011</text:p>
          </table:table-cell>
          <table:table-cell office:value-type="string" table:style-name="ce3">
            <text:p>AZ2009</text:p>
          </table:table-cell>
          <table:table-cell office:value-type="float" office:value="83080122395" table:style-name="ce1">
            <text:p>83080122395</text:p>
          </table:table-cell>
          <table:table-cell table:number-columns-repeated="4" table:style-name="ce1"/>
          <table:table-cell office:value-type="float" office:value="465" table:style-name="ce1">
            <text:p>465</text:p>
          </table:table-cell>
          <table:table-cell office:value-type="date" office:date-value="2011-12-13T00:00:00" table:style-name="ce2">
            <text:p>13.12.2011</text:p>
          </table:table-cell>
          <table:table-cell office:value-type="string" table:style-name="ce3">
            <text:p>AA1993</text:p>
          </table:table-cell>
          <table:table-cell office:value-type="float" office:value="70120675818" table:style-name="ce1">
            <text:p>70120675818</text:p>
          </table:table-cell>
          <table:table-cell table:number-columns-repeated="1637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date" office:date-value="2011-06-22T00:00:00" table:style-name="ce2">
            <text:p>22.06.2011</text:p>
          </table:table-cell>
          <table:table-cell office:value-type="string" table:style-name="ce3">
            <text:p>AB1999</text:p>
          </table:table-cell>
          <table:table-cell office:value-type="float" office:value="89100899833" table:style-name="ce1">
            <text:p>89100899833</text:p>
          </table:table-cell>
          <table:table-cell table:number-columns-repeated="4" table:style-name="ce1"/>
          <table:table-cell office:value-type="float" office:value="466" table:style-name="ce1">
            <text:p>466</text:p>
          </table:table-cell>
          <table:table-cell office:value-type="date" office:date-value="2011-12-14T00:00:00" table:style-name="ce2">
            <text:p>14.12.2011</text:p>
          </table:table-cell>
          <table:table-cell office:value-type="string" table:style-name="ce3">
            <text:p>AB2003</text:p>
          </table:table-cell>
          <table:table-cell office:value-type="float" office:value="47032598048" table:style-name="ce1">
            <text:p>47032598048</text:p>
          </table:table-cell>
          <table:table-cell table:number-columns-repeated="1637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date" office:date-value="2011-06-24T00:00:00" table:style-name="ce2">
            <text:p>24.06.2011</text:p>
          </table:table-cell>
          <table:table-cell office:value-type="string" table:style-name="ce3">
            <text:p>BB2001</text:p>
          </table:table-cell>
          <table:table-cell office:value-type="float" office:value="82072709836" table:style-name="ce1">
            <text:p>82072709836</text:p>
          </table:table-cell>
          <table:table-cell table:number-columns-repeated="4" table:style-name="ce1"/>
          <table:table-cell office:value-type="float" office:value="467" table:style-name="ce1">
            <text:p>467</text:p>
          </table:table-cell>
          <table:table-cell office:value-type="date" office:date-value="2011-12-15T00:00:00" table:style-name="ce2">
            <text:p>15.12.2011</text:p>
          </table:table-cell>
          <table:table-cell office:value-type="string" table:style-name="ce3">
            <text:p>AA2007</text:p>
          </table:table-cell>
          <table:table-cell office:value-type="float" office:value="76113098062" table:style-name="ce1">
            <text:p>76113098062</text:p>
          </table:table-cell>
          <table:table-cell table:number-columns-repeated="1637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date" office:date-value="2011-06-24T00:00:00" table:style-name="ce2">
            <text:p>24.06.2011</text:p>
          </table:table-cell>
          <table:table-cell office:value-type="string" table:style-name="ce3">
            <text:p>BB1999</text:p>
          </table:table-cell>
          <table:table-cell office:value-type="float" office:value="81102454687" table:style-name="ce1">
            <text:p>81102454687</text:p>
          </table:table-cell>
          <table:table-cell table:number-columns-repeated="4" table:style-name="ce1"/>
          <table:table-cell office:value-type="float" office:value="468" table:style-name="ce1">
            <text:p>468</text:p>
          </table:table-cell>
          <table:table-cell office:value-type="date" office:date-value="2011-12-16T00:00:00" table:style-name="ce2">
            <text:p>16.12.2011</text:p>
          </table:table-cell>
          <table:table-cell office:value-type="string" table:style-name="ce3">
            <text:p>AC2001</text:p>
          </table:table-cell>
          <table:table-cell office:value-type="float" office:value="66030685027" table:style-name="ce1">
            <text:p>66030685027</text:p>
          </table:table-cell>
          <table:table-cell table:number-columns-repeated="1637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date" office:date-value="2011-06-25T00:00:00" table:style-name="ce2">
            <text:p>25.06.2011</text:p>
          </table:table-cell>
          <table:table-cell office:value-type="string" table:style-name="ce3">
            <text:p>AC2000</text:p>
          </table:table-cell>
          <table:table-cell office:value-type="float" office:value="71022675598" table:style-name="ce1">
            <text:p>71022675598</text:p>
          </table:table-cell>
          <table:table-cell table:number-columns-repeated="4" table:style-name="ce1"/>
          <table:table-cell office:value-type="float" office:value="469" table:style-name="ce1">
            <text:p>469</text:p>
          </table:table-cell>
          <table:table-cell office:value-type="date" office:date-value="2011-12-17T00:00:00" table:style-name="ce2">
            <text:p>17.12.2011</text:p>
          </table:table-cell>
          <table:table-cell office:value-type="string" table:style-name="ce3">
            <text:p>AC1979</text:p>
          </table:table-cell>
          <table:table-cell office:value-type="float" office:value="89122589754" table:style-name="ce1">
            <text:p>89122589754</text:p>
          </table:table-cell>
          <table:table-cell table:number-columns-repeated="1637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date" office:date-value="2011-06-26T00:00:00" table:style-name="ce2">
            <text:p>26.06.2011</text:p>
          </table:table-cell>
          <table:table-cell office:value-type="string" table:style-name="ce3">
            <text:p>AC1994</text:p>
          </table:table-cell>
          <table:table-cell office:value-type="float" office:value="81062099545" table:style-name="ce1">
            <text:p>81062099545</text:p>
          </table:table-cell>
          <table:table-cell table:number-columns-repeated="4" table:style-name="ce1"/>
          <table:table-cell office:value-type="float" office:value="470" table:style-name="ce1">
            <text:p>470</text:p>
          </table:table-cell>
          <table:table-cell office:value-type="date" office:date-value="2011-12-18T00:00:00" table:style-name="ce2">
            <text:p>18.12.2011</text:p>
          </table:table-cell>
          <table:table-cell office:value-type="string" table:style-name="ce3">
            <text:p>BB1997</text:p>
          </table:table-cell>
          <table:table-cell office:value-type="float" office:value="95082778956" table:style-name="ce1">
            <text:p>95082778956</text:p>
          </table:table-cell>
          <table:table-cell table:number-columns-repeated="1637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date" office:date-value="2011-06-28T00:00:00" table:style-name="ce2">
            <text:p>28.06.2011</text:p>
          </table:table-cell>
          <table:table-cell office:value-type="string" table:style-name="ce3">
            <text:p>NN1994</text:p>
          </table:table-cell>
          <table:table-cell office:value-type="float" office:value="95052768598" table:style-name="ce1">
            <text:p>95052768598</text:p>
          </table:table-cell>
          <table:table-cell table:number-columns-repeated="4" table:style-name="ce1"/>
          <table:table-cell office:value-type="float" office:value="471" table:style-name="ce1">
            <text:p>471</text:p>
          </table:table-cell>
          <table:table-cell office:value-type="date" office:date-value="2011-12-18T00:00:00" table:style-name="ce2">
            <text:p>18.12.2011</text:p>
          </table:table-cell>
          <table:table-cell office:value-type="string" table:style-name="ce3">
            <text:p>CD1986</text:p>
          </table:table-cell>
          <table:table-cell office:value-type="float" office:value="73029098768" table:style-name="ce1">
            <text:p>73029098768</text:p>
          </table:table-cell>
          <table:table-cell table:number-columns-repeated="1637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date" office:date-value="2011-06-28T00:00:00" table:style-name="ce2">
            <text:p>28.06.2011</text:p>
          </table:table-cell>
          <table:table-cell office:value-type="string" table:style-name="ce3">
            <text:p>AB1994</text:p>
          </table:table-cell>
          <table:table-cell office:value-type="float" office:value="83081788923" table:style-name="ce1">
            <text:p>83081788923</text:p>
          </table:table-cell>
          <table:table-cell table:number-columns-repeated="4" table:style-name="ce1"/>
          <table:table-cell office:value-type="float" office:value="472" table:style-name="ce1">
            <text:p>472</text:p>
          </table:table-cell>
          <table:table-cell office:value-type="date" office:date-value="2011-12-19T00:00:00" table:style-name="ce2">
            <text:p>19.12.2011</text:p>
          </table:table-cell>
          <table:table-cell office:value-type="string" table:style-name="ce3">
            <text:p>DD1978</text:p>
          </table:table-cell>
          <table:table-cell office:value-type="float" office:value="90110899884" table:style-name="ce1">
            <text:p>90110899884</text:p>
          </table:table-cell>
          <table:table-cell table:number-columns-repeated="1637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date" office:date-value="2011-06-28T00:00:00" table:style-name="ce2">
            <text:p>28.06.2011</text:p>
          </table:table-cell>
          <table:table-cell office:value-type="string" table:style-name="ce3">
            <text:p>BB2009</text:p>
          </table:table-cell>
          <table:table-cell office:value-type="float" office:value="79040112365" table:style-name="ce1">
            <text:p>79040112365</text:p>
          </table:table-cell>
          <table:table-cell table:number-columns-repeated="4" table:style-name="ce1"/>
          <table:table-cell office:value-type="float" office:value="473" table:style-name="ce1">
            <text:p>473</text:p>
          </table:table-cell>
          <table:table-cell office:value-type="date" office:date-value="2011-12-19T00:00:00" table:style-name="ce2">
            <text:p>19.12.2011</text:p>
          </table:table-cell>
          <table:table-cell office:value-type="string" table:style-name="ce3">
            <text:p>AC2008</text:p>
          </table:table-cell>
          <table:table-cell office:value-type="float" office:value="79100445687" table:style-name="ce1">
            <text:p>79100445687</text:p>
          </table:table-cell>
          <table:table-cell table:number-columns-repeated="1637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date" office:date-value="2011-06-30T00:00:00" table:style-name="ce2">
            <text:p>30.06.2011</text:p>
          </table:table-cell>
          <table:table-cell office:value-type="string" table:style-name="ce3">
            <text:p>AS1999</text:p>
          </table:table-cell>
          <table:table-cell office:value-type="float" office:value="92032487685" table:style-name="ce1">
            <text:p>92032487685</text:p>
          </table:table-cell>
          <table:table-cell table:number-columns-repeated="4" table:style-name="ce1"/>
          <table:table-cell office:value-type="float" office:value="474" table:style-name="ce1">
            <text:p>474</text:p>
          </table:table-cell>
          <table:table-cell office:value-type="date" office:date-value="2011-12-19T00:00:00" table:style-name="ce2">
            <text:p>19.12.2011</text:p>
          </table:table-cell>
          <table:table-cell office:value-type="string" table:style-name="ce3">
            <text:p>CD2001</text:p>
          </table:table-cell>
          <table:table-cell office:value-type="float" office:value="80062465997" table:style-name="ce1">
            <text:p>80062465997</text:p>
          </table:table-cell>
          <table:table-cell table:number-columns-repeated="1637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date" office:date-value="2011-07-01T00:00:00" table:style-name="ce2">
            <text:p>01.07.2011</text:p>
          </table:table-cell>
          <table:table-cell office:value-type="string" table:style-name="ce3">
            <text:p>AB2000</text:p>
          </table:table-cell>
          <table:table-cell office:value-type="float" office:value="66032684427" table:style-name="ce1">
            <text:p>66032684427</text:p>
          </table:table-cell>
          <table:table-cell table:number-columns-repeated="4" table:style-name="ce1"/>
          <table:table-cell office:value-type="float" office:value="475" table:style-name="ce1">
            <text:p>475</text:p>
          </table:table-cell>
          <table:table-cell office:value-type="date" office:date-value="2011-12-20T00:00:00" table:style-name="ce2">
            <text:p>20.12.2011</text:p>
          </table:table-cell>
          <table:table-cell office:value-type="string" table:style-name="ce3">
            <text:p>AW2010</text:p>
          </table:table-cell>
          <table:table-cell office:value-type="float" office:value="65072490045" table:style-name="ce1">
            <text:p>65072490045</text:p>
          </table:table-cell>
          <table:table-cell table:number-columns-repeated="1637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date" office:date-value="2011-07-01T00:00:00" table:style-name="ce2">
            <text:p>01.07.2011</text:p>
          </table:table-cell>
          <table:table-cell office:value-type="string" table:style-name="ce3">
            <text:p>BB2003</text:p>
          </table:table-cell>
          <table:table-cell office:value-type="float" office:value="73052776846" table:style-name="ce1">
            <text:p>73052776846</text:p>
          </table:table-cell>
          <table:table-cell table:number-columns-repeated="4" table:style-name="ce1"/>
          <table:table-cell office:value-type="float" office:value="476" table:style-name="ce1">
            <text:p>476</text:p>
          </table:table-cell>
          <table:table-cell office:value-type="date" office:date-value="2011-12-21T00:00:00" table:style-name="ce2">
            <text:p>21.12.2011</text:p>
          </table:table-cell>
          <table:table-cell office:value-type="string" table:style-name="ce3">
            <text:p>CD2007</text:p>
          </table:table-cell>
          <table:table-cell office:value-type="float" office:value="76022675847" table:style-name="ce1">
            <text:p>76022675847</text:p>
          </table:table-cell>
          <table:table-cell table:number-columns-repeated="1637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date" office:date-value="2011-07-01T00:00:00" table:style-name="ce2">
            <text:p>01.07.2011</text:p>
          </table:table-cell>
          <table:table-cell office:value-type="string" table:style-name="ce3">
            <text:p>AA1994</text:p>
          </table:table-cell>
          <table:table-cell office:value-type="float" office:value="79101889775" table:style-name="ce1">
            <text:p>79101889775</text:p>
          </table:table-cell>
          <table:table-cell table:number-columns-repeated="4" table:style-name="ce1"/>
          <table:table-cell office:value-type="float" office:value="477" table:style-name="ce1">
            <text:p>477</text:p>
          </table:table-cell>
          <table:table-cell office:value-type="date" office:date-value="2011-12-21T00:00:00" table:style-name="ce2">
            <text:p>21.12.2011</text:p>
          </table:table-cell>
          <table:table-cell office:value-type="string" table:style-name="ce3">
            <text:p>DD1983</text:p>
          </table:table-cell>
          <table:table-cell office:value-type="float" office:value="59092098710" table:style-name="ce1">
            <text:p>59092098710</text:p>
          </table:table-cell>
          <table:table-cell table:number-columns-repeated="1637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date" office:date-value="2011-07-04T00:00:00" table:style-name="ce2">
            <text:p>04.07.2011</text:p>
          </table:table-cell>
          <table:table-cell office:value-type="string" table:style-name="ce3">
            <text:p>BB2009</text:p>
          </table:table-cell>
          <table:table-cell office:value-type="float" office:value="84072555466" table:style-name="ce1">
            <text:p>84072555466</text:p>
          </table:table-cell>
          <table:table-cell table:number-columns-repeated="4" table:style-name="ce1"/>
          <table:table-cell office:value-type="float" office:value="478" table:style-name="ce1">
            <text:p>478</text:p>
          </table:table-cell>
          <table:table-cell office:value-type="date" office:date-value="2011-12-22T00:00:00" table:style-name="ce2">
            <text:p>22.12.2011</text:p>
          </table:table-cell>
          <table:table-cell office:value-type="string" table:style-name="ce3">
            <text:p>AC2003</text:p>
          </table:table-cell>
          <table:table-cell office:value-type="float" office:value="79032778615" table:style-name="ce1">
            <text:p>79032778615</text:p>
          </table:table-cell>
          <table:table-cell table:number-columns-repeated="1637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date" office:date-value="2011-07-04T00:00:00" table:style-name="ce2">
            <text:p>04.07.2011</text:p>
          </table:table-cell>
          <table:table-cell office:value-type="string" table:style-name="ce3">
            <text:p>DC1999</text:p>
          </table:table-cell>
          <table:table-cell office:value-type="float" office:value="57091566457" table:style-name="ce1">
            <text:p>57091566457</text:p>
          </table:table-cell>
          <table:table-cell table:number-columns-repeated="4" table:style-name="ce1"/>
          <table:table-cell office:value-type="float" office:value="479" table:style-name="ce1">
            <text:p>479</text:p>
          </table:table-cell>
          <table:table-cell office:value-type="date" office:date-value="2011-12-22T00:00:00" table:style-name="ce2">
            <text:p>22.12.2011</text:p>
          </table:table-cell>
          <table:table-cell office:value-type="string" table:style-name="ce3">
            <text:p>BC2004</text:p>
          </table:table-cell>
          <table:table-cell office:value-type="float" office:value="79062009767" table:style-name="ce1">
            <text:p>79062009767</text:p>
          </table:table-cell>
          <table:table-cell table:number-columns-repeated="1637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date" office:date-value="2011-07-06T00:00:00" table:style-name="ce2">
            <text:p>06.07.2011</text:p>
          </table:table-cell>
          <table:table-cell office:value-type="string" table:style-name="ce3">
            <text:p>AA1995</text:p>
          </table:table-cell>
          <table:table-cell office:value-type="float" office:value="89121774628" table:style-name="ce1">
            <text:p>89121774628</text:p>
          </table:table-cell>
          <table:table-cell table:number-columns-repeated="4" table:style-name="ce1"/>
          <table:table-cell office:value-type="float" office:value="480" table:style-name="ce1">
            <text:p>480</text:p>
          </table:table-cell>
          <table:table-cell office:value-type="date" office:date-value="2011-12-22T00:00:00" table:style-name="ce2">
            <text:p>22.12.2011</text:p>
          </table:table-cell>
          <table:table-cell office:value-type="string" table:style-name="ce3">
            <text:p>DD2007</text:p>
          </table:table-cell>
          <table:table-cell office:value-type="float" office:value="76103098037" table:style-name="ce1">
            <text:p>76103098037</text:p>
          </table:table-cell>
          <table:table-cell table:number-columns-repeated="1637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date" office:date-value="2011-07-08T00:00:00" table:style-name="ce2">
            <text:p>08.07.2011</text:p>
          </table:table-cell>
          <table:table-cell office:value-type="string" table:style-name="ce3">
            <text:p>BB1991</text:p>
          </table:table-cell>
          <table:table-cell office:value-type="float" office:value="56070476895" table:style-name="ce1">
            <text:p>56070476895</text:p>
          </table:table-cell>
          <table:table-cell table:number-columns-repeated="4" table:style-name="ce1"/>
          <table:table-cell office:value-type="float" office:value="481" table:style-name="ce1">
            <text:p>481</text:p>
          </table:table-cell>
          <table:table-cell office:value-type="date" office:date-value="2011-12-23T00:00:00" table:style-name="ce2">
            <text:p>23.12.2011</text:p>
          </table:table-cell>
          <table:table-cell office:value-type="string" table:style-name="ce3">
            <text:p>BF1999</text:p>
          </table:table-cell>
          <table:table-cell office:value-type="float" office:value="81020799097" table:style-name="ce1">
            <text:p>81020799097</text:p>
          </table:table-cell>
          <table:table-cell table:number-columns-repeated="1637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date" office:date-value="2011-07-08T00:00:00" table:style-name="ce2">
            <text:p>08.07.2011</text:p>
          </table:table-cell>
          <table:table-cell office:value-type="string" table:style-name="ce3">
            <text:p>NN2006</text:p>
          </table:table-cell>
          <table:table-cell office:value-type="float" office:value="89122589754" table:style-name="ce1">
            <text:p>89122589754</text:p>
          </table:table-cell>
          <table:table-cell table:number-columns-repeated="4" table:style-name="ce1"/>
          <table:table-cell office:value-type="float" office:value="482" table:style-name="ce1">
            <text:p>482</text:p>
          </table:table-cell>
          <table:table-cell office:value-type="date" office:date-value="2011-12-24T00:00:00" table:style-name="ce2">
            <text:p>24.12.2011</text:p>
          </table:table-cell>
          <table:table-cell office:value-type="string" table:style-name="ce3">
            <text:p>AA2000</text:p>
          </table:table-cell>
          <table:table-cell office:value-type="float" office:value="70100775818" table:style-name="ce1">
            <text:p>70100775818</text:p>
          </table:table-cell>
          <table:table-cell table:number-columns-repeated="1637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date" office:date-value="2011-07-09T00:00:00" table:style-name="ce2">
            <text:p>09.07.2011</text:p>
          </table:table-cell>
          <table:table-cell office:value-type="string" table:style-name="ce3">
            <text:p>AB2001</text:p>
          </table:table-cell>
          <table:table-cell office:value-type="float" office:value="80070324566" table:style-name="ce1">
            <text:p>80070324566</text:p>
          </table:table-cell>
          <table:table-cell table:number-columns-repeated="4" table:style-name="ce1"/>
          <table:table-cell office:value-type="float" office:value="483" table:style-name="ce1">
            <text:p>483</text:p>
          </table:table-cell>
          <table:table-cell office:value-type="date" office:date-value="2011-12-25T00:00:00" table:style-name="ce2">
            <text:p>25.12.2011</text:p>
          </table:table-cell>
          <table:table-cell office:value-type="string" table:style-name="ce3">
            <text:p>AB2006</text:p>
          </table:table-cell>
          <table:table-cell office:value-type="float" office:value="82052148795" table:style-name="ce1">
            <text:p>82052148795</text:p>
          </table:table-cell>
          <table:table-cell table:number-columns-repeated="1637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date" office:date-value="2011-07-10T00:00:00" table:style-name="ce2">
            <text:p>10.07.2011</text:p>
          </table:table-cell>
          <table:table-cell office:value-type="string" table:style-name="ce3">
            <text:p>AA2006</text:p>
          </table:table-cell>
          <table:table-cell office:value-type="float" office:value="89122009428" table:style-name="ce1">
            <text:p>89122009428</text:p>
          </table:table-cell>
          <table:table-cell table:number-columns-repeated="4" table:style-name="ce1"/>
          <table:table-cell office:value-type="float" office:value="484" table:style-name="ce1">
            <text:p>484</text:p>
          </table:table-cell>
          <table:table-cell office:value-type="date" office:date-value="2011-12-25T00:00:00" table:style-name="ce2">
            <text:p>25.12.2011</text:p>
          </table:table-cell>
          <table:table-cell office:value-type="string" table:style-name="ce3">
            <text:p>AA2000</text:p>
          </table:table-cell>
          <table:table-cell office:value-type="float" office:value="83080122395" table:style-name="ce1">
            <text:p>83080122395</text:p>
          </table:table-cell>
          <table:table-cell table:number-columns-repeated="1637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date" office:date-value="2011-07-11T00:00:00" table:style-name="ce2">
            <text:p>11.07.2011</text:p>
          </table:table-cell>
          <table:table-cell office:value-type="string" table:style-name="ce3">
            <text:p>AC2000</text:p>
          </table:table-cell>
          <table:table-cell office:value-type="float" office:value="79032778646" table:style-name="ce1">
            <text:p>79032778646</text:p>
          </table:table-cell>
          <table:table-cell table:number-columns-repeated="4" table:style-name="ce1"/>
          <table:table-cell office:value-type="float" office:value="485" table:style-name="ce1">
            <text:p>485</text:p>
          </table:table-cell>
          <table:table-cell office:value-type="date" office:date-value="2011-12-26T00:00:00" table:style-name="ce2">
            <text:p>26.12.2011</text:p>
          </table:table-cell>
          <table:table-cell office:value-type="string" table:style-name="ce3">
            <text:p>BB2001</text:p>
          </table:table-cell>
          <table:table-cell office:value-type="float" office:value="89100899833" table:style-name="ce1">
            <text:p>89100899833</text:p>
          </table:table-cell>
          <table:table-cell table:number-columns-repeated="1637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date" office:date-value="2011-07-12T00:00:00" table:style-name="ce2">
            <text:p>12.07.2011</text:p>
          </table:table-cell>
          <table:table-cell office:value-type="string" table:style-name="ce3">
            <text:p>AC1992</text:p>
          </table:table-cell>
          <table:table-cell office:value-type="float" office:value="81070188996" table:style-name="ce1">
            <text:p>81070188996</text:p>
          </table:table-cell>
          <table:table-cell table:number-columns-repeated="4" table:style-name="ce1"/>
          <table:table-cell office:value-type="float" office:value="486" table:style-name="ce1">
            <text:p>486</text:p>
          </table:table-cell>
          <table:table-cell office:value-type="date" office:date-value="2011-12-26T00:00:00" table:style-name="ce2">
            <text:p>26.12.2011</text:p>
          </table:table-cell>
          <table:table-cell office:value-type="string" table:style-name="ce3">
            <text:p>AK2010</text:p>
          </table:table-cell>
          <table:table-cell office:value-type="float" office:value="82072709836" table:style-name="ce1">
            <text:p>82072709836</text:p>
          </table:table-cell>
          <table:table-cell table:number-columns-repeated="1637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date" office:date-value="2011-07-13T00:00:00" table:style-name="ce2">
            <text:p>13.07.2011</text:p>
          </table:table-cell>
          <table:table-cell office:value-type="string" table:style-name="ce3">
            <text:p>BB2004</text:p>
          </table:table-cell>
          <table:table-cell office:value-type="float" office:value="79092776545" table:style-name="ce1">
            <text:p>79092776545</text:p>
          </table:table-cell>
          <table:table-cell table:number-columns-repeated="4" table:style-name="ce1"/>
          <table:table-cell office:value-type="float" office:value="487" table:style-name="ce1">
            <text:p>487</text:p>
          </table:table-cell>
          <table:table-cell office:value-type="date" office:date-value="2011-12-26T00:00:00" table:style-name="ce2">
            <text:p>26.12.2011</text:p>
          </table:table-cell>
          <table:table-cell office:value-type="string" table:style-name="ce3">
            <text:p>AC2000</text:p>
          </table:table-cell>
          <table:table-cell office:value-type="float" office:value="81102454687" table:style-name="ce1">
            <text:p>81102454687</text:p>
          </table:table-cell>
          <table:table-cell table:number-columns-repeated="1637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date" office:date-value="2011-07-13T00:00:00" table:style-name="ce2">
            <text:p>13.07.2011</text:p>
          </table:table-cell>
          <table:table-cell office:value-type="string" table:style-name="ce3">
            <text:p>CD2002</text:p>
          </table:table-cell>
          <table:table-cell office:value-type="float" office:value="86070376599" table:style-name="ce1">
            <text:p>86070376599</text:p>
          </table:table-cell>
          <table:table-cell table:number-columns-repeated="4" table:style-name="ce1"/>
          <table:table-cell office:value-type="float" office:value="488" table:style-name="ce1">
            <text:p>488</text:p>
          </table:table-cell>
          <table:table-cell office:value-type="date" office:date-value="2011-12-27T00:00:00" table:style-name="ce2">
            <text:p>27.12.2011</text:p>
          </table:table-cell>
          <table:table-cell office:value-type="string" table:style-name="ce3">
            <text:p>AB1999</text:p>
          </table:table-cell>
          <table:table-cell office:value-type="float" office:value="71022675598" table:style-name="ce1">
            <text:p>71022675598</text:p>
          </table:table-cell>
          <table:table-cell table:number-columns-repeated="1637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date" office:date-value="2011-07-15T00:00:00" table:style-name="ce2">
            <text:p>15.07.2011</text:p>
          </table:table-cell>
          <table:table-cell office:value-type="string" table:style-name="ce3">
            <text:p>DD2009</text:p>
          </table:table-cell>
          <table:table-cell office:value-type="float" office:value="71032675523" table:style-name="ce1">
            <text:p>71032675523</text:p>
          </table:table-cell>
          <table:table-cell table:number-columns-repeated="4" table:style-name="ce1"/>
          <table:table-cell office:value-type="float" office:value="489" table:style-name="ce1">
            <text:p>489</text:p>
          </table:table-cell>
          <table:table-cell office:value-type="date" office:date-value="2011-12-28T00:00:00" table:style-name="ce2">
            <text:p>28.12.2011</text:p>
          </table:table-cell>
          <table:table-cell office:value-type="string" table:style-name="ce3">
            <text:p>BB2001</text:p>
          </table:table-cell>
          <table:table-cell office:value-type="float" office:value="81062099545" table:style-name="ce1">
            <text:p>81062099545</text:p>
          </table:table-cell>
          <table:table-cell table:number-columns-repeated="1637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date" office:date-value="2011-07-16T00:00:00" table:style-name="ce2">
            <text:p>16.07.2011</text:p>
          </table:table-cell>
          <table:table-cell office:value-type="string" table:style-name="ce3">
            <text:p>AC1997</text:p>
          </table:table-cell>
          <table:table-cell office:value-type="float" office:value="53070987066" table:style-name="ce1">
            <text:p>53070987066</text:p>
          </table:table-cell>
          <table:table-cell table:number-columns-repeated="4" table:style-name="ce1"/>
          <table:table-cell office:value-type="float" office:value="490" table:style-name="ce1">
            <text:p>490</text:p>
          </table:table-cell>
          <table:table-cell office:value-type="date" office:date-value="2011-12-29T00:00:00" table:style-name="ce2">
            <text:p>29.12.2011</text:p>
          </table:table-cell>
          <table:table-cell office:value-type="string" table:style-name="ce3">
            <text:p>BB1999</text:p>
          </table:table-cell>
          <table:table-cell office:value-type="float" office:value="95052768598" table:style-name="ce1">
            <text:p>95052768598</text:p>
          </table:table-cell>
          <table:table-cell table:number-columns-repeated="1637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date" office:date-value="2011-07-18T00:00:00" table:style-name="ce2">
            <text:p>18.07.2011</text:p>
          </table:table-cell>
          <table:table-cell office:value-type="string" table:style-name="ce3">
            <text:p>CD2002</text:p>
          </table:table-cell>
          <table:table-cell office:value-type="float" office:value="57101566451" table:style-name="ce1">
            <text:p>57101566451</text:p>
          </table:table-cell>
          <table:table-cell table:number-columns-repeated="4" table:style-name="ce1"/>
          <table:table-cell office:value-type="float" office:value="491" table:style-name="ce1">
            <text:p>491</text:p>
          </table:table-cell>
          <table:table-cell office:value-type="date" office:date-value="2011-12-29T00:00:00" table:style-name="ce2">
            <text:p>29.12.2011</text:p>
          </table:table-cell>
          <table:table-cell office:value-type="string" table:style-name="ce3">
            <text:p>BH2004</text:p>
          </table:table-cell>
          <table:table-cell office:value-type="float" office:value="83081788923" table:style-name="ce1">
            <text:p>83081788923</text:p>
          </table:table-cell>
          <table:table-cell table:number-columns-repeated="1637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date" office:date-value="2011-07-18T00:00:00" table:style-name="ce2">
            <text:p>18.07.2011</text:p>
          </table:table-cell>
          <table:table-cell office:value-type="string" table:style-name="ce3">
            <text:p>DD2002</text:p>
          </table:table-cell>
          <table:table-cell office:value-type="float" office:value="79022009768" table:style-name="ce1">
            <text:p>79022009768</text:p>
          </table:table-cell>
          <table:table-cell table:number-columns-repeated="4" table:style-name="ce1"/>
          <table:table-cell office:value-type="float" office:value="492" table:style-name="ce1">
            <text:p>492</text:p>
          </table:table-cell>
          <table:table-cell office:value-type="date" office:date-value="2011-12-30T00:00:00" table:style-name="ce2">
            <text:p>30.12.2011</text:p>
          </table:table-cell>
          <table:table-cell office:value-type="string" table:style-name="ce3">
            <text:p>AC1994</text:p>
          </table:table-cell>
          <table:table-cell office:value-type="float" office:value="79040112365" table:style-name="ce1">
            <text:p>79040112365</text:p>
          </table:table-cell>
          <table:table-cell table:number-columns-repeated="1637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date" office:date-value="2011-07-19T00:00:00" table:style-name="ce2">
            <text:p>19.07.2011</text:p>
          </table:table-cell>
          <table:table-cell office:value-type="string" table:style-name="ce3">
            <text:p>BD2005</text:p>
          </table:table-cell>
          <table:table-cell office:value-type="float" office:value="73082776855" table:style-name="ce1">
            <text:p>73082776855</text:p>
          </table:table-cell>
          <table:table-cell table:number-columns-repeated="4" table:style-name="ce1"/>
          <table:table-cell office:value-type="float" office:value="493" table:style-name="ce1">
            <text:p>493</text:p>
          </table:table-cell>
          <table:table-cell office:value-type="date" office:date-value="2011-12-30T00:00:00" table:style-name="ce2">
            <text:p>30.12.2011</text:p>
          </table:table-cell>
          <table:table-cell office:value-type="string" table:style-name="ce3">
            <text:p>NN1994</text:p>
          </table:table-cell>
          <table:table-cell office:value-type="float" office:value="92032487685" table:style-name="ce1">
            <text:p>92032487685</text:p>
          </table:table-cell>
          <table:table-cell table:number-columns-repeated="1637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date" office:date-value="2011-07-20T00:00:00" table:style-name="ce2">
            <text:p>20.07.2011</text:p>
          </table:table-cell>
          <table:table-cell office:value-type="string" table:style-name="ce3">
            <text:p>AA2003</text:p>
          </table:table-cell>
          <table:table-cell office:value-type="float" office:value="79052009768" table:style-name="ce1">
            <text:p>79052009768</text:p>
          </table:table-cell>
          <table:table-cell table:number-columns-repeated="4" table:style-name="ce1"/>
          <table:table-cell office:value-type="float" office:value="494" table:style-name="ce1">
            <text:p>494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K2010</text:p>
          </table:table-cell>
          <table:table-cell office:value-type="float" office:value="66032684427" table:style-name="ce1">
            <text:p>66032684427</text:p>
          </table:table-cell>
          <table:table-cell table:number-columns-repeated="1637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date" office:date-value="2011-07-21T00:00:00" table:style-name="ce2">
            <text:p>21.07.2011</text:p>
          </table:table-cell>
          <table:table-cell office:value-type="string" table:style-name="ce3">
            <text:p>AB2009</text:p>
          </table:table-cell>
          <table:table-cell office:value-type="float" office:value="78062600932" table:style-name="ce1">
            <text:p>78062600932</text:p>
          </table:table-cell>
          <table:table-cell table:number-columns-repeated="4" table:style-name="ce1"/>
          <table:table-cell office:value-type="float" office:value="496" table:style-name="ce1">
            <text:p>496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S1999</text:p>
          </table:table-cell>
          <table:table-cell office:value-type="float" office:value="79101889775" table:style-name="ce1">
            <text:p>79101889775</text:p>
          </table:table-cell>
          <table:table-cell table:number-columns-repeated="1637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A2006</text:p>
          </table:table-cell>
          <table:table-cell office:value-type="float" office:value="65092890062" table:style-name="ce1">
            <text:p>65092890062</text:p>
          </table:table-cell>
          <table:table-cell table:number-columns-repeated="4" table:style-name="ce1"/>
          <table:table-cell office:value-type="float" office:value="497" table:style-name="ce1">
            <text:p>497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C2010</text:p>
          </table:table-cell>
          <table:table-cell office:value-type="float" office:value="89121774628" table:style-name="ce1">
            <text:p>89121774628</text:p>
          </table:table-cell>
          <table:table-cell table:number-columns-repeated="1637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C2007</text:p>
          </table:table-cell>
          <table:table-cell office:value-type="float" office:value="56070576888" table:style-name="ce1">
            <text:p>56070576888</text:p>
          </table:table-cell>
          <table:table-cell table:number-columns-repeated="4" table:style-name="ce1"/>
          <table:table-cell office:value-type="float" office:value="498" table:style-name="ce1">
            <text:p>498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M2010</text:p>
          </table:table-cell>
          <table:table-cell office:value-type="float" office:value="56070476895" table:style-name="ce1">
            <text:p>56070476895</text:p>
          </table:table-cell>
          <table:table-cell table:number-columns-repeated="1637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C2007</text:p>
          </table:table-cell>
          <table:table-cell office:value-type="float" office:value="77121098865" table:style-name="ce1">
            <text:p>77121098865</text:p>
          </table:table-cell>
          <table:table-cell table:number-columns-repeated="4" table:style-name="ce1"/>
          <table:table-cell office:value-type="float" office:value="499" table:style-name="ce1">
            <text:p>499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BB2005</text:p>
          </table:table-cell>
          <table:table-cell office:value-type="float" office:value="79040112365" table:style-name="ce1">
            <text:p>79040112365</text:p>
          </table:table-cell>
          <table:table-cell table:number-columns-repeated="1637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date" office:date-value="2011-07-22T00:00:00" table:style-name="ce2">
            <text:p>22.07.2011</text:p>
          </table:table-cell>
          <table:table-cell office:value-type="string" table:style-name="ce3">
            <text:p>AW2010</text:p>
          </table:table-cell>
          <table:table-cell office:value-type="float" office:value="79040554576" table:style-name="ce1">
            <text:p>79040554576</text:p>
          </table:table-cell>
          <table:table-cell table:number-columns-repeated="4" table:style-name="ce1"/>
          <table:table-cell office:value-type="float" office:value="500" table:style-name="ce1">
            <text:p>500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X2009</text:p>
          </table:table-cell>
          <table:table-cell office:value-type="float" office:value="89122589754" table:style-name="ce1">
            <text:p>89122589754</text:p>
          </table:table-cell>
          <table:table-cell table:number-columns-repeated="1637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date" office:date-value="2011-07-26T00:00:00" table:style-name="ce2">
            <text:p>26.07.2011</text:p>
          </table:table-cell>
          <table:table-cell office:value-type="string" table:style-name="ce3">
            <text:p>CD2002</text:p>
          </table:table-cell>
          <table:table-cell office:value-type="float" office:value="79072587659" table:style-name="ce1">
            <text:p>79072587659</text:p>
          </table:table-cell>
          <table:table-cell table:number-columns-repeated="16380" table:style-name="ce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date" office:date-value="2011-07-28T00:00:00" table:style-name="ce2">
            <text:p>28.07.2011</text:p>
          </table:table-cell>
          <table:table-cell office:value-type="string" table:style-name="ce3">
            <text:p>DD1999</text:p>
          </table:table-cell>
          <table:table-cell office:value-type="float" office:value="84091751923" table:style-name="ce1">
            <text:p>84091751923</text:p>
          </table:table-cell>
          <table:table-cell table:number-columns-repeated="16380" table:style-name="ce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date" office:date-value="2011-07-28T00:00:00" table:style-name="ce2">
            <text:p>28.07.2011</text:p>
          </table:table-cell>
          <table:table-cell office:value-type="string" table:style-name="ce3">
            <text:p>AC2000</text:p>
          </table:table-cell>
          <table:table-cell office:value-type="float" office:value="82030192845" table:style-name="ce1">
            <text:p>82030192845</text:p>
          </table:table-cell>
          <table:table-cell table:number-columns-repeated="16380" table:style-name="ce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date" office:date-value="2011-07-29T00:00:00" table:style-name="ce2">
            <text:p>29.07.2011</text:p>
          </table:table-cell>
          <table:table-cell office:value-type="string" table:style-name="ce3">
            <text:p>CD2009</text:p>
          </table:table-cell>
          <table:table-cell office:value-type="float" office:value="80070324546" table:style-name="ce1">
            <text:p>80070324546</text:p>
          </table:table-cell>
          <table:table-cell table:number-columns-repeated="16380" table:style-name="ce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date" office:date-value="2011-07-30T00:00:00" table:style-name="ce2">
            <text:p>30.07.2011</text:p>
          </table:table-cell>
          <table:table-cell office:value-type="string" table:style-name="ce3">
            <text:p>DD2003</text:p>
          </table:table-cell>
          <table:table-cell office:value-type="float" office:value="79030778655" table:style-name="ce1">
            <text:p>79030778655</text:p>
          </table:table-cell>
          <table:table-cell table:number-columns-repeated="16380" table:style-name="ce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date" office:date-value="2011-07-31T00:00:00" table:style-name="ce2">
            <text:p>31.07.2011</text:p>
          </table:table-cell>
          <table:table-cell office:value-type="string" table:style-name="ce3">
            <text:p>BF2004</text:p>
          </table:table-cell>
          <table:table-cell office:value-type="float" office:value="79021766553" table:style-name="ce1">
            <text:p>79021766553</text:p>
          </table:table-cell>
          <table:table-cell table:number-columns-repeated="16380" table:style-name="ce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date" office:date-value="2011-08-01T00:00:00" table:style-name="ce2">
            <text:p>01.08.2011</text:p>
          </table:table-cell>
          <table:table-cell office:value-type="string" table:style-name="ce3">
            <text:p>AA2002</text:p>
          </table:table-cell>
          <table:table-cell office:value-type="float" office:value="79063009468" table:style-name="ce1">
            <text:p>79063009468</text:p>
          </table:table-cell>
          <table:table-cell table:number-columns-repeated="16380" table:style-name="ce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date" office:date-value="2011-08-02T00:00:00" table:style-name="ce2">
            <text:p>02.08.2011</text:p>
          </table:table-cell>
          <table:table-cell office:value-type="string" table:style-name="ce3">
            <text:p>AB2007</text:p>
          </table:table-cell>
          <table:table-cell office:value-type="float" office:value="90030999826" table:style-name="ce1">
            <text:p>90030999826</text:p>
          </table:table-cell>
          <table:table-cell table:number-columns-repeated="16380" table:style-name="ce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date" office:date-value="2011-08-03T00:00:00" table:style-name="ce2">
            <text:p>03.08.2011</text:p>
          </table:table-cell>
          <table:table-cell office:value-type="string" table:style-name="ce3">
            <text:p>AZ2009</text:p>
          </table:table-cell>
          <table:table-cell office:value-type="float" office:value="89101774688" table:style-name="ce1">
            <text:p>89101774688</text:p>
          </table:table-cell>
          <table:table-cell table:number-columns-repeated="16380" table:style-name="ce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date" office:date-value="2011-08-04T00:00:00" table:style-name="ce2">
            <text:p>04.08.2011</text:p>
          </table:table-cell>
          <table:table-cell office:value-type="string" table:style-name="ce3">
            <text:p>AC2003</text:p>
          </table:table-cell>
          <table:table-cell office:value-type="float" office:value="80072765563" table:style-name="ce1">
            <text:p>80072765563</text:p>
          </table:table-cell>
          <table:table-cell table:number-columns-repeated="16380" table:style-name="ce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date" office:date-value="2011-08-05T00:00:00" table:style-name="ce2">
            <text:p>05.08.2011</text:p>
          </table:table-cell>
          <table:table-cell office:value-type="string" table:style-name="ce3">
            <text:p>AC2008</text:p>
          </table:table-cell>
          <table:table-cell office:value-type="float" office:value="95082778926" table:style-name="ce1">
            <text:p>95082778926</text:p>
          </table:table-cell>
          <table:table-cell table:number-columns-repeated="16380" table:style-name="ce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date" office:date-value="2011-08-06T00:00:00" table:style-name="ce2">
            <text:p>06.08.2011</text:p>
          </table:table-cell>
          <table:table-cell office:value-type="string" table:style-name="ce3">
            <text:p>BB2005</text:p>
          </table:table-cell>
          <table:table-cell office:value-type="float" office:value="79012776558" table:style-name="ce1">
            <text:p>79012776558</text:p>
          </table:table-cell>
          <table:table-cell table:number-columns-repeated="16380" table:style-name="ce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date" office:date-value="2011-08-07T00:00:00" table:style-name="ce2">
            <text:p>07.08.2011</text:p>
          </table:table-cell>
          <table:table-cell office:value-type="string" table:style-name="ce3">
            <text:p>CD2004</text:p>
          </table:table-cell>
          <table:table-cell office:value-type="float" office:value="77012657439" table:style-name="ce1">
            <text:p>77012657439</text:p>
          </table:table-cell>
          <table:table-cell table:number-columns-repeated="16380" table:style-name="ce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date" office:date-value="2011-08-08T00:00:00" table:style-name="ce2">
            <text:p>08.08.2011</text:p>
          </table:table-cell>
          <table:table-cell office:value-type="string" table:style-name="ce3">
            <text:p>DD2005</text:p>
          </table:table-cell>
          <table:table-cell office:value-type="float" office:value="82070688934" table:style-name="ce1">
            <text:p>82070688934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date" office:date-value="2011-08-09T00:00:00" table:style-name="ce2">
            <text:p>09.08.2011</text:p>
          </table:table-cell>
          <table:table-cell office:value-type="string" table:style-name="ce3">
            <text:p>AL2010</text:p>
          </table:table-cell>
          <table:table-cell office:value-type="float" office:value="87121987686" table:style-name="ce1">
            <text:p>87121987686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date" office:date-value="2011-08-10T00:00:00" table:style-name="ce2">
            <text:p>10.08.2011</text:p>
          </table:table-cell>
          <table:table-cell office:value-type="string" table:style-name="ce3">
            <text:p>CD2004</text:p>
          </table:table-cell>
          <table:table-cell office:value-type="float" office:value="91050687765" table:style-name="ce1">
            <text:p>91050687765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date" office:date-value="2011-08-10T00:00:00" table:style-name="ce2">
            <text:p>10.08.2011</text:p>
          </table:table-cell>
          <table:table-cell office:value-type="string" table:style-name="ce3">
            <text:p>DD1999</text:p>
          </table:table-cell>
          <table:table-cell office:value-type="float" office:value="58073022657" table:style-name="ce1">
            <text:p>58073022657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date" office:date-value="2011-08-13T00:00:00" table:style-name="ce2">
            <text:p>13.08.2011</text:p>
          </table:table-cell>
          <table:table-cell office:value-type="string" table:style-name="ce3">
            <text:p>BF2001</text:p>
          </table:table-cell>
          <table:table-cell office:value-type="float" office:value="89122889704" table:style-name="ce1">
            <text:p>89122889704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date" office:date-value="2011-08-13T00:00:00" table:style-name="ce2">
            <text:p>13.08.2011</text:p>
          </table:table-cell>
          <table:table-cell office:value-type="string" table:style-name="ce3">
            <text:p>AA1993</text:p>
          </table:table-cell>
          <table:table-cell office:value-type="float" office:value="86112376544" table:style-name="ce1">
            <text:p>86112376544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date" office:date-value="2011-08-14T00:00:00" table:style-name="ce2">
            <text:p>14.08.2011</text:p>
          </table:table-cell>
          <table:table-cell office:value-type="string" table:style-name="ce3">
            <text:p>AB2003</text:p>
          </table:table-cell>
          <table:table-cell office:value-type="float" office:value="73050512356" table:style-name="ce1">
            <text:p>73050512356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date" office:date-value="2011-08-15T00:00:00" table:style-name="ce2">
            <text:p>15.08.2011</text:p>
          </table:table-cell>
          <table:table-cell office:value-type="string" table:style-name="ce3">
            <text:p>AA2007</text:p>
          </table:table-cell>
          <table:table-cell office:value-type="float" office:value="89121744366" table:style-name="ce1">
            <text:p>89121744366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date" office:date-value="2011-08-16T00:00:00" table:style-name="ce2">
            <text:p>16.08.2011</text:p>
          </table:table-cell>
          <table:table-cell office:value-type="string" table:style-name="ce3">
            <text:p>AC2001</text:p>
          </table:table-cell>
          <table:table-cell office:value-type="float" office:value="89022908736" table:style-name="ce1">
            <text:p>89022908736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date" office:date-value="2011-08-17T00:00:00" table:style-name="ce2">
            <text:p>17.08.2011</text:p>
          </table:table-cell>
          <table:table-cell office:value-type="string" table:style-name="ce3">
            <text:p>AC1979</text:p>
          </table:table-cell>
          <table:table-cell office:value-type="float" office:value="49060987956" table:style-name="ce1">
            <text:p>49060987956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date" office:date-value="2011-08-19T00:00:00" table:style-name="ce2">
            <text:p>19.08.2011</text:p>
          </table:table-cell>
          <table:table-cell office:value-type="string" table:style-name="ce3">
            <text:p>BB1997</text:p>
          </table:table-cell>
          <table:table-cell office:value-type="float" office:value="79022776533" table:style-name="ce1">
            <text:p>79022776533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date" office:date-value="2011-08-19T00:00:00" table:style-name="ce2">
            <text:p>19.08.2011</text:p>
          </table:table-cell>
          <table:table-cell office:value-type="string" table:style-name="ce3">
            <text:p>CD1986</text:p>
          </table:table-cell>
          <table:table-cell office:value-type="float" office:value="89123009458" table:style-name="ce1">
            <text:p>89123009458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date" office:date-value="2011-08-20T00:00:00" table:style-name="ce2">
            <text:p>20.08.2011</text:p>
          </table:table-cell>
          <table:table-cell office:value-type="string" table:style-name="ce3">
            <text:p>DD1978</text:p>
          </table:table-cell>
          <table:table-cell office:value-type="float" office:value="79092009769" table:style-name="ce1">
            <text:p>79092009769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date" office:date-value="2011-08-21T00:00:00" table:style-name="ce2">
            <text:p>21.08.2011</text:p>
          </table:table-cell>
          <table:table-cell office:value-type="string" table:style-name="ce3">
            <text:p>AC2008</text:p>
          </table:table-cell>
          <table:table-cell office:value-type="float" office:value="82030192835" table:style-name="ce1">
            <text:p>82030192835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date" office:date-value="2011-08-22T00:00:00" table:style-name="ce2">
            <text:p>22.08.2011</text:p>
          </table:table-cell>
          <table:table-cell office:value-type="string" table:style-name="ce3">
            <text:p>BD2005</text:p>
          </table:table-cell>
          <table:table-cell office:value-type="float" office:value="78062657877" table:style-name="ce1">
            <text:p>78062657877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date" office:date-value="2011-08-23T00:00:00" table:style-name="ce2">
            <text:p>23.08.2011</text:p>
          </table:table-cell>
          <table:table-cell office:value-type="string" table:style-name="ce3">
            <text:p>DD1987</text:p>
          </table:table-cell>
          <table:table-cell office:value-type="float" office:value="77012657444" table:style-name="ce1">
            <text:p>77012657444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date" office:date-value="2011-08-24T00:00:00" table:style-name="ce2">
            <text:p>24.08.2011</text:p>
          </table:table-cell>
          <table:table-cell office:value-type="string" table:style-name="ce3">
            <text:p>BF2008</text:p>
          </table:table-cell>
          <table:table-cell office:value-type="float" office:value="87100788765" table:style-name="ce1">
            <text:p>87100788765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date" office:date-value="2011-08-25T00:00:00" table:style-name="ce2">
            <text:p>25.08.2011</text:p>
          </table:table-cell>
          <table:table-cell office:value-type="string" table:style-name="ce3">
            <text:p>AA2005</text:p>
          </table:table-cell>
          <table:table-cell office:value-type="float" office:value="70120675819" table:style-name="ce1">
            <text:p>70120675819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date" office:date-value="2011-08-26T00:00:00" table:style-name="ce2">
            <text:p>26.08.2011</text:p>
          </table:table-cell>
          <table:table-cell office:value-type="string" table:style-name="ce3">
            <text:p>AB2005</text:p>
          </table:table-cell>
          <table:table-cell office:value-type="float" office:value="87100488725" table:style-name="ce1">
            <text:p>87100488725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date" office:date-value="2011-08-27T00:00:00" table:style-name="ce2">
            <text:p>27.08.2011</text:p>
          </table:table-cell>
          <table:table-cell office:value-type="string" table:style-name="ce3">
            <text:p>AC2005</text:p>
          </table:table-cell>
          <table:table-cell office:value-type="float" office:value="84092799822" table:style-name="ce1">
            <text:p>84092799822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date" office:date-value="2011-08-28T00:00:00" table:style-name="ce2">
            <text:p>28.08.2011</text:p>
          </table:table-cell>
          <table:table-cell office:value-type="string" table:style-name="ce3">
            <text:p>AC2010</text:p>
          </table:table-cell>
          <table:table-cell office:value-type="float" office:value="79122889753" table:style-name="ce1">
            <text:p>79122889753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date" office:date-value="2011-08-29T00:00:00" table:style-name="ce2">
            <text:p>29.08.2011</text:p>
          </table:table-cell>
          <table:table-cell office:value-type="string" table:style-name="ce3">
            <text:p>AC2008</text:p>
          </table:table-cell>
          <table:table-cell office:value-type="float" office:value="90030999856" table:style-name="ce1">
            <text:p>90030999856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date" office:date-value="2011-08-31T00:00:00" table:style-name="ce2">
            <text:p>31.08.2011</text:p>
          </table:table-cell>
          <table:table-cell office:value-type="string" table:style-name="ce3">
            <text:p>BB2005</text:p>
          </table:table-cell>
          <table:table-cell office:value-type="float" office:value="73092076849" table:style-name="ce1">
            <text:p>73092076849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date" office:date-value="2011-08-31T00:00:00" table:style-name="ce2">
            <text:p>31.08.2011</text:p>
          </table:table-cell>
          <table:table-cell office:value-type="string" table:style-name="ce3">
            <text:p>CD2007</text:p>
          </table:table-cell>
          <table:table-cell office:value-type="float" office:value="79101010977" table:style-name="ce1">
            <text:p>79101010977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date" office:date-value="2011-09-01T00:00:00" table:style-name="ce2">
            <text:p>01.09.2011</text:p>
          </table:table-cell>
          <table:table-cell office:value-type="string" table:style-name="ce3">
            <text:p>DD1983</text:p>
          </table:table-cell>
          <table:table-cell office:value-type="float" office:value="47032598027" table:style-name="ce1">
            <text:p>47032598027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date" office:date-value="2011-09-02T00:00:00" table:style-name="ce2">
            <text:p>02.09.2011</text:p>
          </table:table-cell>
          <table:table-cell office:value-type="string" table:style-name="ce3">
            <text:p>AC2003</text:p>
          </table:table-cell>
          <table:table-cell office:value-type="float" office:value="65082890067" table:style-name="ce1">
            <text:p>65082890067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date" office:date-value="2011-09-02T00:00:00" table:style-name="ce2">
            <text:p>02.09.2011</text:p>
          </table:table-cell>
          <table:table-cell office:value-type="string" table:style-name="ce3">
            <text:p>CD2008</text:p>
          </table:table-cell>
          <table:table-cell office:value-type="float" office:value="89022908766" table:style-name="ce1">
            <text:p>89022908766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date" office:date-value="2011-09-03T00:00:00" table:style-name="ce2">
            <text:p>03.09.2011</text:p>
          </table:table-cell>
          <table:table-cell office:value-type="string" table:style-name="ce3">
            <text:p>DD2007</text:p>
          </table:table-cell>
          <table:table-cell office:value-type="float" office:value="73050412326" table:style-name="ce1">
            <text:p>73050412326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date" office:date-value="2011-09-04T00:00:00" table:style-name="ce2">
            <text:p>04.09.2011</text:p>
          </table:table-cell>
          <table:table-cell office:value-type="string" table:style-name="ce3">
            <text:p>BF1999</text:p>
          </table:table-cell>
          <table:table-cell office:value-type="float" office:value="65082890107" table:style-name="ce1">
            <text:p>65082890107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date" office:date-value="2011-09-05T00:00:00" table:style-name="ce2">
            <text:p>05.09.2011</text:p>
          </table:table-cell>
          <table:table-cell office:value-type="string" table:style-name="ce3">
            <text:p>AA2000</text:p>
          </table:table-cell>
          <table:table-cell office:value-type="float" office:value="89022489744" table:style-name="ce1">
            <text:p>89022489744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date" office:date-value="2011-09-06T00:00:00" table:style-name="ce2">
            <text:p>06.09.2011</text:p>
          </table:table-cell>
          <table:table-cell office:value-type="string" table:style-name="ce3">
            <text:p>AB2006</text:p>
          </table:table-cell>
          <table:table-cell office:value-type="float" office:value="81042277655" table:style-name="ce1">
            <text:p>81042277655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date" office:date-value="2011-09-07T00:00:00" table:style-name="ce2">
            <text:p>07.09.2011</text:p>
          </table:table-cell>
          <table:table-cell office:value-type="string" table:style-name="ce3">
            <text:p>AX2009</text:p>
          </table:table-cell>
          <table:table-cell office:value-type="float" office:value="88022685932" table:style-name="ce1">
            <text:p>88022685932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date" office:date-value="2011-09-07T00:00:00" table:style-name="ce2">
            <text:p>07.09.2011</text:p>
          </table:table-cell>
          <table:table-cell office:value-type="string" table:style-name="ce3">
            <text:p>BB2001</text:p>
          </table:table-cell>
          <table:table-cell office:value-type="float" office:value="89122489714" table:style-name="ce1">
            <text:p>89122489714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date" office:date-value="2011-09-08T00:00:00" table:style-name="ce2">
            <text:p>08.09.2011</text:p>
          </table:table-cell>
          <table:table-cell office:value-type="string" table:style-name="ce3">
            <text:p>BB1999</text:p>
          </table:table-cell>
          <table:table-cell office:value-type="float" office:value="83081788913" table:style-name="ce1">
            <text:p>83081788913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date" office:date-value="2011-09-09T00:00:00" table:style-name="ce2">
            <text:p>09.09.2011</text:p>
          </table:table-cell>
          <table:table-cell office:value-type="string" table:style-name="ce3">
            <text:p>AC2000</text:p>
          </table:table-cell>
          <table:table-cell office:value-type="float" office:value="95082036587" table:style-name="ce1">
            <text:p>95082036587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date" office:date-value="2011-09-10T00:00:00" table:style-name="ce2">
            <text:p>10.09.2011</text:p>
          </table:table-cell>
          <table:table-cell office:value-type="string" table:style-name="ce3">
            <text:p>BB2001</text:p>
          </table:table-cell>
          <table:table-cell office:value-type="float" office:value="88030422354" table:style-name="ce1">
            <text:p>88030422354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date" office:date-value="2011-09-10T00:00:00" table:style-name="ce2">
            <text:p>10.09.2011</text:p>
          </table:table-cell>
          <table:table-cell office:value-type="string" table:style-name="ce3">
            <text:p>BB1999</text:p>
          </table:table-cell>
          <table:table-cell office:value-type="float" office:value="87080799825" table:style-name="ce1">
            <text:p>87080799825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date" office:date-value="2011-09-11T00:00:00" table:style-name="ce2">
            <text:p>11.09.2011</text:p>
          </table:table-cell>
          <table:table-cell office:value-type="string" table:style-name="ce3">
            <text:p>AC2000</text:p>
          </table:table-cell>
          <table:table-cell office:value-type="float" office:value="80072765543" table:style-name="ce1">
            <text:p>80072765543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date" office:date-value="2011-09-12T00:00:00" table:style-name="ce2">
            <text:p>12.09.2011</text:p>
          </table:table-cell>
          <table:table-cell office:value-type="string" table:style-name="ce3">
            <text:p>BF2008</text:p>
          </table:table-cell>
          <table:table-cell office:value-type="float" office:value="76122675877" table:style-name="ce1">
            <text:p>76122675877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date" office:date-value="2011-09-13T00:00:00" table:style-name="ce2">
            <text:p>13.09.2011</text:p>
          </table:table-cell>
          <table:table-cell office:value-type="string" table:style-name="ce3">
            <text:p>AA2005</text:p>
          </table:table-cell>
          <table:table-cell office:value-type="float" office:value="49060987956" table:style-name="ce1">
            <text:p>49060987956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date" office:date-value="2011-09-14T00:00:00" table:style-name="ce2">
            <text:p>14.09.2011</text:p>
          </table:table-cell>
          <table:table-cell office:value-type="string" table:style-name="ce3">
            <text:p>AB2005</text:p>
          </table:table-cell>
          <table:table-cell office:value-type="float" office:value="88022685902" table:style-name="ce1">
            <text:p>88022685902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date" office:date-value="2011-09-15T00:00:00" table:style-name="ce2">
            <text:p>15.09.2011</text:p>
          </table:table-cell>
          <table:table-cell office:value-type="string" table:style-name="ce3">
            <text:p>AC2005</text:p>
          </table:table-cell>
          <table:table-cell office:value-type="float" office:value="90010488986" table:style-name="ce1">
            <text:p>90010488986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date" office:date-value="2011-09-16T00:00:00" table:style-name="ce2">
            <text:p>16.09.2011</text:p>
          </table:table-cell>
          <table:table-cell office:value-type="string" table:style-name="ce3">
            <text:p>AS2010</text:p>
          </table:table-cell>
          <table:table-cell office:value-type="float" office:value="84091751933" table:style-name="ce1">
            <text:p>84091751933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date" office:date-value="2011-09-16T00:00:00" table:style-name="ce2">
            <text:p>16.09.2011</text:p>
          </table:table-cell>
          <table:table-cell office:value-type="string" table:style-name="ce3">
            <text:p>AC2008</text:p>
          </table:table-cell>
          <table:table-cell office:value-type="float" office:value="88111299954" table:style-name="ce1">
            <text:p>88111299954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date" office:date-value="2011-09-17T00:00:00" table:style-name="ce2">
            <text:p>17.09.2011</text:p>
          </table:table-cell>
          <table:table-cell office:value-type="string" table:style-name="ce3">
            <text:p>BB2005</text:p>
          </table:table-cell>
          <table:table-cell office:value-type="float" office:value="73082076855" table:style-name="ce1">
            <text:p>73082076855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date" office:date-value="2011-09-18T00:00:00" table:style-name="ce2">
            <text:p>18.09.2011</text:p>
          </table:table-cell>
          <table:table-cell office:value-type="string" table:style-name="ce3">
            <text:p>AC2000</text:p>
          </table:table-cell>
          <table:table-cell office:value-type="float" office:value="78061600937" table:style-name="ce1">
            <text:p>78061600937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date" office:date-value="2011-09-19T00:00:00" table:style-name="ce2">
            <text:p>19.09.2011</text:p>
          </table:table-cell>
          <table:table-cell office:value-type="string" table:style-name="ce3">
            <text:p>AC1992</text:p>
          </table:table-cell>
          <table:table-cell office:value-type="float" office:value="90051902315" table:style-name="ce1">
            <text:p>90051902315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date" office:date-value="2011-09-20T00:00:00" table:style-name="ce2">
            <text:p>20.09.2011</text:p>
          </table:table-cell>
          <table:table-cell office:value-type="string" table:style-name="ce3">
            <text:p>AL2010</text:p>
          </table:table-cell>
          <table:table-cell office:value-type="float" office:value="75082822346" table:style-name="ce1">
            <text:p>75082822346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date" office:date-value="2011-09-20T00:00:00" table:style-name="ce2">
            <text:p>20.09.2011</text:p>
          </table:table-cell>
          <table:table-cell office:value-type="string" table:style-name="ce3">
            <text:p>CD2002</text:p>
          </table:table-cell>
          <table:table-cell office:value-type="float" office:value="89122589754" table:style-name="ce1">
            <text:p>89122589754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date" office:date-value="2011-09-21T00:00:00" table:style-name="ce2">
            <text:p>21.09.2011</text:p>
          </table:table-cell>
          <table:table-cell office:value-type="string" table:style-name="ce3">
            <text:p>DD2009</text:p>
          </table:table-cell>
          <table:table-cell office:value-type="float" office:value="85102809896" table:style-name="ce1">
            <text:p>85102809896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date" office:date-value="2011-09-22T00:00:00" table:style-name="ce2">
            <text:p>22.09.2011</text:p>
          </table:table-cell>
          <table:table-cell office:value-type="string" table:style-name="ce3">
            <text:p>AC1997</text:p>
          </table:table-cell>
          <table:table-cell office:value-type="float" office:value="89040987715" table:style-name="ce1">
            <text:p>89040987715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date" office:date-value="2011-09-23T00:00:00" table:style-name="ce2">
            <text:p>23.09.2011</text:p>
          </table:table-cell>
          <table:table-cell office:value-type="string" table:style-name="ce3">
            <text:p>CD2002</text:p>
          </table:table-cell>
          <table:table-cell office:value-type="float" office:value="79022707767" table:style-name="ce1">
            <text:p>79022707767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date" office:date-value="2011-09-24T00:00:00" table:style-name="ce2">
            <text:p>24.09.2011</text:p>
          </table:table-cell>
          <table:table-cell office:value-type="string" table:style-name="ce3">
            <text:p>DD2002</text:p>
          </table:table-cell>
          <table:table-cell office:value-type="float" office:value="70120675818" table:style-name="ce1">
            <text:p>70120675818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date" office:date-value="2011-09-24T00:00:00" table:style-name="ce2">
            <text:p>24.09.2011</text:p>
          </table:table-cell>
          <table:table-cell office:value-type="string" table:style-name="ce3">
            <text:p>BD2005</text:p>
          </table:table-cell>
          <table:table-cell office:value-type="float" office:value="47032598048" table:style-name="ce1">
            <text:p>47032598048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date" office:date-value="2011-09-24T00:00:00" table:style-name="ce2">
            <text:p>24.09.2011</text:p>
          </table:table-cell>
          <table:table-cell office:value-type="string" table:style-name="ce3">
            <text:p>AA2003</text:p>
          </table:table-cell>
          <table:table-cell office:value-type="float" office:value="76113098062" table:style-name="ce1">
            <text:p>76113098062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date" office:date-value="2011-09-25T00:00:00" table:style-name="ce2">
            <text:p>25.09.2011</text:p>
          </table:table-cell>
          <table:table-cell office:value-type="string" table:style-name="ce3">
            <text:p>NK2005</text:p>
          </table:table-cell>
          <table:table-cell office:value-type="float" office:value="66030685027" table:style-name="ce1">
            <text:p>66030685027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date" office:date-value="2011-09-26T00:00:00" table:style-name="ce2">
            <text:p>26.09.2011</text:p>
          </table:table-cell>
          <table:table-cell office:value-type="string" table:style-name="ce3">
            <text:p>BB2005</text:p>
          </table:table-cell>
          <table:table-cell office:value-type="float" office:value="95052768528" table:style-name="ce1">
            <text:p>95052768528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date" office:date-value="2011-09-27T00:00:00" table:style-name="ce2">
            <text:p>27.09.2011</text:p>
          </table:table-cell>
          <table:table-cell office:value-type="string" table:style-name="ce3">
            <text:p>CD2007</text:p>
          </table:table-cell>
          <table:table-cell office:value-type="float" office:value="95082778956" table:style-name="ce1">
            <text:p>95082778956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date" office:date-value="2011-09-28T00:00:00" table:style-name="ce2">
            <text:p>28.09.2011</text:p>
          </table:table-cell>
          <table:table-cell office:value-type="string" table:style-name="ce3">
            <text:p>DD1983</text:p>
          </table:table-cell>
          <table:table-cell office:value-type="float" office:value="73029098768" table:style-name="ce1">
            <text:p>73029098768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date" office:date-value="2011-09-29T00:00:00" table:style-name="ce2">
            <text:p>29.09.2011</text:p>
          </table:table-cell>
          <table:table-cell office:value-type="string" table:style-name="ce3">
            <text:p>AC2003</text:p>
          </table:table-cell>
          <table:table-cell office:value-type="float" office:value="90110899884" table:style-name="ce1">
            <text:p>90110899884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date" office:date-value="2011-09-30T00:00:00" table:style-name="ce2">
            <text:p>30.09.2011</text:p>
          </table:table-cell>
          <table:table-cell office:value-type="string" table:style-name="ce3">
            <text:p>CD2008</text:p>
          </table:table-cell>
          <table:table-cell office:value-type="float" office:value="79100445687" table:style-name="ce1">
            <text:p>79100445687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DD2007</text:p>
          </table:table-cell>
          <table:table-cell office:value-type="float" office:value="80062465997" table:style-name="ce1">
            <text:p>80062465997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BF1999</text:p>
          </table:table-cell>
          <table:table-cell office:value-type="float" office:value="65072490045" table:style-name="ce1">
            <text:p>65072490045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AA2000</text:p>
          </table:table-cell>
          <table:table-cell office:value-type="float" office:value="76022675847" table:style-name="ce1">
            <text:p>76022675847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date" office:date-value="2011-10-01T00:00:00" table:style-name="ce2">
            <text:p>01.10.2011</text:p>
          </table:table-cell>
          <table:table-cell office:value-type="string" table:style-name="ce3">
            <text:p>AB2006</text:p>
          </table:table-cell>
          <table:table-cell office:value-type="float" office:value="59092098710" table:style-name="ce1">
            <text:p>59092098710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date" office:date-value="2011-10-02T00:00:00" table:style-name="ce2">
            <text:p>02.10.2011</text:p>
          </table:table-cell>
          <table:table-cell office:value-type="string" table:style-name="ce3">
            <text:p>AA2000</text:p>
          </table:table-cell>
          <table:table-cell office:value-type="float" office:value="79032778615" table:style-name="ce1">
            <text:p>79032778615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date" office:date-value="2011-10-03T00:00:00" table:style-name="ce2">
            <text:p>03.10.2011</text:p>
          </table:table-cell>
          <table:table-cell office:value-type="string" table:style-name="ce3">
            <text:p>BB2001</text:p>
          </table:table-cell>
          <table:table-cell office:value-type="float" office:value="79062009767" table:style-name="ce1">
            <text:p>79062009767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date" office:date-value="2011-10-04T00:00:00" table:style-name="ce2">
            <text:p>04.10.2011</text:p>
          </table:table-cell>
          <table:table-cell office:value-type="string" table:style-name="ce3">
            <text:p>AL2010</text:p>
          </table:table-cell>
          <table:table-cell office:value-type="float" office:value="76103098037" table:style-name="ce1">
            <text:p>76103098037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date" office:date-value="2011-10-05T00:00:00" table:style-name="ce2">
            <text:p>05.10.2011</text:p>
          </table:table-cell>
          <table:table-cell office:value-type="string" table:style-name="ce3">
            <text:p>AC2000</text:p>
          </table:table-cell>
          <table:table-cell office:value-type="float" office:value="81020799097" table:style-name="ce1">
            <text:p>81020799097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date" office:date-value="2011-10-06T00:00:00" table:style-name="ce2">
            <text:p>06.10.2011</text:p>
          </table:table-cell>
          <table:table-cell office:value-type="string" table:style-name="ce3">
            <text:p>AB1999</text:p>
          </table:table-cell>
          <table:table-cell office:value-type="float" office:value="70100775818" table:style-name="ce1">
            <text:p>70100775818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date" office:date-value="2011-10-07T00:00:00" table:style-name="ce2">
            <text:p>07.10.2011</text:p>
          </table:table-cell>
          <table:table-cell office:value-type="string" table:style-name="ce3">
            <text:p>BB2001</text:p>
          </table:table-cell>
          <table:table-cell office:value-type="float" office:value="82052148795" table:style-name="ce1">
            <text:p>82052148795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date" office:date-value="2011-10-07T00:00:00" table:style-name="ce2">
            <text:p>07.10.2011</text:p>
          </table:table-cell>
          <table:table-cell office:value-type="string" table:style-name="ce3">
            <text:p>BB1999</text:p>
          </table:table-cell>
          <table:table-cell office:value-type="float" office:value="83080122395" table:style-name="ce1">
            <text:p>83080122395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date" office:date-value="2011-10-08T00:00:00" table:style-name="ce2">
            <text:p>08.10.2011</text:p>
          </table:table-cell>
          <table:table-cell office:value-type="string" table:style-name="ce3">
            <text:p>AK2010</text:p>
          </table:table-cell>
          <table:table-cell office:value-type="float" office:value="89100899833" table:style-name="ce1">
            <text:p>89100899833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date" office:date-value="2011-10-08T00:00:00" table:style-name="ce2">
            <text:p>08.10.2011</text:p>
          </table:table-cell>
          <table:table-cell office:value-type="string" table:style-name="ce3">
            <text:p>AC1994</text:p>
          </table:table-cell>
          <table:table-cell office:value-type="float" office:value="82072709836" table:style-name="ce1">
            <text:p>82072709836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date" office:date-value="2011-10-08T00:00:00" table:style-name="ce2">
            <text:p>08.10.2011</text:p>
          </table:table-cell>
          <table:table-cell office:value-type="string" table:style-name="ce3">
            <text:p>NN1994</text:p>
          </table:table-cell>
          <table:table-cell office:value-type="float" office:value="81102454687" table:style-name="ce1">
            <text:p>81102454687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date" office:date-value="2011-10-09T00:00:00" table:style-name="ce2">
            <text:p>09.10.2011</text:p>
          </table:table-cell>
          <table:table-cell office:value-type="string" table:style-name="ce3">
            <text:p>BG1999</text:p>
          </table:table-cell>
          <table:table-cell office:value-type="float" office:value="71022675598" table:style-name="ce1">
            <text:p>71022675598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date" office:date-value="2011-10-10T00:00:00" table:style-name="ce2">
            <text:p>10.10.2011</text:p>
          </table:table-cell>
          <table:table-cell office:value-type="string" table:style-name="ce3">
            <text:p>BB2009</text:p>
          </table:table-cell>
          <table:table-cell office:value-type="float" office:value="81062099545" table:style-name="ce1">
            <text:p>81062099545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date" office:date-value="2011-10-11T00:00:00" table:style-name="ce2">
            <text:p>11.10.2011</text:p>
          </table:table-cell>
          <table:table-cell office:value-type="string" table:style-name="ce3">
            <text:p>AS1999</text:p>
          </table:table-cell>
          <table:table-cell office:value-type="float" office:value="95052768598" table:style-name="ce1">
            <text:p>95052768598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date" office:date-value="2011-10-11T00:00:00" table:style-name="ce2">
            <text:p>11.10.2011</text:p>
          </table:table-cell>
          <table:table-cell office:value-type="string" table:style-name="ce3">
            <text:p>AB2000</text:p>
          </table:table-cell>
          <table:table-cell office:value-type="float" office:value="83081788923" table:style-name="ce1">
            <text:p>83081788923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date" office:date-value="2011-10-11T00:00:00" table:style-name="ce2">
            <text:p>11.10.2011</text:p>
          </table:table-cell>
          <table:table-cell office:value-type="string" table:style-name="ce3">
            <text:p>BB2003</text:p>
          </table:table-cell>
          <table:table-cell office:value-type="float" office:value="79040112365" table:style-name="ce1">
            <text:p>79040112365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date" office:date-value="2011-10-12T00:00:00" table:style-name="ce2">
            <text:p>12.10.2011</text:p>
          </table:table-cell>
          <table:table-cell office:value-type="string" table:style-name="ce3">
            <text:p>AA1994</text:p>
          </table:table-cell>
          <table:table-cell office:value-type="float" office:value="92032487685" table:style-name="ce1">
            <text:p>92032487685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date" office:date-value="2011-10-13T00:00:00" table:style-name="ce2">
            <text:p>13.10.2011</text:p>
          </table:table-cell>
          <table:table-cell office:value-type="string" table:style-name="ce3">
            <text:p>BB2009</text:p>
          </table:table-cell>
          <table:table-cell office:value-type="float" office:value="65092490015" table:style-name="ce1">
            <text:p>65092490015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date" office:date-value="2011-10-14T00:00:00" table:style-name="ce2">
            <text:p>14.10.2011</text:p>
          </table:table-cell>
          <table:table-cell office:value-type="string" table:style-name="ce3">
            <text:p>DC1999</text:p>
          </table:table-cell>
          <table:table-cell office:value-type="float" office:value="79112889763" table:style-name="ce1">
            <text:p>79112889763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date" office:date-value="2011-10-15T00:00:00" table:style-name="ce2">
            <text:p>15.10.2011</text:p>
          </table:table-cell>
          <table:table-cell office:value-type="string" table:style-name="ce3">
            <text:p>AA1995</text:p>
          </table:table-cell>
          <table:table-cell office:value-type="float" office:value="82072709846" table:style-name="ce1">
            <text:p>82072709846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date" office:date-value="2011-10-16T00:00:00" table:style-name="ce2">
            <text:p>16.10.2011</text:p>
          </table:table-cell>
          <table:table-cell office:value-type="string" table:style-name="ce3">
            <text:p>BH2004</text:p>
          </table:table-cell>
          <table:table-cell office:value-type="float" office:value="80070765593" table:style-name="ce1">
            <text:p>80070765593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date" office:date-value="2011-10-17T00:00:00" table:style-name="ce2">
            <text:p>17.10.2011</text:p>
          </table:table-cell>
          <table:table-cell office:value-type="string" table:style-name="ce3">
            <text:p>AA1998</text:p>
          </table:table-cell>
          <table:table-cell office:value-type="float" office:value="79111590986" table:style-name="ce1">
            <text:p>79111590986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date" office:date-value="2011-10-18T00:00:00" table:style-name="ce2">
            <text:p>18.10.2011</text:p>
          </table:table-cell>
          <table:table-cell office:value-type="string" table:style-name="ce3">
            <text:p>AB2001</text:p>
          </table:table-cell>
          <table:table-cell office:value-type="float" office:value="82070688964" table:style-name="ce1">
            <text:p>82070688964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date" office:date-value="2011-10-19T00:00:00" table:style-name="ce2">
            <text:p>19.10.2011</text:p>
          </table:table-cell>
          <table:table-cell office:value-type="string" table:style-name="ce3">
            <text:p>AA2006</text:p>
          </table:table-cell>
          <table:table-cell office:value-type="float" office:value="81060188946" table:style-name="ce1">
            <text:p>81060188946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AC2000</text:p>
          </table:table-cell>
          <table:table-cell office:value-type="float" office:value="84072555426" table:style-name="ce1">
            <text:p>84072555426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AC1992</text:p>
          </table:table-cell>
          <table:table-cell office:value-type="float" office:value="73022098738" table:style-name="ce1">
            <text:p>73022098738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BB2004</text:p>
          </table:table-cell>
          <table:table-cell office:value-type="float" office:value="89122589754" table:style-name="ce1">
            <text:p>89122589754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date" office:date-value="2011-10-20T00:00:00" table:style-name="ce2">
            <text:p>20.10.2011</text:p>
          </table:table-cell>
          <table:table-cell office:value-type="string" table:style-name="ce3">
            <text:p>CD2002</text:p>
          </table:table-cell>
          <table:table-cell office:value-type="float" office:value="91052687735" table:style-name="ce1">
            <text:p>91052687735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date" office:date-value="2011-10-21T00:00:00" table:style-name="ce2">
            <text:p>21.10.2011</text:p>
          </table:table-cell>
          <table:table-cell office:value-type="string" table:style-name="ce3">
            <text:p>DD2009</text:p>
          </table:table-cell>
          <table:table-cell office:value-type="float" office:value="90112738475" table:style-name="ce1">
            <text:p>90112738475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date" office:date-value="2011-10-22T00:00:00" table:style-name="ce2">
            <text:p>22.10.2011</text:p>
          </table:table-cell>
          <table:table-cell office:value-type="string" table:style-name="ce3">
            <text:p>AC1997</text:p>
          </table:table-cell>
          <table:table-cell office:value-type="float" office:value="89021744366" table:style-name="ce1">
            <text:p>89021744366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date" office:date-value="2011-10-23T00:00:00" table:style-name="ce2">
            <text:p>23.10.2011</text:p>
          </table:table-cell>
          <table:table-cell office:value-type="string" table:style-name="ce3">
            <text:p>AE2008</text:p>
          </table:table-cell>
          <table:table-cell office:value-type="float" office:value="88032678854" table:style-name="ce1">
            <text:p>88032678854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date" office:date-value="2011-10-24T00:00:00" table:style-name="ce2">
            <text:p>24.10.2011</text:p>
          </table:table-cell>
          <table:table-cell office:value-type="string" table:style-name="ce3">
            <text:p>DD2002</text:p>
          </table:table-cell>
          <table:table-cell office:value-type="float" office:value="86102376554" table:style-name="ce1">
            <text:p>86102376554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date" office:date-value="2011-10-24T00:00:00" table:style-name="ce2">
            <text:p>24.10.2011</text:p>
          </table:table-cell>
          <table:table-cell office:value-type="string" table:style-name="ce3">
            <text:p>BD2005</text:p>
          </table:table-cell>
          <table:table-cell office:value-type="float" office:value="80070324566" table:style-name="ce1">
            <text:p>80070324566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date" office:date-value="2011-10-25T00:00:00" table:style-name="ce2">
            <text:p>25.10.2011</text:p>
          </table:table-cell>
          <table:table-cell office:value-type="string" table:style-name="ce3">
            <text:p>AA2003</text:p>
          </table:table-cell>
          <table:table-cell office:value-type="float" office:value="89122009428" table:style-name="ce1">
            <text:p>89122009428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date" office:date-value="2011-10-25T00:00:00" table:style-name="ce2">
            <text:p>25.10.2011</text:p>
          </table:table-cell>
          <table:table-cell office:value-type="string" table:style-name="ce3">
            <text:p>AB2009</text:p>
          </table:table-cell>
          <table:table-cell office:value-type="float" office:value="79032778646" table:style-name="ce1">
            <text:p>79032778646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date" office:date-value="2011-10-25T00:00:00" table:style-name="ce2">
            <text:p>25.10.2011</text:p>
          </table:table-cell>
          <table:table-cell office:value-type="string" table:style-name="ce3">
            <text:p>AA2006</text:p>
          </table:table-cell>
          <table:table-cell office:value-type="float" office:value="81070188996" table:style-name="ce1">
            <text:p>81070188996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date" office:date-value="2011-10-26T00:00:00" table:style-name="ce2">
            <text:p>26.10.2011</text:p>
          </table:table-cell>
          <table:table-cell office:value-type="string" table:style-name="ce3">
            <text:p>AC2007</text:p>
          </table:table-cell>
          <table:table-cell office:value-type="float" office:value="79092776545" table:style-name="ce1">
            <text:p>79092776545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date" office:date-value="2011-10-27T00:00:00" table:style-name="ce2">
            <text:p>27.10.2011</text:p>
          </table:table-cell>
          <table:table-cell office:value-type="string" table:style-name="ce3">
            <text:p>AK2010</text:p>
          </table:table-cell>
          <table:table-cell office:value-type="float" office:value="88022685902" table:style-name="ce1">
            <text:p>88022685902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date" office:date-value="2011-10-28T00:00:00" table:style-name="ce2">
            <text:p>28.10.2011</text:p>
          </table:table-cell>
          <table:table-cell office:value-type="string" table:style-name="ce3">
            <text:p>AM2010</text:p>
          </table:table-cell>
          <table:table-cell office:value-type="float" office:value="90010488986" table:style-name="ce1">
            <text:p>90010488986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date" office:date-value="2011-10-29T00:00:00" table:style-name="ce2">
            <text:p>29.10.2011</text:p>
          </table:table-cell>
          <table:table-cell office:value-type="string" table:style-name="ce3">
            <text:p>CD2002</text:p>
          </table:table-cell>
          <table:table-cell office:value-type="float" office:value="84091751933" table:style-name="ce1">
            <text:p>84091751933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date" office:date-value="2011-10-30T00:00:00" table:style-name="ce2">
            <text:p>30.10.2011</text:p>
          </table:table-cell>
          <table:table-cell office:value-type="string" table:style-name="ce3">
            <text:p>DD1999</text:p>
          </table:table-cell>
          <table:table-cell office:value-type="float" office:value="88111299954" table:style-name="ce1">
            <text:p>88111299954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date" office:date-value="2011-10-31T00:00:00" table:style-name="ce2">
            <text:p>31.10.2011</text:p>
          </table:table-cell>
          <table:table-cell office:value-type="string" table:style-name="ce3">
            <text:p>AC2000</text:p>
          </table:table-cell>
          <table:table-cell office:value-type="float" office:value="73082076855" table:style-name="ce1">
            <text:p>73082076855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date" office:date-value="2011-11-01T00:00:00" table:style-name="ce2">
            <text:p>01.11.2011</text:p>
          </table:table-cell>
          <table:table-cell office:value-type="string" table:style-name="ce3">
            <text:p>CD2009</text:p>
          </table:table-cell>
          <table:table-cell office:value-type="float" office:value="78061600937" table:style-name="ce1">
            <text:p>78061600937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date" office:date-value="2011-11-01T00:00:00" table:style-name="ce2">
            <text:p>01.11.2011</text:p>
          </table:table-cell>
          <table:table-cell office:value-type="string" table:style-name="ce3">
            <text:p>DD2003</text:p>
          </table:table-cell>
          <table:table-cell office:value-type="float" office:value="90051902315" table:style-name="ce1">
            <text:p>90051902315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date" office:date-value="2011-11-02T00:00:00" table:style-name="ce2">
            <text:p>02.11.2011</text:p>
          </table:table-cell>
          <table:table-cell office:value-type="string" table:style-name="ce3">
            <text:p>BF2004</text:p>
          </table:table-cell>
          <table:table-cell office:value-type="float" office:value="75082822346" table:style-name="ce1">
            <text:p>75082822346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date" office:date-value="2011-11-02T00:00:00" table:style-name="ce2">
            <text:p>02.11.2011</text:p>
          </table:table-cell>
          <table:table-cell office:value-type="string" table:style-name="ce3">
            <text:p>AA2002</text:p>
          </table:table-cell>
          <table:table-cell office:value-type="float" office:value="90110899884" table:style-name="ce1">
            <text:p>90110899884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date" office:date-value="2011-11-02T00:00:00" table:style-name="ce2">
            <text:p>02.11.2011</text:p>
          </table:table-cell>
          <table:table-cell office:value-type="string" table:style-name="ce3">
            <text:p>AB2007</text:p>
          </table:table-cell>
          <table:table-cell office:value-type="float" office:value="85102809896" table:style-name="ce1">
            <text:p>85102809896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date" office:date-value="2011-11-03T00:00:00" table:style-name="ce2">
            <text:p>03.11.2011</text:p>
          </table:table-cell>
          <table:table-cell office:value-type="string" table:style-name="ce3">
            <text:p>AA2007</text:p>
          </table:table-cell>
          <table:table-cell office:value-type="float" office:value="89040987715" table:style-name="ce1">
            <text:p>89040987715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date" office:date-value="2011-11-04T00:00:00" table:style-name="ce2">
            <text:p>04.11.2011</text:p>
          </table:table-cell>
          <table:table-cell office:value-type="string" table:style-name="ce3">
            <text:p>AC2003</text:p>
          </table:table-cell>
          <table:table-cell office:value-type="float" office:value="79022707767" table:style-name="ce1">
            <text:p>79022707767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date" office:date-value="2011-11-05T00:00:00" table:style-name="ce2">
            <text:p>05.11.2011</text:p>
          </table:table-cell>
          <table:table-cell office:value-type="string" table:style-name="ce3">
            <text:p>AC2008</text:p>
          </table:table-cell>
          <table:table-cell office:value-type="float" office:value="70120675818" table:style-name="ce1">
            <text:p>70120675818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date" office:date-value="2011-11-06T00:00:00" table:style-name="ce2">
            <text:p>06.11.2011</text:p>
          </table:table-cell>
          <table:table-cell office:value-type="string" table:style-name="ce3">
            <text:p>BB2005</text:p>
          </table:table-cell>
          <table:table-cell office:value-type="float" office:value="47032598048" table:style-name="ce1">
            <text:p>47032598048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date" office:date-value="2011-11-07T00:00:00" table:style-name="ce2">
            <text:p>07.11.2011</text:p>
          </table:table-cell>
          <table:table-cell office:value-type="string" table:style-name="ce3">
            <text:p>CD2004</text:p>
          </table:table-cell>
          <table:table-cell office:value-type="float" office:value="76113098062" table:style-name="ce1">
            <text:p>76113098062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date" office:date-value="2011-11-07T00:00:00" table:style-name="ce2">
            <text:p>07.11.2011</text:p>
          </table:table-cell>
          <table:table-cell office:value-type="string" table:style-name="ce3">
            <text:p>DD2005</text:p>
          </table:table-cell>
          <table:table-cell office:value-type="float" office:value="66030685027" table:style-name="ce1">
            <text:p>66030685027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date" office:date-value="2011-11-08T00:00:00" table:style-name="ce2">
            <text:p>08.11.2011</text:p>
          </table:table-cell>
          <table:table-cell office:value-type="string" table:style-name="ce3">
            <text:p>AC2008</text:p>
          </table:table-cell>
          <table:table-cell office:value-type="float" office:value="95052768528" table:style-name="ce1">
            <text:p>95052768528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date" office:date-value="2011-11-08T00:00:00" table:style-name="ce2">
            <text:p>08.11.2011</text:p>
          </table:table-cell>
          <table:table-cell office:value-type="string" table:style-name="ce3">
            <text:p>CD2004</text:p>
          </table:table-cell>
          <table:table-cell office:value-type="float" office:value="95082778956" table:style-name="ce1">
            <text:p>95082778956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date" office:date-value="2011-11-08T00:00:00" table:style-name="ce2">
            <text:p>08.11.2011</text:p>
          </table:table-cell>
          <table:table-cell office:value-type="string" table:style-name="ce3">
            <text:p>AD2008</text:p>
          </table:table-cell>
          <table:table-cell office:value-type="float" office:value="90030999826" table:style-name="ce1">
            <text:p>90030999826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date" office:date-value="2011-11-09T00:00:00" table:style-name="ce2">
            <text:p>09.11.2011</text:p>
          </table:table-cell>
          <table:table-cell office:value-type="string" table:style-name="ce3">
            <text:p>BF2001</text:p>
          </table:table-cell>
          <table:table-cell office:value-type="float" office:value="89101774688" table:style-name="ce1">
            <text:p>89101774688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X2006</text:p>
          </table:table-cell>
          <table:table-cell office:value-type="float" office:value="80072765563" table:style-name="ce1">
            <text:p>80072765563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B2003</text:p>
          </table:table-cell>
          <table:table-cell office:value-type="float" office:value="95082778926" table:style-name="ce1">
            <text:p>95082778926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A2007</text:p>
          </table:table-cell>
          <table:table-cell office:value-type="float" office:value="79012776558" table:style-name="ce1">
            <text:p>79012776558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date" office:date-value="2011-11-10T00:00:00" table:style-name="ce2">
            <text:p>10.11.2011</text:p>
          </table:table-cell>
          <table:table-cell office:value-type="string" table:style-name="ce3">
            <text:p>AC2001</text:p>
          </table:table-cell>
          <table:table-cell office:value-type="float" office:value="77012657439" table:style-name="ce1">
            <text:p>77012657439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date" office:date-value="2011-11-11T00:00:00" table:style-name="ce2">
            <text:p>11.11.2011</text:p>
          </table:table-cell>
          <table:table-cell office:value-type="string" table:style-name="ce3">
            <text:p>AC1979</text:p>
          </table:table-cell>
          <table:table-cell office:value-type="float" office:value="82070688934" table:style-name="ce1">
            <text:p>82070688934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date" office:date-value="2011-11-12T00:00:00" table:style-name="ce2">
            <text:p>12.11.2011</text:p>
          </table:table-cell>
          <table:table-cell office:value-type="string" table:style-name="ce3">
            <text:p>BB1997</text:p>
          </table:table-cell>
          <table:table-cell office:value-type="float" office:value="87121987686" table:style-name="ce1">
            <text:p>87121987686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date" office:date-value="2011-11-13T00:00:00" table:style-name="ce2">
            <text:p>13.11.2011</text:p>
          </table:table-cell>
          <table:table-cell office:value-type="string" table:style-name="ce3">
            <text:p>CD1986</text:p>
          </table:table-cell>
          <table:table-cell office:value-type="float" office:value="91050687765" table:style-name="ce1">
            <text:p>91050687765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date" office:date-value="2011-11-14T00:00:00" table:style-name="ce2">
            <text:p>14.11.2011</text:p>
          </table:table-cell>
          <table:table-cell office:value-type="string" table:style-name="ce3">
            <text:p>DD1978</text:p>
          </table:table-cell>
          <table:table-cell office:value-type="float" office:value="58073022657" table:style-name="ce1">
            <text:p>58073022657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date" office:date-value="2011-11-15T00:00:00" table:style-name="ce2">
            <text:p>15.11.2011</text:p>
          </table:table-cell>
          <table:table-cell office:value-type="string" table:style-name="ce3">
            <text:p>AC2008</text:p>
          </table:table-cell>
          <table:table-cell office:value-type="float" office:value="89122889704" table:style-name="ce1">
            <text:p>89122889704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date" office:date-value="2011-11-16T00:00:00" table:style-name="ce2">
            <text:p>16.11.2011</text:p>
          </table:table-cell>
          <table:table-cell office:value-type="string" table:style-name="ce3">
            <text:p>CD2001</text:p>
          </table:table-cell>
          <table:table-cell office:value-type="float" office:value="86112376544" table:style-name="ce1">
            <text:p>86112376544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date" office:date-value="2011-11-16T00:00:00" table:style-name="ce2">
            <text:p>16.11.2011</text:p>
          </table:table-cell>
          <table:table-cell office:value-type="string" table:style-name="ce3">
            <text:p>DD1987</text:p>
          </table:table-cell>
          <table:table-cell office:value-type="float" office:value="73050512356" table:style-name="ce1">
            <text:p>73050512356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date" office:date-value="2011-11-16T00:00:00" table:style-name="ce2">
            <text:p>16.11.2011</text:p>
          </table:table-cell>
          <table:table-cell office:value-type="string" table:style-name="ce3">
            <text:p>BF2008</text:p>
          </table:table-cell>
          <table:table-cell office:value-type="float" office:value="89121744366" table:style-name="ce1">
            <text:p>89121744366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date" office:date-value="2011-11-17T00:00:00" table:style-name="ce2">
            <text:p>17.11.2011</text:p>
          </table:table-cell>
          <table:table-cell office:value-type="string" table:style-name="ce3">
            <text:p>AA2005</text:p>
          </table:table-cell>
          <table:table-cell office:value-type="float" office:value="89022908736" table:style-name="ce1">
            <text:p>89022908736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date" office:date-value="2011-11-17T00:00:00" table:style-name="ce2">
            <text:p>17.11.2011</text:p>
          </table:table-cell>
          <table:table-cell office:value-type="string" table:style-name="ce3">
            <text:p>AB2005</text:p>
          </table:table-cell>
          <table:table-cell office:value-type="float" office:value="79052707768" table:style-name="ce1">
            <text:p>79052707768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date" office:date-value="2011-11-17T00:00:00" table:style-name="ce2">
            <text:p>17.11.2011</text:p>
          </table:table-cell>
          <table:table-cell office:value-type="string" table:style-name="ce3">
            <text:p>AC2005</text:p>
          </table:table-cell>
          <table:table-cell office:value-type="float" office:value="79022776533" table:style-name="ce1">
            <text:p>79022776533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date" office:date-value="2011-11-18T00:00:00" table:style-name="ce2">
            <text:p>18.11.2011</text:p>
          </table:table-cell>
          <table:table-cell office:value-type="string" table:style-name="ce3">
            <text:p>AC2010</text:p>
          </table:table-cell>
          <table:table-cell office:value-type="float" office:value="89123009458" table:style-name="ce1">
            <text:p>89123009458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date" office:date-value="2011-11-19T00:00:00" table:style-name="ce2">
            <text:p>19.11.2011</text:p>
          </table:table-cell>
          <table:table-cell office:value-type="string" table:style-name="ce3">
            <text:p>AC2008</text:p>
          </table:table-cell>
          <table:table-cell office:value-type="float" office:value="79092009769" table:style-name="ce1">
            <text:p>79092009769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date" office:date-value="2011-11-20T00:00:00" table:style-name="ce2">
            <text:p>20.11.2011</text:p>
          </table:table-cell>
          <table:table-cell office:value-type="string" table:style-name="ce3">
            <text:p>BB2005</text:p>
          </table:table-cell>
          <table:table-cell office:value-type="float" office:value="82030192835" table:style-name="ce1">
            <text:p>82030192835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date" office:date-value="2011-11-21T00:00:00" table:style-name="ce2">
            <text:p>21.11.2011</text:p>
          </table:table-cell>
          <table:table-cell office:value-type="string" table:style-name="ce3">
            <text:p>CD2007</text:p>
          </table:table-cell>
          <table:table-cell office:value-type="float" office:value="78062657877" table:style-name="ce1">
            <text:p>78062657877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date" office:date-value="2011-11-22T00:00:00" table:style-name="ce2">
            <text:p>22.11.2011</text:p>
          </table:table-cell>
          <table:table-cell office:value-type="string" table:style-name="ce3">
            <text:p>DD1983</text:p>
          </table:table-cell>
          <table:table-cell office:value-type="float" office:value="77012657444" table:style-name="ce1">
            <text:p>77012657444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date" office:date-value="2011-11-23T00:00:00" table:style-name="ce2">
            <text:p>23.11.2011</text:p>
          </table:table-cell>
          <table:table-cell office:value-type="string" table:style-name="ce3">
            <text:p>AC2003</text:p>
          </table:table-cell>
          <table:table-cell office:value-type="float" office:value="87100788765" table:style-name="ce1">
            <text:p>87100788765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date" office:date-value="2011-11-23T00:00:00" table:style-name="ce2">
            <text:p>23.11.2011</text:p>
          </table:table-cell>
          <table:table-cell office:value-type="string" table:style-name="ce3">
            <text:p>CD2008</text:p>
          </table:table-cell>
          <table:table-cell office:value-type="float" office:value="70120675819" table:style-name="ce1">
            <text:p>70120675819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date" office:date-value="2011-11-23T00:00:00" table:style-name="ce2">
            <text:p>23.11.2011</text:p>
          </table:table-cell>
          <table:table-cell office:value-type="string" table:style-name="ce3">
            <text:p>DD2007</text:p>
          </table:table-cell>
          <table:table-cell office:value-type="float" office:value="87100488725" table:style-name="ce1">
            <text:p>87100488725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BF1999</text:p>
          </table:table-cell>
          <table:table-cell office:value-type="float" office:value="84092799822" table:style-name="ce1">
            <text:p>84092799822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AA2000</text:p>
          </table:table-cell>
          <table:table-cell office:value-type="float" office:value="79122889753" table:style-name="ce1">
            <text:p>79122889753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AB2006</text:p>
          </table:table-cell>
          <table:table-cell office:value-type="float" office:value="90030999856" table:style-name="ce1">
            <text:p>90030999856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date" office:date-value="2011-11-24T00:00:00" table:style-name="ce2">
            <text:p>24.11.2011</text:p>
          </table:table-cell>
          <table:table-cell office:value-type="string" table:style-name="ce3">
            <text:p>NN2006</text:p>
          </table:table-cell>
          <table:table-cell office:value-type="float" office:value="73092076849" table:style-name="ce1">
            <text:p>73092076849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date" office:date-value="2011-11-25T00:00:00" table:style-name="ce2">
            <text:p>25.11.2011</text:p>
          </table:table-cell>
          <table:table-cell office:value-type="string" table:style-name="ce3">
            <text:p>BB2001</text:p>
          </table:table-cell>
          <table:table-cell office:value-type="float" office:value="79101010977" table:style-name="ce1">
            <text:p>79101010977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date" office:date-value="2011-11-26T00:00:00" table:style-name="ce2">
            <text:p>26.11.2011</text:p>
          </table:table-cell>
          <table:table-cell office:value-type="string" table:style-name="ce3">
            <text:p>BB1999</text:p>
          </table:table-cell>
          <table:table-cell office:value-type="float" office:value="47032598027" table:style-name="ce1">
            <text:p>47032598027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date" office:date-value="2011-11-27T00:00:00" table:style-name="ce2">
            <text:p>27.11.2011</text:p>
          </table:table-cell>
          <table:table-cell office:value-type="string" table:style-name="ce3">
            <text:p>AB1994</text:p>
          </table:table-cell>
          <table:table-cell office:value-type="float" office:value="65082890067" table:style-name="ce1">
            <text:p>65082890067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date" office:date-value="2011-11-28T00:00:00" table:style-name="ce2">
            <text:p>28.11.2011</text:p>
          </table:table-cell>
          <table:table-cell office:value-type="string" table:style-name="ce3">
            <text:p>BB2001</text:p>
          </table:table-cell>
          <table:table-cell office:value-type="float" office:value="89022908766" table:style-name="ce1">
            <text:p>89022908766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date" office:date-value="2011-11-29T00:00:00" table:style-name="ce2">
            <text:p>29.11.2011</text:p>
          </table:table-cell>
          <table:table-cell office:value-type="string" table:style-name="ce3">
            <text:p>BH2004</text:p>
          </table:table-cell>
          <table:table-cell office:value-type="float" office:value="73050412326" table:style-name="ce1">
            <text:p>73050412326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date" office:date-value="2011-11-30T00:00:00" table:style-name="ce2">
            <text:p>30.11.2011</text:p>
          </table:table-cell>
          <table:table-cell office:value-type="string" table:style-name="ce3">
            <text:p>AB1994</text:p>
          </table:table-cell>
          <table:table-cell office:value-type="float" office:value="65082890107" table:style-name="ce1">
            <text:p>65082890107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BF2008</text:p>
          </table:table-cell>
          <table:table-cell office:value-type="float" office:value="89022489744" table:style-name="ce1">
            <text:p>89022489744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AA2005</text:p>
          </table:table-cell>
          <table:table-cell office:value-type="float" office:value="81042277655" table:style-name="ce1">
            <text:p>81042277655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AB2005</text:p>
          </table:table-cell>
          <table:table-cell office:value-type="float" office:value="88022685932" table:style-name="ce1">
            <text:p>88022685932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date" office:date-value="2011-12-01T00:00:00" table:style-name="ce2">
            <text:p>01.12.2011</text:p>
          </table:table-cell>
          <table:table-cell office:value-type="string" table:style-name="ce3">
            <text:p>AC2005</text:p>
          </table:table-cell>
          <table:table-cell office:value-type="float" office:value="89122489714" table:style-name="ce1">
            <text:p>89122489714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date" office:date-value="2011-12-02T00:00:00" table:style-name="ce2">
            <text:p>02.12.2011</text:p>
          </table:table-cell>
          <table:table-cell office:value-type="string" table:style-name="ce3">
            <text:p>AC2010</text:p>
          </table:table-cell>
          <table:table-cell office:value-type="float" office:value="83081788913" table:style-name="ce1">
            <text:p>83081788913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date" office:date-value="2011-12-03T00:00:00" table:style-name="ce2">
            <text:p>03.12.2011</text:p>
          </table:table-cell>
          <table:table-cell office:value-type="string" table:style-name="ce3">
            <text:p>AC2008</text:p>
          </table:table-cell>
          <table:table-cell office:value-type="float" office:value="95082036587" table:style-name="ce1">
            <text:p>95082036587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date" office:date-value="2011-12-04T00:00:00" table:style-name="ce2">
            <text:p>04.12.2011</text:p>
          </table:table-cell>
          <table:table-cell office:value-type="string" table:style-name="ce3">
            <text:p>BB2005</text:p>
          </table:table-cell>
          <table:table-cell office:value-type="float" office:value="88030422354" table:style-name="ce1">
            <text:p>88030422354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date" office:date-value="2011-12-04T00:00:00" table:style-name="ce2">
            <text:p>04.12.2011</text:p>
          </table:table-cell>
          <table:table-cell office:value-type="string" table:style-name="ce3">
            <text:p>AC2000</text:p>
          </table:table-cell>
          <table:table-cell office:value-type="float" office:value="87080799825" table:style-name="ce1">
            <text:p>87080799825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date" office:date-value="2011-12-05T00:00:00" table:style-name="ce2">
            <text:p>05.12.2011</text:p>
          </table:table-cell>
          <table:table-cell office:value-type="string" table:style-name="ce3">
            <text:p>AC1992</text:p>
          </table:table-cell>
          <table:table-cell office:value-type="float" office:value="80072765543" table:style-name="ce1">
            <text:p>80072765543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date" office:date-value="2011-12-05T00:00:00" table:style-name="ce2">
            <text:p>05.12.2011</text:p>
          </table:table-cell>
          <table:table-cell office:value-type="string" table:style-name="ce3">
            <text:p>BB2004</text:p>
          </table:table-cell>
          <table:table-cell office:value-type="float" office:value="76122675877" table:style-name="ce1">
            <text:p>76122675877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CD2002</text:p>
          </table:table-cell>
          <table:table-cell office:value-type="float" office:value="49060987956" table:style-name="ce1">
            <text:p>49060987956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DD2009</text:p>
          </table:table-cell>
          <table:table-cell office:value-type="float" office:value="88022685902" table:style-name="ce1">
            <text:p>88022685902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AC1997</text:p>
          </table:table-cell>
          <table:table-cell office:value-type="float" office:value="90010488986" table:style-name="ce1">
            <text:p>90010488986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date" office:date-value="2011-12-06T00:00:00" table:style-name="ce2">
            <text:p>06.12.2011</text:p>
          </table:table-cell>
          <table:table-cell office:value-type="string" table:style-name="ce3">
            <text:p>CD2002</text:p>
          </table:table-cell>
          <table:table-cell office:value-type="float" office:value="84091751933" table:style-name="ce1">
            <text:p>84091751933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date" office:date-value="2011-12-07T00:00:00" table:style-name="ce2">
            <text:p>07.12.2011</text:p>
          </table:table-cell>
          <table:table-cell office:value-type="string" table:style-name="ce3">
            <text:p>DD2002</text:p>
          </table:table-cell>
          <table:table-cell office:value-type="float" office:value="88111299954" table:style-name="ce1">
            <text:p>88111299954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date" office:date-value="2011-12-08T00:00:00" table:style-name="ce2">
            <text:p>08.12.2011</text:p>
          </table:table-cell>
          <table:table-cell office:value-type="string" table:style-name="ce3">
            <text:p>BF1990</text:p>
          </table:table-cell>
          <table:table-cell office:value-type="float" office:value="73082076855" table:style-name="ce1">
            <text:p>73082076855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date" office:date-value="2011-12-09T00:00:00" table:style-name="ce2">
            <text:p>09.12.2011</text:p>
          </table:table-cell>
          <table:table-cell office:value-type="string" table:style-name="ce3">
            <text:p>AA2003</text:p>
          </table:table-cell>
          <table:table-cell office:value-type="float" office:value="78061600937" table:style-name="ce1">
            <text:p>78061600937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date" office:date-value="2011-12-10T00:00:00" table:style-name="ce2">
            <text:p>10.12.2011</text:p>
          </table:table-cell>
          <table:table-cell office:value-type="string" table:style-name="ce3">
            <text:p>AB2009</text:p>
          </table:table-cell>
          <table:table-cell office:value-type="float" office:value="90051902315" table:style-name="ce1">
            <text:p>90051902315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date" office:date-value="2011-12-11T00:00:00" table:style-name="ce2">
            <text:p>11.12.2011</text:p>
          </table:table-cell>
          <table:table-cell office:value-type="string" table:style-name="ce3">
            <text:p>DD2005</text:p>
          </table:table-cell>
          <table:table-cell office:value-type="float" office:value="75082822346" table:style-name="ce1">
            <text:p>75082822346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date" office:date-value="2011-12-12T00:00:00" table:style-name="ce2">
            <text:p>12.12.2011</text:p>
          </table:table-cell>
          <table:table-cell office:value-type="string" table:style-name="ce3">
            <text:p>AC2008</text:p>
          </table:table-cell>
          <table:table-cell office:value-type="float" office:value="89122589754" table:style-name="ce1">
            <text:p>89122589754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date" office:date-value="2011-12-12T00:00:00" table:style-name="ce2">
            <text:p>12.12.2011</text:p>
          </table:table-cell>
          <table:table-cell office:value-type="string" table:style-name="ce3">
            <text:p>CD2004</text:p>
          </table:table-cell>
          <table:table-cell office:value-type="float" office:value="85102809896" table:style-name="ce1">
            <text:p>85102809896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date" office:date-value="2011-12-13T00:00:00" table:style-name="ce2">
            <text:p>13.12.2011</text:p>
          </table:table-cell>
          <table:table-cell office:value-type="string" table:style-name="ce3">
            <text:p>DD1999</text:p>
          </table:table-cell>
          <table:table-cell office:value-type="float" office:value="89040987715" table:style-name="ce1">
            <text:p>89040987715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date" office:date-value="2011-12-13T00:00:00" table:style-name="ce2">
            <text:p>13.12.2011</text:p>
          </table:table-cell>
          <table:table-cell office:value-type="string" table:style-name="ce3">
            <text:p>BF2001</text:p>
          </table:table-cell>
          <table:table-cell office:value-type="float" office:value="79022707767" table:style-name="ce1">
            <text:p>79022707767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date" office:date-value="2011-12-13T00:00:00" table:style-name="ce2">
            <text:p>13.12.2011</text:p>
          </table:table-cell>
          <table:table-cell office:value-type="string" table:style-name="ce3">
            <text:p>AA1993</text:p>
          </table:table-cell>
          <table:table-cell office:value-type="float" office:value="70120675818" table:style-name="ce1">
            <text:p>70120675818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date" office:date-value="2011-12-14T00:00:00" table:style-name="ce2">
            <text:p>14.12.2011</text:p>
          </table:table-cell>
          <table:table-cell office:value-type="string" table:style-name="ce3">
            <text:p>AB2003</text:p>
          </table:table-cell>
          <table:table-cell office:value-type="float" office:value="47032598048" table:style-name="ce1">
            <text:p>47032598048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date" office:date-value="2011-12-15T00:00:00" table:style-name="ce2">
            <text:p>15.12.2011</text:p>
          </table:table-cell>
          <table:table-cell office:value-type="string" table:style-name="ce3">
            <text:p>AA2007</text:p>
          </table:table-cell>
          <table:table-cell office:value-type="float" office:value="76113098062" table:style-name="ce1">
            <text:p>76113098062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date" office:date-value="2011-12-16T00:00:00" table:style-name="ce2">
            <text:p>16.12.2011</text:p>
          </table:table-cell>
          <table:table-cell office:value-type="string" table:style-name="ce3">
            <text:p>AC2001</text:p>
          </table:table-cell>
          <table:table-cell office:value-type="float" office:value="66030685027" table:style-name="ce1">
            <text:p>66030685027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date" office:date-value="2011-12-17T00:00:00" table:style-name="ce2">
            <text:p>17.12.2011</text:p>
          </table:table-cell>
          <table:table-cell office:value-type="string" table:style-name="ce3">
            <text:p>AC1979</text:p>
          </table:table-cell>
          <table:table-cell office:value-type="float" office:value="89122589754" table:style-name="ce1">
            <text:p>89122589754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date" office:date-value="2011-12-18T00:00:00" table:style-name="ce2">
            <text:p>18.12.2011</text:p>
          </table:table-cell>
          <table:table-cell office:value-type="string" table:style-name="ce3">
            <text:p>BB1997</text:p>
          </table:table-cell>
          <table:table-cell office:value-type="float" office:value="95082778956" table:style-name="ce1">
            <text:p>95082778956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date" office:date-value="2011-12-18T00:00:00" table:style-name="ce2">
            <text:p>18.12.2011</text:p>
          </table:table-cell>
          <table:table-cell office:value-type="string" table:style-name="ce3">
            <text:p>CD1986</text:p>
          </table:table-cell>
          <table:table-cell office:value-type="float" office:value="73029098768" table:style-name="ce1">
            <text:p>73029098768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date" office:date-value="2011-12-19T00:00:00" table:style-name="ce2">
            <text:p>19.12.2011</text:p>
          </table:table-cell>
          <table:table-cell office:value-type="string" table:style-name="ce3">
            <text:p>DD1978</text:p>
          </table:table-cell>
          <table:table-cell office:value-type="float" office:value="90110899884" table:style-name="ce1">
            <text:p>90110899884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date" office:date-value="2011-12-19T00:00:00" table:style-name="ce2">
            <text:p>19.12.2011</text:p>
          </table:table-cell>
          <table:table-cell office:value-type="string" table:style-name="ce3">
            <text:p>AC2008</text:p>
          </table:table-cell>
          <table:table-cell office:value-type="float" office:value="79100445687" table:style-name="ce1">
            <text:p>79100445687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date" office:date-value="2011-12-19T00:00:00" table:style-name="ce2">
            <text:p>19.12.2011</text:p>
          </table:table-cell>
          <table:table-cell office:value-type="string" table:style-name="ce3">
            <text:p>CD2001</text:p>
          </table:table-cell>
          <table:table-cell office:value-type="float" office:value="80062465997" table:style-name="ce1">
            <text:p>80062465997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date" office:date-value="2011-12-20T00:00:00" table:style-name="ce2">
            <text:p>20.12.2011</text:p>
          </table:table-cell>
          <table:table-cell office:value-type="string" table:style-name="ce3">
            <text:p>AW2010</text:p>
          </table:table-cell>
          <table:table-cell office:value-type="float" office:value="65072490045" table:style-name="ce1">
            <text:p>65072490045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date" office:date-value="2011-12-21T00:00:00" table:style-name="ce2">
            <text:p>21.12.2011</text:p>
          </table:table-cell>
          <table:table-cell office:value-type="string" table:style-name="ce3">
            <text:p>CD2007</text:p>
          </table:table-cell>
          <table:table-cell office:value-type="float" office:value="76022675847" table:style-name="ce1">
            <text:p>76022675847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date" office:date-value="2011-12-21T00:00:00" table:style-name="ce2">
            <text:p>21.12.2011</text:p>
          </table:table-cell>
          <table:table-cell office:value-type="string" table:style-name="ce3">
            <text:p>DD1983</text:p>
          </table:table-cell>
          <table:table-cell office:value-type="float" office:value="59092098710" table:style-name="ce1">
            <text:p>59092098710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date" office:date-value="2011-12-22T00:00:00" table:style-name="ce2">
            <text:p>22.12.2011</text:p>
          </table:table-cell>
          <table:table-cell office:value-type="string" table:style-name="ce3">
            <text:p>AC2003</text:p>
          </table:table-cell>
          <table:table-cell office:value-type="float" office:value="79032778615" table:style-name="ce1">
            <text:p>79032778615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date" office:date-value="2011-12-22T00:00:00" table:style-name="ce2">
            <text:p>22.12.2011</text:p>
          </table:table-cell>
          <table:table-cell office:value-type="string" table:style-name="ce3">
            <text:p>BC2004</text:p>
          </table:table-cell>
          <table:table-cell office:value-type="float" office:value="79062009767" table:style-name="ce1">
            <text:p>79062009767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date" office:date-value="2011-12-22T00:00:00" table:style-name="ce2">
            <text:p>22.12.2011</text:p>
          </table:table-cell>
          <table:table-cell office:value-type="string" table:style-name="ce3">
            <text:p>DD2007</text:p>
          </table:table-cell>
          <table:table-cell office:value-type="float" office:value="76103098037" table:style-name="ce1">
            <text:p>76103098037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date" office:date-value="2011-12-23T00:00:00" table:style-name="ce2">
            <text:p>23.12.2011</text:p>
          </table:table-cell>
          <table:table-cell office:value-type="string" table:style-name="ce3">
            <text:p>BF1999</text:p>
          </table:table-cell>
          <table:table-cell office:value-type="float" office:value="81020799097" table:style-name="ce1">
            <text:p>81020799097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date" office:date-value="2011-12-24T00:00:00" table:style-name="ce2">
            <text:p>24.12.2011</text:p>
          </table:table-cell>
          <table:table-cell office:value-type="string" table:style-name="ce3">
            <text:p>AA2000</text:p>
          </table:table-cell>
          <table:table-cell office:value-type="float" office:value="70100775818" table:style-name="ce1">
            <text:p>70100775818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date" office:date-value="2011-12-25T00:00:00" table:style-name="ce2">
            <text:p>25.12.2011</text:p>
          </table:table-cell>
          <table:table-cell office:value-type="string" table:style-name="ce3">
            <text:p>AB2006</text:p>
          </table:table-cell>
          <table:table-cell office:value-type="float" office:value="82052148795" table:style-name="ce1">
            <text:p>82052148795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date" office:date-value="2011-12-25T00:00:00" table:style-name="ce2">
            <text:p>25.12.2011</text:p>
          </table:table-cell>
          <table:table-cell office:value-type="string" table:style-name="ce3">
            <text:p>AA2000</text:p>
          </table:table-cell>
          <table:table-cell office:value-type="float" office:value="83080122395" table:style-name="ce1">
            <text:p>83080122395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date" office:date-value="2011-12-26T00:00:00" table:style-name="ce2">
            <text:p>26.12.2011</text:p>
          </table:table-cell>
          <table:table-cell office:value-type="string" table:style-name="ce3">
            <text:p>BB2001</text:p>
          </table:table-cell>
          <table:table-cell office:value-type="float" office:value="89100899833" table:style-name="ce1">
            <text:p>89100899833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date" office:date-value="2011-12-26T00:00:00" table:style-name="ce2">
            <text:p>26.12.2011</text:p>
          </table:table-cell>
          <table:table-cell office:value-type="string" table:style-name="ce3">
            <text:p>AK2010</text:p>
          </table:table-cell>
          <table:table-cell office:value-type="float" office:value="82072709836" table:style-name="ce1">
            <text:p>82072709836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date" office:date-value="2011-12-26T00:00:00" table:style-name="ce2">
            <text:p>26.12.2011</text:p>
          </table:table-cell>
          <table:table-cell office:value-type="string" table:style-name="ce3">
            <text:p>AC2000</text:p>
          </table:table-cell>
          <table:table-cell office:value-type="float" office:value="81102454687" table:style-name="ce1">
            <text:p>81102454687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date" office:date-value="2011-12-27T00:00:00" table:style-name="ce2">
            <text:p>27.12.2011</text:p>
          </table:table-cell>
          <table:table-cell office:value-type="string" table:style-name="ce3">
            <text:p>AB1999</text:p>
          </table:table-cell>
          <table:table-cell office:value-type="float" office:value="71022675598" table:style-name="ce1">
            <text:p>71022675598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date" office:date-value="2011-12-28T00:00:00" table:style-name="ce2">
            <text:p>28.12.2011</text:p>
          </table:table-cell>
          <table:table-cell office:value-type="string" table:style-name="ce3">
            <text:p>BB2001</text:p>
          </table:table-cell>
          <table:table-cell office:value-type="float" office:value="81062099545" table:style-name="ce1">
            <text:p>81062099545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date" office:date-value="2011-12-29T00:00:00" table:style-name="ce2">
            <text:p>29.12.2011</text:p>
          </table:table-cell>
          <table:table-cell office:value-type="string" table:style-name="ce3">
            <text:p>BB1999</text:p>
          </table:table-cell>
          <table:table-cell office:value-type="float" office:value="95052768598" table:style-name="ce1">
            <text:p>95052768598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date" office:date-value="2011-12-29T00:00:00" table:style-name="ce2">
            <text:p>29.12.2011</text:p>
          </table:table-cell>
          <table:table-cell office:value-type="string" table:style-name="ce3">
            <text:p>BH2004</text:p>
          </table:table-cell>
          <table:table-cell office:value-type="float" office:value="83081788923" table:style-name="ce1">
            <text:p>83081788923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date" office:date-value="2011-12-30T00:00:00" table:style-name="ce2">
            <text:p>30.12.2011</text:p>
          </table:table-cell>
          <table:table-cell office:value-type="string" table:style-name="ce3">
            <text:p>AC1994</text:p>
          </table:table-cell>
          <table:table-cell office:value-type="float" office:value="79040112365" table:style-name="ce1">
            <text:p>79040112365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date" office:date-value="2011-12-30T00:00:00" table:style-name="ce2">
            <text:p>30.12.2011</text:p>
          </table:table-cell>
          <table:table-cell office:value-type="string" table:style-name="ce3">
            <text:p>NN1994</text:p>
          </table:table-cell>
          <table:table-cell office:value-type="float" office:value="92032487685" table:style-name="ce1">
            <text:p>92032487685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K2010</text:p>
          </table:table-cell>
          <table:table-cell office:value-type="float" office:value="66032684427" table:style-name="ce1">
            <text:p>66032684427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date" office:date-value="2011-01-31T00:00:00" table:style-name="ce2">
            <text:p>31.01.2011</text:p>
          </table:table-cell>
          <table:table-cell office:value-type="string" table:style-name="ce3">
            <text:p>BB2009</text:p>
          </table:table-cell>
          <table:table-cell office:value-type="float" office:value="73052776846" table:style-name="ce1">
            <text:p>73052776846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S1999</text:p>
          </table:table-cell>
          <table:table-cell office:value-type="float" office:value="79101889775" table:style-name="ce1">
            <text:p>79101889775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C2010</text:p>
          </table:table-cell>
          <table:table-cell office:value-type="float" office:value="89121774628" table:style-name="ce1">
            <text:p>89121774628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M2010</text:p>
          </table:table-cell>
          <table:table-cell office:value-type="float" office:value="56070476895" table:style-name="ce1">
            <text:p>56070476895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BB2005</text:p>
          </table:table-cell>
          <table:table-cell office:value-type="float" office:value="79040112365" table:style-name="ce1">
            <text:p>79040112365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date" office:date-value="2011-12-31T00:00:00" table:style-name="ce2">
            <text:p>31.12.2011</text:p>
          </table:table-cell>
          <table:table-cell office:value-type="string" table:style-name="ce3">
            <text:p>AX2009</text:p>
          </table:table-cell>
          <table:table-cell office:value-type="float" office:value="89122589754" table:style-name="ce1">
            <text:p>89122589754</text:p>
          </table:table-cell>
          <table:table-cell table:number-columns-repeated="16380"/>
        </table:table-row>
        <table:table-row table:number-rows-repeated="1048075" table:style-name="ro1">
          <table:table-cell table:number-columns-repeated="16384"/>
        </table:table-row>
      </table:table>
      <table:table table:name="Arkusz1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wypozyczenia.A1:wypozyczenia.D501" table:name="wypozyczenia" table:display-filter-buttons="true" table:on-update-keep-size="false" table:on-update-keep-styles="true" table:refresh-delay="false">
          <table:database-source-sql table:database-name="Provider=Microsoft.Mashup.OleDb.1;Data Source=$Workbook$;Location=wypozyczenia;Extended Properties=&quot;&quot;" table:sql-statement="SELECT * FROM [wypozyczenia]"/>
        </table:database-range>
      </table:database-ranges>
      <table:data-pilot-tables>
        <table:data-pilot-table table:name="Tabela przestawna2" table:target-range-address="Arkusz3.A3:Arkusz3.B11" table:show-filter-button="false" table:buttons="Arkusz3.A3">
          <table:source-cell-range table:cell-range-address="wypozyczenia.I1:wypozyczenia.L275"/>
          <table:data-pilot-field table:source-field-name="Miesiące (Data_wyp)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7.06.2011" table:display="true" table:show-details="false"/>
                <table:data-pilot-member table:name="sty" table:display="true" table:show-details="false"/>
                <table:data-pilot-member table:name="lut" table:display="true" table:show-details="false"/>
                <table:data-pilot-member table:name="mar" table:display="true" table:show-details="false"/>
                <table:data-pilot-member table:name="kwi" table:display="true" table:show-details="false"/>
                <table:data-pilot-member table:name="maj" table:display="true" table:show-details="false"/>
                <table:data-pilot-member table:name="cze" table:display="true" table:show-details="false"/>
                <table:data-pilot-member table:name="lip" table:display="true" table:show-details="false"/>
                <table:data-pilot-member table:name="sie" table:display="true" table:show-details="false"/>
                <table:data-pilot-member table:name="wrz" table:display="true" table:show-details="false"/>
                <table:data-pilot-member table:name="paź" table:display="true" table:show-details="false"/>
                <table:data-pilot-member table:name="lis" table:display="true" table:show-details="false"/>
                <table:data-pilot-member table:name="gru" table:display="true" table:show-details="false"/>
                <table:data-pilot-member table:name="&gt;01.01.2012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_wyp" table:date-start="auto" table:date-end="auto" table:grouped-by="months"/>
          </table:data-pilot-field>
          <table:data-pilot-field table:source-field-name="Pesel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_wy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_wyp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_filmu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ni (Data_wyp)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07.06.2011" table:display="true" table:show-details="false"/>
                <table:data-pilot-member table:name="01.sty" table:display="true" table:show-details="false"/>
                <table:data-pilot-member table:name="02.sty" table:display="true" table:show-details="false"/>
                <table:data-pilot-member table:name="03.sty" table:display="true" table:show-details="false"/>
                <table:data-pilot-member table:name="04.sty" table:display="true" table:show-details="false"/>
                <table:data-pilot-member table:name="05.sty" table:display="true" table:show-details="false"/>
                <table:data-pilot-member table:name="06.sty" table:display="true" table:show-details="false"/>
                <table:data-pilot-member table:name="07.sty" table:display="true" table:show-details="false"/>
                <table:data-pilot-member table:name="08.sty" table:display="true" table:show-details="false"/>
                <table:data-pilot-member table:name="09.sty" table:display="true" table:show-details="false"/>
                <table:data-pilot-member table:name="10.sty" table:display="true" table:show-details="false"/>
                <table:data-pilot-member table:name="11.sty" table:display="true" table:show-details="false"/>
                <table:data-pilot-member table:name="12.sty" table:display="true" table:show-details="false"/>
                <table:data-pilot-member table:name="13.sty" table:display="true" table:show-details="false"/>
                <table:data-pilot-member table:name="14.sty" table:display="true" table:show-details="false"/>
                <table:data-pilot-member table:name="15.sty" table:display="true" table:show-details="false"/>
                <table:data-pilot-member table:name="16.sty" table:display="true" table:show-details="false"/>
                <table:data-pilot-member table:name="17.sty" table:display="true" table:show-details="false"/>
                <table:data-pilot-member table:name="18.sty" table:display="true" table:show-details="false"/>
                <table:data-pilot-member table:name="19.sty" table:display="true" table:show-details="false"/>
                <table:data-pilot-member table:name="20.sty" table:display="true" table:show-details="false"/>
                <table:data-pilot-member table:name="21.sty" table:display="true" table:show-details="false"/>
                <table:data-pilot-member table:name="22.sty" table:display="true" table:show-details="false"/>
                <table:data-pilot-member table:name="23.sty" table:display="true" table:show-details="false"/>
                <table:data-pilot-member table:name="24.sty" table:display="true" table:show-details="false"/>
                <table:data-pilot-member table:name="25.sty" table:display="true" table:show-details="false"/>
                <table:data-pilot-member table:name="26.sty" table:display="true" table:show-details="false"/>
                <table:data-pilot-member table:name="27.sty" table:display="true" table:show-details="false"/>
                <table:data-pilot-member table:name="28.sty" table:display="true" table:show-details="false"/>
                <table:data-pilot-member table:name="29.sty" table:display="true" table:show-details="false"/>
                <table:data-pilot-member table:name="30.sty" table:display="true" table:show-details="false"/>
                <table:data-pilot-member table:name="31.sty" table:display="true" table:show-details="false"/>
                <table:data-pilot-member table:name="01.lut" table:display="true" table:show-details="false"/>
                <table:data-pilot-member table:name="02.lut" table:display="true" table:show-details="false"/>
                <table:data-pilot-member table:name="03.lut" table:display="true" table:show-details="false"/>
                <table:data-pilot-member table:name="04.lut" table:display="true" table:show-details="false"/>
                <table:data-pilot-member table:name="05.lut" table:display="true" table:show-details="false"/>
                <table:data-pilot-member table:name="06.lut" table:display="true" table:show-details="false"/>
                <table:data-pilot-member table:name="07.lut" table:display="true" table:show-details="false"/>
                <table:data-pilot-member table:name="08.lut" table:display="true" table:show-details="false"/>
                <table:data-pilot-member table:name="09.lut" table:display="true" table:show-details="false"/>
                <table:data-pilot-member table:name="10.lut" table:display="true" table:show-details="false"/>
                <table:data-pilot-member table:name="11.lut" table:display="true" table:show-details="false"/>
                <table:data-pilot-member table:name="12.lut" table:display="true" table:show-details="false"/>
                <table:data-pilot-member table:name="13.lut" table:display="true" table:show-details="false"/>
                <table:data-pilot-member table:name="14.lut" table:display="true" table:show-details="false"/>
                <table:data-pilot-member table:name="15.lut" table:display="true" table:show-details="false"/>
                <table:data-pilot-member table:name="16.lut" table:display="true" table:show-details="false"/>
                <table:data-pilot-member table:name="17.lut" table:display="true" table:show-details="false"/>
                <table:data-pilot-member table:name="18.lut" table:display="true" table:show-details="false"/>
                <table:data-pilot-member table:name="19.lut" table:display="true" table:show-details="false"/>
                <table:data-pilot-member table:name="20.lut" table:display="true" table:show-details="false"/>
                <table:data-pilot-member table:name="21.lut" table:display="true" table:show-details="false"/>
                <table:data-pilot-member table:name="22.lut" table:display="true" table:show-details="false"/>
                <table:data-pilot-member table:name="23.lut" table:display="true" table:show-details="false"/>
                <table:data-pilot-member table:name="24.lut" table:display="true" table:show-details="false"/>
                <table:data-pilot-member table:name="25.lut" table:display="true" table:show-details="false"/>
                <table:data-pilot-member table:name="26.lut" table:display="true" table:show-details="false"/>
                <table:data-pilot-member table:name="27.lut" table:display="true" table:show-details="false"/>
                <table:data-pilot-member table:name="28.lut" table:display="true" table:show-details="false"/>
                <table:data-pilot-member table:name="29.lut" table:display="true" table:show-details="false"/>
                <table:data-pilot-member table:name="01.mar" table:display="true" table:show-details="false"/>
                <table:data-pilot-member table:name="02.mar" table:display="true" table:show-details="false"/>
                <table:data-pilot-member table:name="03.mar" table:display="true" table:show-details="false"/>
                <table:data-pilot-member table:name="04.mar" table:display="true" table:show-details="false"/>
                <table:data-pilot-member table:name="05.mar" table:display="true" table:show-details="false"/>
                <table:data-pilot-member table:name="06.mar" table:display="true" table:show-details="false"/>
                <table:data-pilot-member table:name="07.mar" table:display="true" table:show-details="false"/>
                <table:data-pilot-member table:name="08.mar" table:display="true" table:show-details="false"/>
                <table:data-pilot-member table:name="09.mar" table:display="true" table:show-details="false"/>
                <table:data-pilot-member table:name="10.mar" table:display="true" table:show-details="false"/>
                <table:data-pilot-member table:name="11.mar" table:display="true" table:show-details="false"/>
                <table:data-pilot-member table:name="12.mar" table:display="true" table:show-details="false"/>
                <table:data-pilot-member table:name="13.mar" table:display="true" table:show-details="false"/>
                <table:data-pilot-member table:name="14.mar" table:display="true" table:show-details="false"/>
                <table:data-pilot-member table:name="15.mar" table:display="true" table:show-details="false"/>
                <table:data-pilot-member table:name="16.mar" table:display="true" table:show-details="false"/>
                <table:data-pilot-member table:name="17.mar" table:display="true" table:show-details="false"/>
                <table:data-pilot-member table:name="18.mar" table:display="true" table:show-details="false"/>
                <table:data-pilot-member table:name="19.mar" table:display="true" table:show-details="false"/>
                <table:data-pilot-member table:name="20.mar" table:display="true" table:show-details="false"/>
                <table:data-pilot-member table:name="21.mar" table:display="true" table:show-details="false"/>
                <table:data-pilot-member table:name="22.mar" table:display="true" table:show-details="false"/>
                <table:data-pilot-member table:name="23.mar" table:display="true" table:show-details="false"/>
                <table:data-pilot-member table:name="24.mar" table:display="true" table:show-details="false"/>
                <table:data-pilot-member table:name="25.mar" table:display="true" table:show-details="false"/>
                <table:data-pilot-member table:name="26.mar" table:display="true" table:show-details="false"/>
                <table:data-pilot-member table:name="27.mar" table:display="true" table:show-details="false"/>
                <table:data-pilot-member table:name="28.mar" table:display="true" table:show-details="false"/>
                <table:data-pilot-member table:name="29.mar" table:display="true" table:show-details="false"/>
                <table:data-pilot-member table:name="30.mar" table:display="true" table:show-details="false"/>
                <table:data-pilot-member table:name="31.mar" table:display="true" table:show-details="false"/>
                <table:data-pilot-member table:name="01.kwi" table:display="true" table:show-details="false"/>
                <table:data-pilot-member table:name="02.kwi" table:display="true" table:show-details="false"/>
                <table:data-pilot-member table:name="03.kwi" table:display="true" table:show-details="false"/>
                <table:data-pilot-member table:name="04.kwi" table:display="true" table:show-details="false"/>
                <table:data-pilot-member table:name="05.kwi" table:display="true" table:show-details="false"/>
                <table:data-pilot-member table:name="06.kwi" table:display="true" table:show-details="false"/>
                <table:data-pilot-member table:name="07.kwi" table:display="true" table:show-details="false"/>
                <table:data-pilot-member table:name="08.kwi" table:display="true" table:show-details="false"/>
                <table:data-pilot-member table:name="09.kwi" table:display="true" table:show-details="false"/>
                <table:data-pilot-member table:name="10.kwi" table:display="true" table:show-details="false"/>
                <table:data-pilot-member table:name="11.kwi" table:display="true" table:show-details="false"/>
                <table:data-pilot-member table:name="12.kwi" table:display="true" table:show-details="false"/>
                <table:data-pilot-member table:name="13.kwi" table:display="true" table:show-details="false"/>
                <table:data-pilot-member table:name="14.kwi" table:display="true" table:show-details="false"/>
                <table:data-pilot-member table:name="15.kwi" table:display="true" table:show-details="false"/>
                <table:data-pilot-member table:name="16.kwi" table:display="true" table:show-details="false"/>
                <table:data-pilot-member table:name="17.kwi" table:display="true" table:show-details="false"/>
                <table:data-pilot-member table:name="18.kwi" table:display="true" table:show-details="false"/>
                <table:data-pilot-member table:name="19.kwi" table:display="true" table:show-details="false"/>
                <table:data-pilot-member table:name="20.kwi" table:display="true" table:show-details="false"/>
                <table:data-pilot-member table:name="21.kwi" table:display="true" table:show-details="false"/>
                <table:data-pilot-member table:name="22.kwi" table:display="true" table:show-details="false"/>
                <table:data-pilot-member table:name="23.kwi" table:display="true" table:show-details="false"/>
                <table:data-pilot-member table:name="24.kwi" table:display="true" table:show-details="false"/>
                <table:data-pilot-member table:name="25.kwi" table:display="true" table:show-details="false"/>
                <table:data-pilot-member table:name="26.kwi" table:display="true" table:show-details="false"/>
                <table:data-pilot-member table:name="27.kwi" table:display="true" table:show-details="false"/>
                <table:data-pilot-member table:name="28.kwi" table:display="true" table:show-details="false"/>
                <table:data-pilot-member table:name="29.kwi" table:display="true" table:show-details="false"/>
                <table:data-pilot-member table:name="30.kwi" table:display="true" table:show-details="false"/>
                <table:data-pilot-member table:name="01.maj" table:display="true" table:show-details="false"/>
                <table:data-pilot-member table:name="02.maj" table:display="true" table:show-details="false"/>
                <table:data-pilot-member table:name="03.maj" table:display="true" table:show-details="false"/>
                <table:data-pilot-member table:name="04.maj" table:display="true" table:show-details="false"/>
                <table:data-pilot-member table:name="05.maj" table:display="true" table:show-details="false"/>
                <table:data-pilot-member table:name="06.maj" table:display="true" table:show-details="false"/>
                <table:data-pilot-member table:name="07.maj" table:display="true" table:show-details="false"/>
                <table:data-pilot-member table:name="08.maj" table:display="true" table:show-details="false"/>
                <table:data-pilot-member table:name="09.maj" table:display="true" table:show-details="false"/>
                <table:data-pilot-member table:name="10.maj" table:display="true" table:show-details="false"/>
                <table:data-pilot-member table:name="11.maj" table:display="true" table:show-details="false"/>
                <table:data-pilot-member table:name="12.maj" table:display="true" table:show-details="false"/>
                <table:data-pilot-member table:name="13.maj" table:display="true" table:show-details="false"/>
                <table:data-pilot-member table:name="14.maj" table:display="true" table:show-details="false"/>
                <table:data-pilot-member table:name="15.maj" table:display="true" table:show-details="false"/>
                <table:data-pilot-member table:name="16.maj" table:display="true" table:show-details="false"/>
                <table:data-pilot-member table:name="17.maj" table:display="true" table:show-details="false"/>
                <table:data-pilot-member table:name="18.maj" table:display="true" table:show-details="false"/>
                <table:data-pilot-member table:name="19.maj" table:display="true" table:show-details="false"/>
                <table:data-pilot-member table:name="20.maj" table:display="true" table:show-details="false"/>
                <table:data-pilot-member table:name="21.maj" table:display="true" table:show-details="false"/>
                <table:data-pilot-member table:name="22.maj" table:display="true" table:show-details="false"/>
                <table:data-pilot-member table:name="23.maj" table:display="true" table:show-details="false"/>
                <table:data-pilot-member table:name="24.maj" table:display="true" table:show-details="false"/>
                <table:data-pilot-member table:name="25.maj" table:display="true" table:show-details="false"/>
                <table:data-pilot-member table:name="26.maj" table:display="true" table:show-details="false"/>
                <table:data-pilot-member table:name="27.maj" table:display="true" table:show-details="false"/>
                <table:data-pilot-member table:name="28.maj" table:display="true" table:show-details="false"/>
                <table:data-pilot-member table:name="29.maj" table:display="true" table:show-details="false"/>
                <table:data-pilot-member table:name="30.maj" table:display="true" table:show-details="false"/>
                <table:data-pilot-member table:name="31.maj" table:display="true" table:show-details="false"/>
                <table:data-pilot-member table:name="01.cze" table:display="true" table:show-details="false"/>
                <table:data-pilot-member table:name="02.cze" table:display="true" table:show-details="false"/>
                <table:data-pilot-member table:name="03.cze" table:display="true" table:show-details="false"/>
                <table:data-pilot-member table:name="04.cze" table:display="true" table:show-details="false"/>
                <table:data-pilot-member table:name="05.cze" table:display="true" table:show-details="false"/>
                <table:data-pilot-member table:name="06.cze" table:display="true" table:show-details="false"/>
                <table:data-pilot-member table:name="07.cze" table:display="true" table:show-details="false"/>
                <table:data-pilot-member table:name="08.cze" table:display="true" table:show-details="false"/>
                <table:data-pilot-member table:name="09.cze" table:display="true" table:show-details="false"/>
                <table:data-pilot-member table:name="10.cze" table:display="true" table:show-details="false"/>
                <table:data-pilot-member table:name="11.cze" table:display="true" table:show-details="false"/>
                <table:data-pilot-member table:name="12.cze" table:display="true" table:show-details="false"/>
                <table:data-pilot-member table:name="13.cze" table:display="true" table:show-details="false"/>
                <table:data-pilot-member table:name="14.cze" table:display="true" table:show-details="false"/>
                <table:data-pilot-member table:name="15.cze" table:display="true" table:show-details="false"/>
                <table:data-pilot-member table:name="16.cze" table:display="true" table:show-details="false"/>
                <table:data-pilot-member table:name="17.cze" table:display="true" table:show-details="false"/>
                <table:data-pilot-member table:name="18.cze" table:display="true" table:show-details="false"/>
                <table:data-pilot-member table:name="19.cze" table:display="true" table:show-details="false"/>
                <table:data-pilot-member table:name="20.cze" table:display="true" table:show-details="false"/>
                <table:data-pilot-member table:name="21.cze" table:display="true" table:show-details="false"/>
                <table:data-pilot-member table:name="22.cze" table:display="true" table:show-details="false"/>
                <table:data-pilot-member table:name="23.cze" table:display="true" table:show-details="false"/>
                <table:data-pilot-member table:name="24.cze" table:display="true" table:show-details="false"/>
                <table:data-pilot-member table:name="25.cze" table:display="true" table:show-details="false"/>
                <table:data-pilot-member table:name="26.cze" table:display="true" table:show-details="false"/>
                <table:data-pilot-member table:name="27.cze" table:display="true" table:show-details="false"/>
                <table:data-pilot-member table:name="28.cze" table:display="true" table:show-details="false"/>
                <table:data-pilot-member table:name="29.cze" table:display="true" table:show-details="false"/>
                <table:data-pilot-member table:name="30.cze" table:display="true" table:show-details="false"/>
                <table:data-pilot-member table:name="01.lip" table:display="true" table:show-details="false"/>
                <table:data-pilot-member table:name="02.lip" table:display="true" table:show-details="false"/>
                <table:data-pilot-member table:name="03.lip" table:display="true" table:show-details="false"/>
                <table:data-pilot-member table:name="04.lip" table:display="true" table:show-details="false"/>
                <table:data-pilot-member table:name="05.lip" table:display="true" table:show-details="false"/>
                <table:data-pilot-member table:name="06.lip" table:display="true" table:show-details="false"/>
                <table:data-pilot-member table:name="07.lip" table:display="true" table:show-details="false"/>
                <table:data-pilot-member table:name="08.lip" table:display="true" table:show-details="false"/>
                <table:data-pilot-member table:name="09.lip" table:display="true" table:show-details="false"/>
                <table:data-pilot-member table:name="10.lip" table:display="true" table:show-details="false"/>
                <table:data-pilot-member table:name="11.lip" table:display="true" table:show-details="false"/>
                <table:data-pilot-member table:name="12.lip" table:display="true" table:show-details="false"/>
                <table:data-pilot-member table:name="13.lip" table:display="true" table:show-details="false"/>
                <table:data-pilot-member table:name="14.lip" table:display="true" table:show-details="false"/>
                <table:data-pilot-member table:name="15.lip" table:display="true" table:show-details="false"/>
                <table:data-pilot-member table:name="16.lip" table:display="true" table:show-details="false"/>
                <table:data-pilot-member table:name="17.lip" table:display="true" table:show-details="false"/>
                <table:data-pilot-member table:name="18.lip" table:display="true" table:show-details="false"/>
                <table:data-pilot-member table:name="19.lip" table:display="true" table:show-details="false"/>
                <table:data-pilot-member table:name="20.lip" table:display="true" table:show-details="false"/>
                <table:data-pilot-member table:name="21.lip" table:display="true" table:show-details="false"/>
                <table:data-pilot-member table:name="22.lip" table:display="true" table:show-details="false"/>
                <table:data-pilot-member table:name="23.lip" table:display="true" table:show-details="false"/>
                <table:data-pilot-member table:name="24.lip" table:display="true" table:show-details="false"/>
                <table:data-pilot-member table:name="25.lip" table:display="true" table:show-details="false"/>
                <table:data-pilot-member table:name="26.lip" table:display="true" table:show-details="false"/>
                <table:data-pilot-member table:name="27.lip" table:display="true" table:show-details="false"/>
                <table:data-pilot-member table:name="28.lip" table:display="true" table:show-details="false"/>
                <table:data-pilot-member table:name="29.lip" table:display="true" table:show-details="false"/>
                <table:data-pilot-member table:name="30.lip" table:display="true" table:show-details="false"/>
                <table:data-pilot-member table:name="31.lip" table:display="true" table:show-details="false"/>
                <table:data-pilot-member table:name="01.sie" table:display="true" table:show-details="false"/>
                <table:data-pilot-member table:name="02.sie" table:display="true" table:show-details="false"/>
                <table:data-pilot-member table:name="03.sie" table:display="true" table:show-details="false"/>
                <table:data-pilot-member table:name="04.sie" table:display="true" table:show-details="false"/>
                <table:data-pilot-member table:name="05.sie" table:display="true" table:show-details="false"/>
                <table:data-pilot-member table:name="06.sie" table:display="true" table:show-details="false"/>
                <table:data-pilot-member table:name="07.sie" table:display="true" table:show-details="false"/>
                <table:data-pilot-member table:name="08.sie" table:display="true" table:show-details="false"/>
                <table:data-pilot-member table:name="09.sie" table:display="true" table:show-details="false"/>
                <table:data-pilot-member table:name="10.sie" table:display="true" table:show-details="false"/>
                <table:data-pilot-member table:name="11.sie" table:display="true" table:show-details="false"/>
                <table:data-pilot-member table:name="12.sie" table:display="true" table:show-details="false"/>
                <table:data-pilot-member table:name="13.sie" table:display="true" table:show-details="false"/>
                <table:data-pilot-member table:name="14.sie" table:display="true" table:show-details="false"/>
                <table:data-pilot-member table:name="15.sie" table:display="true" table:show-details="false"/>
                <table:data-pilot-member table:name="16.sie" table:display="true" table:show-details="false"/>
                <table:data-pilot-member table:name="17.sie" table:display="true" table:show-details="false"/>
                <table:data-pilot-member table:name="18.sie" table:display="true" table:show-details="false"/>
                <table:data-pilot-member table:name="19.sie" table:display="true" table:show-details="false"/>
                <table:data-pilot-member table:name="20.sie" table:display="true" table:show-details="false"/>
                <table:data-pilot-member table:name="21.sie" table:display="true" table:show-details="false"/>
                <table:data-pilot-member table:name="22.sie" table:display="true" table:show-details="false"/>
                <table:data-pilot-member table:name="23.sie" table:display="true" table:show-details="false"/>
                <table:data-pilot-member table:name="24.sie" table:display="true" table:show-details="false"/>
                <table:data-pilot-member table:name="25.sie" table:display="true" table:show-details="false"/>
                <table:data-pilot-member table:name="26.sie" table:display="true" table:show-details="false"/>
                <table:data-pilot-member table:name="27.sie" table:display="true" table:show-details="false"/>
                <table:data-pilot-member table:name="28.sie" table:display="true" table:show-details="false"/>
                <table:data-pilot-member table:name="29.sie" table:display="true" table:show-details="false"/>
                <table:data-pilot-member table:name="30.sie" table:display="true" table:show-details="false"/>
                <table:data-pilot-member table:name="31.sie" table:display="true" table:show-details="false"/>
                <table:data-pilot-member table:name="01.wrz" table:display="true" table:show-details="false"/>
                <table:data-pilot-member table:name="02.wrz" table:display="true" table:show-details="false"/>
                <table:data-pilot-member table:name="03.wrz" table:display="true" table:show-details="false"/>
                <table:data-pilot-member table:name="04.wrz" table:display="true" table:show-details="false"/>
                <table:data-pilot-member table:name="05.wrz" table:display="true" table:show-details="false"/>
                <table:data-pilot-member table:name="06.wrz" table:display="true" table:show-details="false"/>
                <table:data-pilot-member table:name="07.wrz" table:display="true" table:show-details="false"/>
                <table:data-pilot-member table:name="08.wrz" table:display="true" table:show-details="false"/>
                <table:data-pilot-member table:name="09.wrz" table:display="true" table:show-details="false"/>
                <table:data-pilot-member table:name="10.wrz" table:display="true" table:show-details="false"/>
                <table:data-pilot-member table:name="11.wrz" table:display="true" table:show-details="false"/>
                <table:data-pilot-member table:name="12.wrz" table:display="true" table:show-details="false"/>
                <table:data-pilot-member table:name="13.wrz" table:display="true" table:show-details="false"/>
                <table:data-pilot-member table:name="14.wrz" table:display="true" table:show-details="false"/>
                <table:data-pilot-member table:name="15.wrz" table:display="true" table:show-details="false"/>
                <table:data-pilot-member table:name="16.wrz" table:display="true" table:show-details="false"/>
                <table:data-pilot-member table:name="17.wrz" table:display="true" table:show-details="false"/>
                <table:data-pilot-member table:name="18.wrz" table:display="true" table:show-details="false"/>
                <table:data-pilot-member table:name="19.wrz" table:display="true" table:show-details="false"/>
                <table:data-pilot-member table:name="20.wrz" table:display="true" table:show-details="false"/>
                <table:data-pilot-member table:name="21.wrz" table:display="true" table:show-details="false"/>
                <table:data-pilot-member table:name="22.wrz" table:display="true" table:show-details="false"/>
                <table:data-pilot-member table:name="23.wrz" table:display="true" table:show-details="false"/>
                <table:data-pilot-member table:name="24.wrz" table:display="true" table:show-details="false"/>
                <table:data-pilot-member table:name="25.wrz" table:display="true" table:show-details="false"/>
                <table:data-pilot-member table:name="26.wrz" table:display="true" table:show-details="false"/>
                <table:data-pilot-member table:name="27.wrz" table:display="true" table:show-details="false"/>
                <table:data-pilot-member table:name="28.wrz" table:display="true" table:show-details="false"/>
                <table:data-pilot-member table:name="29.wrz" table:display="true" table:show-details="false"/>
                <table:data-pilot-member table:name="30.wrz" table:display="true" table:show-details="false"/>
                <table:data-pilot-member table:name="01.paź" table:display="true" table:show-details="false"/>
                <table:data-pilot-member table:name="02.paź" table:display="true" table:show-details="false"/>
                <table:data-pilot-member table:name="03.paź" table:display="true" table:show-details="false"/>
                <table:data-pilot-member table:name="04.paź" table:display="true" table:show-details="false"/>
                <table:data-pilot-member table:name="05.paź" table:display="true" table:show-details="false"/>
                <table:data-pilot-member table:name="06.paź" table:display="true" table:show-details="false"/>
                <table:data-pilot-member table:name="07.paź" table:display="true" table:show-details="false"/>
                <table:data-pilot-member table:name="08.paź" table:display="true" table:show-details="false"/>
                <table:data-pilot-member table:name="09.paź" table:display="true" table:show-details="false"/>
                <table:data-pilot-member table:name="10.paź" table:display="true" table:show-details="false"/>
                <table:data-pilot-member table:name="11.paź" table:display="true" table:show-details="false"/>
                <table:data-pilot-member table:name="12.paź" table:display="true" table:show-details="false"/>
                <table:data-pilot-member table:name="13.paź" table:display="true" table:show-details="false"/>
                <table:data-pilot-member table:name="14.paź" table:display="true" table:show-details="false"/>
                <table:data-pilot-member table:name="15.paź" table:display="true" table:show-details="false"/>
                <table:data-pilot-member table:name="16.paź" table:display="true" table:show-details="false"/>
                <table:data-pilot-member table:name="17.paź" table:display="true" table:show-details="false"/>
                <table:data-pilot-member table:name="18.paź" table:display="true" table:show-details="false"/>
                <table:data-pilot-member table:name="19.paź" table:display="true" table:show-details="false"/>
                <table:data-pilot-member table:name="20.paź" table:display="true" table:show-details="false"/>
                <table:data-pilot-member table:name="21.paź" table:display="true" table:show-details="false"/>
                <table:data-pilot-member table:name="22.paź" table:display="true" table:show-details="false"/>
                <table:data-pilot-member table:name="23.paź" table:display="true" table:show-details="false"/>
                <table:data-pilot-member table:name="24.paź" table:display="true" table:show-details="false"/>
                <table:data-pilot-member table:name="25.paź" table:display="true" table:show-details="false"/>
                <table:data-pilot-member table:name="26.paź" table:display="true" table:show-details="false"/>
                <table:data-pilot-member table:name="27.paź" table:display="true" table:show-details="false"/>
                <table:data-pilot-member table:name="28.paź" table:display="true" table:show-details="false"/>
                <table:data-pilot-member table:name="29.paź" table:display="true" table:show-details="false"/>
                <table:data-pilot-member table:name="30.paź" table:display="true" table:show-details="false"/>
                <table:data-pilot-member table:name="31.paź" table:display="true" table:show-details="false"/>
                <table:data-pilot-member table:name="01.lis" table:display="true" table:show-details="false"/>
                <table:data-pilot-member table:name="02.lis" table:display="true" table:show-details="false"/>
                <table:data-pilot-member table:name="03.lis" table:display="true" table:show-details="false"/>
                <table:data-pilot-member table:name="04.lis" table:display="true" table:show-details="false"/>
                <table:data-pilot-member table:name="05.lis" table:display="true" table:show-details="false"/>
                <table:data-pilot-member table:name="06.lis" table:display="true" table:show-details="false"/>
                <table:data-pilot-member table:name="07.lis" table:display="true" table:show-details="false"/>
                <table:data-pilot-member table:name="08.lis" table:display="true" table:show-details="false"/>
                <table:data-pilot-member table:name="09.lis" table:display="true" table:show-details="false"/>
                <table:data-pilot-member table:name="10.lis" table:display="true" table:show-details="false"/>
                <table:data-pilot-member table:name="11.lis" table:display="true" table:show-details="false"/>
                <table:data-pilot-member table:name="12.lis" table:display="true" table:show-details="false"/>
                <table:data-pilot-member table:name="13.lis" table:display="true" table:show-details="false"/>
                <table:data-pilot-member table:name="14.lis" table:display="true" table:show-details="false"/>
                <table:data-pilot-member table:name="15.lis" table:display="true" table:show-details="false"/>
                <table:data-pilot-member table:name="16.lis" table:display="true" table:show-details="false"/>
                <table:data-pilot-member table:name="17.lis" table:display="true" table:show-details="false"/>
                <table:data-pilot-member table:name="18.lis" table:display="true" table:show-details="false"/>
                <table:data-pilot-member table:name="19.lis" table:display="true" table:show-details="false"/>
                <table:data-pilot-member table:name="20.lis" table:display="true" table:show-details="false"/>
                <table:data-pilot-member table:name="21.lis" table:display="true" table:show-details="false"/>
                <table:data-pilot-member table:name="22.lis" table:display="true" table:show-details="false"/>
                <table:data-pilot-member table:name="23.lis" table:display="true" table:show-details="false"/>
                <table:data-pilot-member table:name="24.lis" table:display="true" table:show-details="false"/>
                <table:data-pilot-member table:name="25.lis" table:display="true" table:show-details="false"/>
                <table:data-pilot-member table:name="26.lis" table:display="true" table:show-details="false"/>
                <table:data-pilot-member table:name="27.lis" table:display="true" table:show-details="false"/>
                <table:data-pilot-member table:name="28.lis" table:display="true" table:show-details="false"/>
                <table:data-pilot-member table:name="29.lis" table:display="true" table:show-details="false"/>
                <table:data-pilot-member table:name="30.lis" table:display="true" table:show-details="false"/>
                <table:data-pilot-member table:name="01.gru" table:display="true" table:show-details="false"/>
                <table:data-pilot-member table:name="02.gru" table:display="true" table:show-details="false"/>
                <table:data-pilot-member table:name="03.gru" table:display="true" table:show-details="false"/>
                <table:data-pilot-member table:name="04.gru" table:display="true" table:show-details="false"/>
                <table:data-pilot-member table:name="05.gru" table:display="true" table:show-details="false"/>
                <table:data-pilot-member table:name="06.gru" table:display="true" table:show-details="false"/>
                <table:data-pilot-member table:name="07.gru" table:display="true" table:show-details="false"/>
                <table:data-pilot-member table:name="08.gru" table:display="true" table:show-details="false"/>
                <table:data-pilot-member table:name="09.gru" table:display="true" table:show-details="false"/>
                <table:data-pilot-member table:name="10.gru" table:display="true" table:show-details="false"/>
                <table:data-pilot-member table:name="11.gru" table:display="true" table:show-details="false"/>
                <table:data-pilot-member table:name="12.gru" table:display="true" table:show-details="false"/>
                <table:data-pilot-member table:name="13.gru" table:display="true" table:show-details="false"/>
                <table:data-pilot-member table:name="14.gru" table:display="true" table:show-details="false"/>
                <table:data-pilot-member table:name="15.gru" table:display="true" table:show-details="false"/>
                <table:data-pilot-member table:name="16.gru" table:display="true" table:show-details="false"/>
                <table:data-pilot-member table:name="17.gru" table:display="true" table:show-details="false"/>
                <table:data-pilot-member table:name="18.gru" table:display="true" table:show-details="false"/>
                <table:data-pilot-member table:name="19.gru" table:display="true" table:show-details="false"/>
                <table:data-pilot-member table:name="20.gru" table:display="true" table:show-details="false"/>
                <table:data-pilot-member table:name="21.gru" table:display="true" table:show-details="false"/>
                <table:data-pilot-member table:name="22.gru" table:display="true" table:show-details="false"/>
                <table:data-pilot-member table:name="23.gru" table:display="true" table:show-details="false"/>
                <table:data-pilot-member table:name="24.gru" table:display="true" table:show-details="false"/>
                <table:data-pilot-member table:name="25.gru" table:display="true" table:show-details="false"/>
                <table:data-pilot-member table:name="26.gru" table:display="true" table:show-details="false"/>
                <table:data-pilot-member table:name="27.gru" table:display="true" table:show-details="false"/>
                <table:data-pilot-member table:name="28.gru" table:display="true" table:show-details="false"/>
                <table:data-pilot-member table:name="29.gru" table:display="true" table:show-details="false"/>
                <table:data-pilot-member table:name="30.gru" table:display="true" table:show-details="false"/>
                <table:data-pilot-member table:name="31.gru" table:display="true" table:show-details="false"/>
                <table:data-pilot-member table:name="&gt;01.01.2012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Data_wyp" table:date-start="auto" table:date-end="auto" table:grouped-by="days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jakub Schab</meta:initial-creator>
    <dc:creator>jakub Schab</dc:creator>
    <meta:creation-date>2024-03-10T22:47:13Z</meta:creation-date>
    <dc:date>2024-03-10T22:50:35Z</dc:date>
  </office:meta>
</office:document-meta>
</file>